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Verdana, Tahoma"/>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Consolas, 'Courier New', monospace"/>
    <style:font-face style:name="Fira Code1" svg:font-family="'Fira Code'" style:font-family-generic="modern" style:font-pitch="fixed"/>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 Light" svg:font-family="'Lato Light'" style:font-adornments="Regular"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office:font-face-decls>
  <office:automatic-styles>
    <style:style style:name="P1" style:family="paragraph" style:parent-style-name="Standard">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3"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72277" fo:background-color="transparent" style:font-size-asian="10pt" style:font-weight-asian="normal" style:font-size-complex="10pt" style:font-weight-complex="normal" loext:padding="0in" loext:border="none"/>
    </style:style>
    <style:style style:name="P4"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5"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in" loext:border="none"/>
    </style:style>
    <style:style style:name="P6" style:family="paragraph" style:parent-style-name="Standard">
      <style:paragraph-properties fo:margin-top="0in" fo:margin-bottom="0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7" style:family="paragraph" style:parent-style-name="Standard">
      <style:paragraph-properties fo:margin-top="0in" fo:margin-bottom="0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8" style:family="paragraph" style:parent-style-name="Standard">
      <style:paragraph-properties fo:margin-top="0in" fo:margin-bottom="0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9" style:family="paragraph" style:parent-style-name="Standard">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72277" fo:background-color="transparent" style:font-size-asian="10pt" style:font-weight-asian="normal" style:font-size-complex="10pt" style:font-weight-complex="normal" loext:padding="0in" loext:border="none"/>
    </style:style>
    <style:style style:name="P10"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non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09e41" fo:background-color="transparent" style:font-size-asian="10pt" style:font-weight-asian="normal" style:font-size-complex="10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12" style:family="paragraph" style:parent-style-name="Standard">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size-asian="10pt" style:font-weight-asian="normal" style:font-size-complex="10pt" style:font-weight-complex="normal" loext:padding="0in" loext:border="none"/>
    </style:style>
    <style:style style:name="P13"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size-asian="10pt" style:font-weight-asian="normal" style:font-size-complex="10pt" style:font-weight-complex="normal" loext:padding="0in" loext:border="none"/>
    </style:style>
    <style:style style:name="P14"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72277" fo:background-color="transparent" style:font-size-asian="10pt" style:font-weight-asian="normal" style:font-size-complex="10pt" style:font-weight-complex="normal" loext:padding="0in" loext:border="none"/>
    </style:style>
    <style:style style:name="P1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5e9f9c" officeooo:paragraph-rsid="02293e94" fo:background-color="transparent" style:font-size-asian="10pt" style:font-weight-asian="bold" style:font-size-complex="10pt" style:font-weight-complex="bold" loext:padding="0in" loext:border="none"/>
    </style:style>
    <style:style style:name="P1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e1463" fo:background-color="transparent" style:font-name-asian="Noto Sans Mono CJK SC" style:font-size-asian="10pt" style:font-weight-asian="normal" style:font-name-complex="Liberation Mono" style:font-size-complex="10pt" style:font-weight-complex="normal" loext:padding="0in" loext:border="none"/>
    </style:style>
    <style:style style:name="P1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1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1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20" style:family="paragraph" style:parent-style-name="Standard" style:master-page-name="">
      <loext:graphic-properties draw:fill="none"/>
      <style:paragraph-properties fo:margin-left="0in" fo:margin-right="0in" fo:margin-top="0in" fo:margin-bottom="0.0799in" style:contextual-spacing="false" fo:text-align="start" style:justify-single-word="false" fo:text-indent="0in" style:auto-text-indent="false" style:page-number="auto" fo:background-color="transparent"/>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2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2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23"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name-asian="Noto Sans Mono CJK SC" style:font-size-asian="10pt" style:font-weight-asian="normal" style:font-name-complex="Liberation Mono" style:font-size-complex="10pt" style:font-weight-complex="normal" loext:padding="0in" loext:border="none"/>
    </style:style>
    <style:style style:name="P24"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25"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26" style:family="paragraph" style:parent-style-name="Standard">
      <loext:graphic-properties draw:fill-hatch-name="hatch"/>
      <style:paragraph-properties fo:margin-left="0in" fo:margin-right="0in" fo:margin-top="0in" fo:margin-bottom="0.0598in" style:contextual-spacing="false" style:line-height-at-least="0.198in" fo:text-align="start" style:justify-single-word="false" fo:text-indent="0in" style:auto-text-indent="false" fo:padding="0.0598in" fo:border="0.06pt solid #000000"/>
      <style:text-properties fo:font-variant="normal" fo:text-transform="none" fo:color="#0000ff" loext:opacity="100%" style:font-name="Consolas1" fo:font-size="10pt" fo:letter-spacing="normal" fo:language="en" fo:country="GB" fo:font-style="normal" style:text-underline-style="solid" style:text-underline-width="auto" style:text-underline-color="font-color" fo:font-weight="normal" officeooo:rsid="021f25c9" officeooo:paragraph-rsid="021f6423" fo:background-color="transparent" style:font-size-asian="10pt" style:font-weight-asian="normal" style:font-size-complex="10pt" style:font-weight-complex="normal" loext:padding="0in" loext:border="none"/>
    </style:style>
    <style:style style:name="P27" style:family="paragraph" style:parent-style-name="Standard">
      <style:paragraph-properties fo:margin-top="0in" fo:margin-bottom="0in" style:contextual-spacing="false" style:line-height-at-least="0.198in"/>
      <style:text-properties fo:font-variant="normal" fo:text-transform="none" fo:color="#0000ff" loext:opacity="100%" style:font-name="Consolas1"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8" style:family="paragraph" style:parent-style-name="Standard">
      <style:paragraph-properties fo:margin-top="0in" fo:margin-bottom="0in" style:contextual-spacing="false" style:line-height-at-least="0.198in"/>
      <style:text-properties fo:font-variant="normal" fo:text-transform="none" fo:color="#0000ff" loext:opacity="100%" style:font-name="Consolas1" fo:font-size="10pt" fo:letter-spacing="-0.0102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30" style:family="paragraph" style:parent-style-name="Standard">
      <style:paragraph-properties style:line-height-at-least="0.198in"/>
      <style:text-properties fo:font-variant="normal" fo:text-transform="none" fo:color="#333333" loext:opacity="100%" style:font-name="Consolas1" fo:font-size="10pt" fo:letter-spacing="normal" fo:font-style="normal" fo:font-weight="normal" fo:background-color="transparent" style:font-size-asian="10pt" style:font-size-complex="10pt"/>
    </style:style>
    <style:style style:name="P3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2e1463" fo:background-color="transparent" style:font-name-asian="Noto Sans Mono CJK SC" style:font-size-asian="10pt" style:font-weight-asian="normal" style:font-name-complex="Liberation Mono" style:font-size-complex="10pt" style:font-weight-complex="normal" loext:padding="0in" loext:border="none"/>
    </style:style>
    <style:style style:name="P3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3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1410b7" fo:background-color="transparent" style:font-name-asian="Noto Sans Mono CJK SC" style:font-size-asian="10pt" style:font-weight-asian="normal" style:font-name-complex="Liberation Mono" style:font-size-complex="10pt" style:font-weight-complex="normal" loext:padding="0in" loext:border="none"/>
    </style:style>
    <style:style style:name="P34" style:family="paragraph" style:parent-style-name="Preformatted_20_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35" style:family="paragraph" style:parent-style-name="Preformatted_20_Text">
      <style:paragraph-properties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36"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37" style:family="paragraph" style:parent-style-name="Preformatted_20_Text">
      <style:paragraph-properties style:line-height-at-least="0.198in"/>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38"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9"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40" style:family="paragraph" style:parent-style-name="Standard">
      <loext:graphic-properties draw:fill="none"/>
      <style:paragraph-properties fo:margin-left="0in" fo:margin-right="0in" fo:margin-top="0in" fo:margin-bottom="0.1598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41"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42"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43" style:family="paragraph" style:parent-style-name="Preformatted_20_Text">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44"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45" style:family="paragraph" style:parent-style-name="Preformatted_20_Text">
      <style:paragraph-properties style:line-height-at-least="0.198in"/>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in" loext:border="none"/>
    </style:style>
    <style:style style:name="P46" style:family="paragraph" style:parent-style-name="Preformatted_20_Text">
      <style:paragraph-properties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in" loext:border="none"/>
    </style:style>
    <style:style style:name="P47" style:family="paragraph" style:parent-style-name="Preformatted_20_Text">
      <style:paragraph-properties fo:margin-left="0in" fo:margin-right="0in" fo:margin-top="0in" fo:margin-bottom="0.1in" style:contextual-spacing="false" fo:text-align="start" style:justify-single-word="false" fo:text-indent="0in" style:auto-text-indent="false"/>
      <style:text-properties fo:font-variant="normal" fo:text-transform="none" fo:color="#333333" loext:opacity="100%" style:font-name="Consolas1" fo:font-size="10pt" fo:letter-spacing="normal" officeooo:paragraph-rsid="021410b7" style:font-size-asian="10pt" style:font-size-complex="10pt"/>
    </style:style>
    <style:style style:name="P4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4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93e94" fo:background-color="transparent" style:font-size-asian="11pt" style:font-weight-asian="normal" style:font-size-complex="11pt" style:font-weight-complex="normal" loext:padding="0in" loext:border="none"/>
    </style:style>
    <style:style style:name="P51" style:family="paragraph" style:parent-style-name="Preformatted_20_Text">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32b88d"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15f632"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16ca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51f274" fo:background-color="transparent" style:font-size-asian="11pt" style:font-weight-asian="normal" style:font-size-complex="11pt" style:font-weight-complex="normal" loext:padding="0in" loext:border="none"/>
    </style:style>
    <style:style style:name="P57" style:family="paragraph" style:parent-style-name="Standard">
      <loext:graphic-properties draw:fill-hatch-name="hatch"/>
      <style:paragraph-properties fo:margin-left="0in" fo:margin-right="0in" fo:margin-top="0in" fo:margin-bottom="0.0201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1pt" fo:letter-spacing="normal" fo:language="en" fo:country="GB" fo:font-style="normal" style:text-underline-style="none" fo:font-weight="normal" officeooo:rsid="0253c0c0" officeooo:paragraph-rsid="0253c0c0"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59"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60" style:family="paragraph" style:parent-style-name="Standard">
      <style:paragraph-properties fo:margin-top="0in" fo:margin-bottom="0.0201in" style:contextual-spacing="false" style:line-height-at-least="0.198in"/>
      <style:text-properties fo:font-variant="normal" fo:text-transform="none" style:use-window-font-color="true" loext:opacity="0%" style:font-name="Lato1" fo:font-size="11pt" fo:letter-spacing="normal" fo:language="en" fo:country="GB" fo:font-style="normal" style:text-underline-style="none" fo:font-weight="normal" officeooo: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61" style:family="paragraph" style:parent-style-name="Standard">
      <loext:graphic-properties draw:fill="solid" draw:fill-color="#333333" draw:fill-gradient-name="gradient"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2381b53" fo:background-color="transparent" style:font-size-asian="11pt" style:font-weight-asian="bold" style:font-size-complex="11pt" style:font-weight-complex="bold" loext:padding="0in" loext:border="none"/>
    </style:style>
    <style:style style:name="P62"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63"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64" style:family="paragraph" style:parent-style-name="Standard">
      <style:paragraph-properties fo:margin-left="0in" fo:margin-right="0in" fo:margin-top="0in" fo:margin-bottom="0.1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name-asian="Noto Sans Mono CJK SC" style:font-size-asian="11pt" style:font-weight-asian="normal" style:font-name-complex="Liberation Mono" style:font-size-complex="11pt" style:font-weight-complex="normal" loext:padding="0in" loext:border="none"/>
    </style:style>
    <style:style style:name="P65"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485c5"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67" style:family="paragraph" style:parent-style-name="Preformatted_20_Text">
      <style:paragraph-properties fo:margin-left="0in" fo:margin-right="0in" fo:margin-top="0in" fo:margin-bottom="0.1181in" style:contextual-spacing="false" style:line-height-at-least="0.198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68" style:family="paragraph" style:parent-style-name="Standard" style:master-page-name="">
      <loext:graphic-properties draw:fill-gradient-name="gradient" draw:fill-hatch-name="hatch"/>
      <style:paragraph-properties fo:margin-left="0in" fo:margin-right="0in" fo:margin-top="0in" fo:margin-bottom="0.0799in" style:contextual-spacing="false" fo:text-align="start" style:justify-single-word="false" fo:text-indent="0in" style:auto-text-indent="false" style:page-number="auto"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size-asian="11pt" style:font-weight-asian="normal" style:font-size-complex="11pt" style:font-weight-complex="normal" loext:padding="0in" loext:border="none"/>
    </style:style>
    <style:style style:name="P6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83522"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71" style:family="paragraph" style:parent-style-name="Standard">
      <loext:graphic-properties draw:fill-hatch-name="hatch"/>
      <style:paragraph-properties fo:margin-left="0in" fo:margin-right="0in" fo:margin-top="0in" fo:margin-bottom="0.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3"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24d1b" fo:background-color="transparent" style:font-size-asian="11pt" style:font-weight-asian="normal" style:font-size-complex="11pt" style:font-weight-complex="normal" loext:padding="0in" loext:border="none"/>
    </style:style>
    <style:style style:name="P75"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83522" officeooo:paragraph-rsid="021f6423"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font-style="normal" fo:font-weight="normal" officeooo:paragraph-rsid="0221c0c5"/>
    </style:style>
    <style:style style:name="P7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7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7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1" style:family="paragraph" style:parent-style-name="Heading_20_2">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8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85"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86" style:family="paragraph" style:parent-style-name="Heading_20_1">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183522" fo:background-color="transparent" style:font-size-asian="14pt" style:font-weight-asian="bold" style:font-size-complex="14pt" style:font-weight-complex="bold" loext:padding="0in" loext:border="none"/>
    </style:style>
    <style:style style:name="P8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2ff9a6" fo:background-color="transparent" style:font-size-asian="14pt" style:font-weight-asian="bold" style:font-size-complex="14pt" style:font-weight-complex="bold" loext:padding="0in" loext:border="none"/>
    </style:style>
    <style:style style:name="P88"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51f274" fo:background-color="transparent" style:font-size-asian="14pt" style:font-weight-asian="bold" style:font-size-complex="14pt" style:font-weight-complex="bold" loext:padding="0in" loext:border="none"/>
    </style:style>
    <style:style style:name="P8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53c0c0" fo:background-color="transparent" style:font-size-asian="14pt" style:font-weight-asian="bold" style:font-size-complex="14pt" style:font-weight-complex="bold" loext:padding="0in" loext:border="none"/>
    </style:style>
    <style:style style:name="P9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253c0c0" officeooo:paragraph-rsid="0253c0c0" fo:background-color="transparent" style:font-size-asian="14pt" style:font-weight-asian="bold" style:font-size-complex="14pt" style:font-weight-complex="bold" loext:padding="0in" loext:border="none"/>
    </style:style>
    <style:style style:name="P9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officeooo:paragraph-rsid="02216cae" fo:background-color="transparent" style:font-size-asian="10pt" style:font-weight-asian="normal" style:font-size-complex="10pt" style:font-weight-complex="normal" loext:padding="0in" loext:border="none"/>
    </style:style>
    <style:style style:name="P9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officeooo:paragraph-rsid="0221c0c5" fo:background-color="transparent" style:font-size-asian="10pt" style:font-weight-asian="normal" style:font-size-complex="10pt" style:font-weight-complex="normal" loext:padding="0in" loext:border="none"/>
    </style:style>
    <style:style style:name="P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239a14" fo:background-color="transparent" style:font-size-asian="11pt" style:font-weight-asian="normal" style:font-size-complex="11pt" style:font-weight-complex="normal" loext:padding="0in" loext:border="none"/>
    </style:style>
    <style:style style:name="P9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51f274" fo:background-color="transparent" style:font-size-asian="11pt" style:font-weight-asian="normal" style:font-size-complex="11pt" style:font-weight-complex="normal" loext:padding="0in" loext:border="none"/>
    </style:style>
    <style:style style:name="P9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99"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00"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0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102"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103"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104"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ae4c7" officeooo:paragraph-rsid="022ae4c7" fo:background-color="transparent" style:font-name-asian="Noto Sans Mono CJK SC" style:font-size-asian="11pt" style:font-weight-asian="normal" style:font-name-complex="Liberation Mono" style:font-size-complex="11pt" style:font-weight-complex="normal" loext:padding="0in" loext:border="none"/>
    </style:style>
    <style:style style:name="P105" style:family="paragraph" style:parent-style-name="Standard">
      <loext:graphic-properties draw:fill="solid" draw:fill-color="#333333" draw:fill-gradient-name="Gradient_20_4"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06"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005e96b" fo:background-color="transparent" style:font-size-asian="10.5pt" style:font-weight-asian="bold" style:font-size-complex="10.5pt" style:font-weight-complex="bold" loext:padding="0in" loext:border="none"/>
    </style:style>
    <style:style style:name="P107"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224d5b3" fo:background-color="transparent" style:font-size-asian="10.5pt" style:font-weight-asian="bold" style:font-size-complex="10.5pt" style:font-weight-complex="bold" loext:padding="0in" loext:border="none"/>
    </style:style>
    <style:style style:name="P108" style:family="paragraph" style:parent-style-name="Standard">
      <loext:graphic-properties draw:fill="solid" draw:fill-color="#333333" draw:fill-gradient-name="Gradient_20_7"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224d5b3" officeooo:paragraph-rsid="022c7c57" fo:background-color="transparent" style:font-name-asian="Noto Sans Mono CJK SC" style:font-size-asian="10.5pt" style:font-weight-asian="bold" style:font-name-complex="Liberation Mono" style:font-size-complex="10.5pt" style:font-weight-complex="bold" loext:padding="0in" loext:border="none"/>
    </style:style>
    <style:style style:name="P109"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2183522"/>
    </style:style>
    <style:style style:name="P110"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2183522"/>
    </style:style>
    <style:style style:name="P11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251f274"/>
    </style:style>
    <style:style style:name="P112"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fo:letter-spacing="normal" fo:font-style="normal" fo:font-weight="normal" officeooo:paragraph-rsid="02197a68"/>
    </style:style>
    <style:style style:name="P113"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114" style:family="paragraph" style:parent-style-name="Preformatted_20_Text">
      <loext:graphic-properties draw:fill-hatch-name="hatch"/>
      <style:paragraph-properties fo:margin-top="0in" fo:margin-bottom="0.1965in" style:contextual-spacing="false" fo:orphans="2" fo:widows="2" fo:padding="0.0598in" fo:border="0.06pt solid #000000"/>
      <style:text-properties fo:font-variant="normal" fo:text-transform="none" fo:color="#000000" loext:opacity="100%" fo:letter-spacing="normal" fo:font-style="normal" fo:font-weight="normal"/>
    </style:style>
    <style:style style:name="P115" style:family="paragraph" style:parent-style-name="Preformatted_20_Text">
      <loext:graphic-properties draw:fill-gradient-name="gradient" draw:fill-hatch-name="hatch"/>
      <style:paragraph-properties fo:margin-top="0in" fo:margin-bottom="0.1965in" style:contextual-spacing="false" fo:orphans="2" fo:widows="2" fo:padding="0in" fo:border="none"/>
      <style:text-properties fo:font-variant="normal" fo:text-transform="none" fo:color="#000000" loext:opacity="100%" fo:letter-spacing="normal" fo:font-style="normal" fo:font-weight="normal" officeooo:paragraph-rsid="0232b88d"/>
    </style:style>
    <style:style style:name="P116"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fo:font-style="normal" fo:font-weight="normal" officeooo:paragraph-rsid="0232b88d"/>
    </style:style>
    <style:style style:name="P117"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fo:font-style="normal" fo:font-weight="normal"/>
    </style:style>
    <style:style style:name="P118"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officeooo:paragraph-rsid="02183522"/>
    </style:style>
    <style:style style:name="P119"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style:style>
    <style:style style:name="P120" style:family="paragraph" style:parent-style-name="Preformatted_20_Text">
      <loext:graphic-properties draw:fill-hatch-name="hatch"/>
      <style:paragraph-properties fo:margin-top="0in" fo:margin-bottom="0.1201in" style:contextual-spacing="false" fo:orphans="2" fo:widows="2" fo:padding="0.0598in" fo:border="0.06pt solid #000000"/>
      <style:text-properties fo:font-variant="normal" fo:text-transform="none" fo:color="#000000" loext:opacity="100%" fo:letter-spacing="normal" fo:font-style="normal" fo:font-weight="normal"/>
    </style:style>
    <style:style style:name="P121" style:family="paragraph" style:parent-style-name="Preformatted_20_Text">
      <style:paragraph-properties fo:margin-top="0in" fo:margin-bottom="0.1799in" style:contextual-spacing="false" fo:orphans="2" fo:widows="2"/>
      <style:text-properties fo:font-variant="normal" fo:text-transform="none" fo:color="#000000" loext:opacity="100%" fo:letter-spacing="normal" fo:font-style="normal" fo:font-weight="normal" officeooo:paragraph-rsid="02381b53"/>
    </style:style>
    <style:style style:name="P122" style:family="paragraph" style:parent-style-name="Preformatted_20_Text">
      <style:paragraph-properties fo:margin-top="0in" fo:margin-bottom="0.2598in" style:contextual-spacing="false" fo:orphans="2" fo:widows="2"/>
      <style:text-properties fo:font-variant="normal" fo:text-transform="none" fo:color="#000000" loext:opacity="100%" fo:letter-spacing="normal" fo:font-style="normal" fo:font-weight="normal" officeooo:paragraph-rsid="02381b53"/>
    </style:style>
    <style:style style:name="P12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478cb9"/>
    </style:style>
    <style:style style:name="P124" style:family="paragraph" style:parent-style-name="Preformatted_20_Text">
      <style:paragraph-properties fo:margin-top="0in" fo:margin-bottom="0.1575in" style:contextual-spacing="false" fo:orphans="2" fo:widows="2"/>
      <style:text-properties fo:font-variant="normal" fo:text-transform="none" fo:color="#000000" loext:opacity="100%" fo:letter-spacing="normal" fo:font-style="normal" fo:font-weight="normal"/>
    </style:style>
    <style:style style:name="P125" style:family="paragraph" style:parent-style-name="Preformatted_20_Text">
      <loext:graphic-properties draw:fill-gradient-name="gradient" draw:fill-hatch-name="hatch"/>
      <style:paragraph-properties fo:margin-top="0in" fo:margin-bottom="0in" style:contextual-spacing="false" fo:padding="0in" fo:border="none"/>
      <style:text-properties fo:font-variant="normal" fo:text-transform="none" fo:color="#000000" loext:opacity="100%" fo:letter-spacing="normal" fo:font-style="normal" fo:font-weight="normal" officeooo:paragraph-rsid="0232b88d"/>
    </style:style>
    <style:style style:name="P126" style:family="paragraph" style:parent-style-name="Preformatted_20_Text">
      <style:paragraph-properties fo:orphans="2" fo:widows="2"/>
      <style:text-properties fo:font-variant="normal" fo:text-transform="none" fo:color="#000000" loext:opacity="100%" fo:letter-spacing="normal"/>
    </style:style>
    <style:style style:name="P127"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style:style>
    <style:style style:name="P12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129"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officeooo:paragraph-rsid="02197a68"/>
    </style:style>
    <style:style style:name="P130"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officeooo:paragraph-rsid="02183522"/>
    </style:style>
    <style:style style:name="P131"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style:style>
    <style:style style:name="P132"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officeooo:paragraph-rsid="0232b88d"/>
    </style:style>
    <style:style style:name="P13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78cb9"/>
    </style:style>
    <style:style style:name="P13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ba7b7"/>
    </style:style>
    <style:style style:name="P135"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36"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fo:color="#000000" loext:opacity="10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37" style:family="paragraph" style:parent-style-name="Preformatted_20_Text">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fo:font-variant="normal" fo:text-transform="none" fo:color="#000000" loext:opacity="100%" style:font-name="Lato1" fo:font-size="14pt" fo:letter-spacing="normal" fo:language="en" fo:country="GB" fo:font-style="normal" style:text-underline-style="solid" style:text-underline-width="auto" style:text-underline-color="font-color" fo:font-weight="normal" officeooo:rsid="005e9f9c" officeooo:paragraph-rsid="0232b88d" fo:background-color="transparent" style:font-size-asian="14pt" style:font-weight-asian="bold" style:font-size-complex="14pt" style:font-weight-complex="bold" loext:padding="0in" loext:border="none"/>
    </style:style>
    <style:style style:name="P138" style:family="paragraph" style:parent-style-name="Preformatted_20_Text">
      <loext:graphic-properties draw:fill-hatch-name="hatch"/>
      <style:paragraph-properties style:line-height-at-least="0.198in" fo:padding="0.0598in" fo:border="0.06pt solid #000000"/>
      <style:text-properties fo:font-variant="normal" fo:text-transform="none" fo:color="#000000" loext:opacity="100%" style:font-name="Consolas1" fo:font-size="10pt" fo:letter-spacing="normal" fo:font-style="normal" fo:font-weight="normal" fo:background-color="transparent" style:font-size-asian="10pt" style:font-size-complex="10pt"/>
    </style:style>
    <style:style style:name="P13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41"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0pt" fo:letter-spacing="normal" fo:font-style="normal" fo:font-weight="normal" officeooo:paragraph-rsid="02209e41" fo:background-color="transparent" style:font-size-asian="10pt" style:font-size-complex="10pt"/>
    </style:style>
    <style:style style:name="P142"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0pt" fo:letter-spacing="normal" fo:font-style="normal" fo:font-weight="normal" officeooo:paragraph-rsid="0221129a" fo:background-color="transparent" style:font-size-asian="10pt" style:font-size-complex="10pt"/>
    </style:style>
    <style:style style:name="P143"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0pt" fo:letter-spacing="normal" fo:font-style="normal" fo:font-weight="normal" officeooo:paragraph-rsid="02216cae" fo:background-color="transparent" style:font-size-asian="10pt" style:font-size-complex="10pt"/>
    </style:style>
    <style:style style:name="P144" style:family="paragraph" style:parent-style-name="Standard">
      <style:paragraph-properties fo:margin-top="0in" fo:margin-bottom="0in" style:contextual-spacing="false" style:line-height-at-least="0.198in"/>
      <style:text-properties fo:font-variant="normal" fo:text-transform="none" fo:color="#127622" loext:opacity="100%" style:font-name="Consolas1" fo:font-size="10pt" fo:letter-spacing="-0.0043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145" style:family="paragraph" style:parent-style-name="Standard">
      <style:paragraph-properties fo:margin-top="0in" fo:margin-bottom="0in" style:contextual-spacing="false" style:line-height-at-least="0.198in"/>
      <style:text-properties fo:font-variant="normal" fo:text-transform="none" fo:color="#127622" loext:opacity="100%" style:font-name="Consolas1" fo:font-size="10pt" fo:letter-spacing="-0.0043in"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146" style:family="paragraph" style:parent-style-name="Standard">
      <style:paragraph-properties fo:margin-top="0in" fo:margin-bottom="0in" style:contextual-spacing="false" style:line-height-at-least="0.198in"/>
      <style:text-properties fo:font-variant="normal" fo:text-transform="none" fo:color="#127622" loext:opacity="100%" style:font-name="Consolas1" fo:font-size="10pt" fo:letter-spacing="-0.0043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1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9211e" loext:opacity="100%" style:font-name="Lato1" fo:font-size="11pt" fo:letter-spacing="normal" fo:language="en" fo:country="GB" fo:font-style="normal" style:text-underline-style="none" fo:font-weight="normal" officeooo:rsid="012986e1" officeooo:paragraph-rsid="01708a7b"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149"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15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669933" loext:opacity="100%" style:font-name="Consolas1" fo:font-size="10pt" fo:letter-spacing="-0.0102in" fo:language="en" fo:country="GB" fo:font-style="normal" style:text-underline-style="none" fo:font-weight="normal" officeooo:rsid="0005e96b" officeooo:paragraph-rsid="0251f274" fo:background-color="transparent" style:font-size-asian="10pt" style:font-weight-asian="normal" style:font-size-complex="10pt" style:font-weight-complex="normal" loext:padding="0in" loext:border="none"/>
    </style:style>
    <style:style style:name="P151" style:family="paragraph" style:parent-style-name="Standard">
      <style:text-properties fo:color="#0000ff" loext:opacity="100%" style:font-name="Consolas1" fo:font-size="10pt" style:font-size-asian="10pt" style:font-size-complex="10pt"/>
    </style:style>
    <style:style style:name="P152" style:family="paragraph" style:parent-style-name="Standard">
      <style:paragraph-properties style:line-height-at-least="0.198in"/>
      <style:text-properties fo:color="#0000ff" loext:opacity="100%" style:font-name="Consolas1" fo:font-size="10pt" fo:font-weight="normal" fo:background-color="transparent" style:font-size-asian="10pt" style:font-size-complex="10pt"/>
    </style:style>
    <style:style style:name="P153"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0pt" fo:font-weight="normal" fo:background-color="transparent" style:font-size-asian="10pt" style:font-size-complex="10pt"/>
    </style:style>
    <style:style style:name="P154"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0pt" fo:font-weight="normal" officeooo:paragraph-rsid="02209e41" fo:background-color="transparent" style:font-size-asian="10pt" style:font-size-complex="10pt"/>
    </style:style>
    <style:style style:name="P155"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0pt" fo:font-weight="normal" officeooo:paragraph-rsid="02216cae" fo:background-color="transparent" style:font-size-asian="10pt" style:font-size-complex="10pt"/>
    </style:style>
    <style:style style:name="P156" style:family="paragraph" style:parent-style-name="Standard">
      <loext:graphic-properties draw:fill-hatch-name="hatch"/>
      <style:paragraph-properties style:line-height-at-least="0.198in" fo:padding="0.0598in" fo:border="0.06pt solid #000000"/>
      <style:text-properties fo:color="#0000ff" loext:opacity="100%" style:font-name="Consolas1" fo:font-size="10pt" fo:font-weight="normal" officeooo:paragraph-rsid="021f25c9" fo:background-color="transparent" style:font-size-asian="10pt" style:font-size-complex="10pt"/>
    </style:style>
    <style:style style:name="P157" style:family="paragraph" style:parent-style-name="Standard">
      <loext:graphic-properties draw:fill-hatch-name="hatch"/>
      <style:paragraph-properties style:line-height-at-least="0.198in" fo:padding="0.0598in" fo:border="0.06pt solid #000000"/>
      <style:text-properties fo:color="#0000ff" loext:opacity="100%" style:font-name="Consolas1" fo:font-size="10pt" fo:font-weight="normal" fo:background-color="transparent" style:font-size-asian="10pt" style:font-size-complex="10pt"/>
    </style:style>
    <style:style style:name="P158" style:family="paragraph" style:parent-style-name="Standard">
      <loext:graphic-properties draw:fill-hatch-name="hatch"/>
      <style:paragraph-properties fo:margin-top="0in" fo:margin-bottom="0.0402in" style:contextual-spacing="false" style:line-height-at-least="0.198in" fo:padding="0.0598in" fo:border="none"/>
      <style:text-properties fo:color="#0000ff" loext:opacity="100%" style:font-name="Consolas1" fo:font-size="10pt" fo:font-weight="normal" officeooo:paragraph-rsid="024fcd6f" fo:background-color="transparent" style:font-size-asian="10pt" style:font-size-complex="10pt"/>
    </style:style>
    <style:style style:name="P15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none"/>
      <style:text-properties fo:color="#0000ff" loext:opacity="100%" style:font-name="Consolas1" fo:font-size="10pt" fo:font-weight="normal" officeooo:paragraph-rsid="02209e41" fo:background-color="transparent" style:font-size-asian="10pt" style:font-size-complex="10pt"/>
    </style:style>
    <style:style style:name="P160"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1" fo:font-size="10pt" officeooo:paragraph-rsid="02209e41" fo:background-color="transparent" style:font-size-asian="10pt" style:font-size-complex="10pt"/>
    </style:style>
    <style:style style:name="P161"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1" fo:font-size="10pt" officeooo:paragraph-rsid="02216cae" fo:background-color="transparent" style:font-size-asian="10pt" style:font-size-complex="10pt"/>
    </style:style>
    <style:style style:name="P162" style:family="paragraph" style:parent-style-name="Standard">
      <style:text-properties fo:color="#468a1a" loext:opacity="100%" style:font-name="Consolas1" fo:font-size="10pt" style:font-size-asian="10pt" style:font-size-complex="10pt"/>
    </style:style>
    <style:style style:name="P163" style:family="paragraph" style:parent-style-name="Standard">
      <style:paragraph-properties style:line-height-at-least="0.198in"/>
    </style:style>
    <style:style style:name="P164" style:family="paragraph" style:parent-style-name="Standard">
      <loext:graphic-properties draw:fill-hatch-name="hatch"/>
      <style:paragraph-properties fo:margin-top="0in" fo:margin-bottom="0.0402in" style:contextual-spacing="false" style:line-height-at-least="0.198in" fo:padding="0.0598in" fo:border="0.06pt solid #000000"/>
      <style:text-properties officeooo:paragraph-rsid="021f6423"/>
    </style:style>
    <style:style style:name="P165" style:family="paragraph" style:parent-style-name="Standard">
      <style:paragraph-properties fo:margin-top="0in" fo:margin-bottom="0.0799in" style:contextual-spacing="false" style:line-height-at-least="0.198in"/>
    </style:style>
    <style:style style:name="P166" style:family="paragraph" style:parent-style-name="Standard">
      <style:paragraph-properties style:line-height-at-least="0.198in"/>
      <style:text-properties fo:color="#cccccc" loext:opacity="100%" style:font-name="Fira code" fo:font-size="10.5pt" fo:font-weight="normal" fo:background-color="#1c1c1c"/>
    </style:style>
    <style:style style:name="P167"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168"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169"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70"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400bfe" fo:background-color="#1c1c1c"/>
    </style:style>
    <style:style style:name="P171"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officeooo:paragraph-rsid="02400bfe" fo:background-color="#1c1c1c"/>
    </style:style>
    <style:style style:name="P172" style:family="paragraph" style:parent-style-name="Preformatted_20_Text">
      <style:paragraph-properties fo:margin-top="0in" fo:margin-bottom="0in" style:contextual-spacing="false" style:line-height-at-least="0.2083in"/>
      <style:text-properties fo:color="#cccccc" loext:opacity="100%" style:font-name="Fira Code" fo:font-size="11.25pt" fo:font-weight="normal" officeooo:paragraph-rsid="0249bc16" fo:background-color="#1c1c1c"/>
    </style:style>
    <style:style style:name="P173"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49bc16" fo:background-color="#1c1c1c"/>
    </style:style>
    <style:style style:name="P174"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49bc16" fo:background-color="#1c1c1c"/>
    </style:style>
    <style:style style:name="P175" style:family="paragraph" style:parent-style-name="Standard">
      <style:paragraph-properties fo:margin-top="0in" fo:margin-bottom="0in" style:contextual-spacing="false" style:line-height-at-least="0.2083in"/>
      <style:text-properties fo:color="#cccccc" loext:opacity="100%" style:font-name="Fira Code" fo:font-size="11.25pt" fo:font-weight="normal" fo:background-color="#1c1c1c"/>
    </style:style>
    <style:style style:name="P176"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177" style:family="paragraph" style:parent-style-name="Standard">
      <loext:graphic-properties draw:fill-hatch-name="hatch"/>
      <style:paragraph-properties fo:margin-top="0in" fo:margin-bottom="0.0598in" style:contextual-spacing="false" fo:padding="0.0598in" fo:border="0.06pt solid #000000"/>
      <style:text-properties officeooo:paragraph-rsid="021d57fb"/>
    </style:style>
    <style:style style:name="P178" style:family="paragraph" style:parent-style-name="Standard">
      <loext:graphic-properties draw:fill-hatch-name="hatch"/>
      <style:paragraph-properties fo:padding="0.0598in" fo:border="0.06pt solid #000000"/>
      <style:text-properties officeooo:paragraph-rsid="021d57fb"/>
    </style:style>
    <style:style style:name="P179"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1" fo:font-size="11pt" fo:font-weight="normal" officeooo:paragraph-rsid="02183522" fo:background-color="transparent"/>
    </style:style>
    <style:style style:name="P180"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1" fo:font-size="11pt" fo:font-weight="normal" officeooo:paragraph-rsid="02183522" fo:background-color="transparent"/>
    </style:style>
    <style:style style:name="P181"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1" fo:font-size="11pt" fo:font-weight="normal" officeooo:paragraph-rsid="02183522" fo:background-color="transparent"/>
    </style:style>
    <style:style style:name="P182"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in" fo:border="none"/>
      <style:text-properties style:use-window-font-color="true" loext:opacity="0%" style:font-name="Lato1" fo:font-size="11pt" fo:font-weight="normal" officeooo:paragraph-rsid="0232b88d" fo:background-color="transparent" style:font-size-asian="11pt" style:font-size-complex="11pt"/>
    </style:style>
    <style:style style:name="P183" style:family="paragraph" style:parent-style-name="Standard">
      <loext:graphic-properties draw:fill-gradient-name="gradient" draw:fill-hatch-name="hatch"/>
      <style:paragraph-properties fo:margin-left="0in" fo:margin-right="0in" fo:margin-top="0in" fo:margin-bottom="0.0402in" style:contextual-spacing="false" fo:text-align="start" style:justify-single-word="false" fo:text-indent="0in" style:auto-text-indent="false" fo:padding="0in" fo:border="none"/>
      <style:text-properties style:use-window-font-color="true" loext:opacity="0%" style:font-name="Lato1" fo:font-size="11pt" fo:font-weight="normal" officeooo:paragraph-rsid="0232b88d" fo:background-color="transparent" style:font-size-asian="11pt" style:font-size-complex="11pt"/>
    </style:style>
    <style:style style:name="P184" style:family="paragraph" style:parent-style-name="Standard">
      <loext:graphic-properties draw:fill-gradient-name="gradient" draw:fill-hatch-name="hatch"/>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style:use-window-font-color="true" loext:opacity="0%" style:font-name="Lato1" fo:font-size="11pt" fo:font-weight="normal" officeooo:paragraph-rsid="0232b88d" fo:background-color="transparent" style:font-size-asian="11pt" style:font-size-complex="11pt"/>
    </style:style>
    <style:style style:name="P185"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1" fo:font-size="11pt" style:text-underline-style="solid" style:text-underline-width="auto" style:text-underline-color="font-color" fo:font-weight="normal" officeooo:paragraph-rsid="02183522" fo:background-color="transparent" style:font-size-asian="11pt" style:font-size-complex="11pt"/>
    </style:style>
    <style:style style:name="P186"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1" fo:font-size="11pt" style:text-underline-style="solid" style:text-underline-width="auto" style:text-underline-color="font-color" fo:font-weight="normal" officeooo:paragraph-rsid="02183522" fo:background-color="transparent" style:font-size-asian="11pt" style:font-size-complex="11pt"/>
    </style:style>
    <style:style style:name="P187"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4d18ff"/>
    </style:style>
    <style:style style:name="P188"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251f274"/>
    </style:style>
    <style:style style:name="P18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d4c60"/>
    </style:style>
    <style:style style:name="P19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d4c60"/>
    </style:style>
    <style:style style:name="P19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81b53"/>
    </style:style>
    <style:style style:name="P192" style:family="paragraph" style:parent-style-name="Standard">
      <style:paragraph-properties fo:margin-left="0in" fo:margin-right="0in" fo:margin-top="0in" fo:margin-bottom="0.2in" style:contextual-spacing="false" fo:text-align="start" style:justify-single-word="false" fo:text-indent="0in" style:auto-text-indent="false"/>
      <style:text-properties officeooo:paragraph-rsid="02381b53"/>
    </style:style>
    <style:style style:name="P19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ef451"/>
    </style:style>
    <style:style style:name="P19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ef451"/>
    </style:style>
    <style:style style:name="P19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3ef451"/>
    </style:style>
    <style:style style:name="P196" style:family="paragraph" style:parent-style-name="Preformatted_20_Text">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000000"/>
      <style:text-properties officeooo:paragraph-rsid="021d57fb"/>
    </style:style>
    <style:style style:name="P197"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19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19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ba7b7"/>
    </style:style>
    <style:style style:name="P20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ba7b7"/>
    </style:style>
    <style:style style:name="P20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45141b"/>
    </style:style>
    <style:style style:name="P202"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5141b"/>
    </style:style>
    <style:style style:name="P20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5141b"/>
    </style:style>
    <style:style style:name="P204"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4479ef"/>
    </style:style>
    <style:style style:name="P205" style:family="paragraph" style:parent-style-name="List_20_Heading">
      <style:paragraph-properties fo:margin-left="0in" fo:margin-right="0in" fo:margin-top="0in" fo:margin-bottom="0.0799in" style:contextual-spacing="false" fo:text-align="start" style:justify-single-word="false" fo:text-indent="0in" style:auto-text-indent="false"/>
      <style:text-properties officeooo:paragraph-rsid="0251f274"/>
    </style:style>
    <style:style style:name="P20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005e96b"/>
    </style:style>
    <style:style style:name="P20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00bfe"/>
    </style:style>
    <style:style style:name="P20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479ef"/>
    </style:style>
    <style:style style:name="P20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5141b"/>
    </style:style>
    <style:style style:name="P2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rsid="024006dd" officeooo:paragraph-rsid="0245141b"/>
    </style:style>
    <style:style style:name="P21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rsid="024006dd" officeooo:paragraph-rsid="0245141b"/>
    </style:style>
    <style:style style:name="P21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78cb9"/>
    </style:style>
    <style:style style:name="P21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ba7b7"/>
    </style:style>
    <style:style style:name="P214" style:family="paragraph" style:parent-style-name="Preformatted_20_Text">
      <loext:graphic-properties draw:fill-gradient-name="gradient" draw:fill-hatch-name="hatch"/>
      <style:paragraph-properties fo:margin-top="0in" fo:margin-bottom="0in" style:contextual-spacing="false" style:line-height-at-least="0.198in" fo:padding="0in" fo:border="none"/>
      <style:text-properties fo:color="#000000" loext:opacity="100%" style:font-name="Consolas1" fo:font-size="10pt" fo:font-weight="normal" officeooo:paragraph-rsid="0232b88d" fo:background-color="transparent" style:font-size-asian="10pt" style:font-size-complex="10pt"/>
    </style:style>
    <style:style style:name="P215"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232b88d"/>
    </style:style>
    <style:style style:name="P216" style:family="paragraph" style:parent-style-name="Standard">
      <style:paragraph-properties fo:margin-top="0in" fo:margin-bottom="0in" style:contextual-spacing="false"/>
      <style:text-properties officeooo:paragraph-rsid="02400bfe"/>
    </style:style>
    <style:style style:name="P217" style:family="paragraph" style:parent-style-name="Text_20_body">
      <style:paragraph-properties fo:margin-top="0in" fo:margin-bottom="0in" style:contextual-spacing="false"/>
      <style:text-properties officeooo:paragraph-rsid="02400bfe"/>
    </style:style>
    <style:style style:name="P218" style:family="paragraph" style:parent-style-name="Standard">
      <style:paragraph-properties fo:margin-top="0in" fo:margin-bottom="0in" style:contextual-spacing="false" style:line-height-at-least="0.2083in"/>
      <style:text-properties officeooo:paragraph-rsid="02400bfe"/>
    </style:style>
    <style:style style:name="P219" style:family="paragraph" style:parent-style-name="Standard">
      <style:paragraph-properties fo:margin-top="0in" fo:margin-bottom="0.0398in" style:contextual-spacing="false" style:line-height-at-least="0.2083in"/>
      <style:text-properties officeooo:paragraph-rsid="02400bfe"/>
    </style:style>
    <style:style style:name="P220" style:family="paragraph" style:parent-style-name="Standard">
      <style:paragraph-properties fo:margin-top="0in" fo:margin-bottom="0in" style:contextual-spacing="false" style:line-height-at-least="0.2083in"/>
      <style:text-properties officeooo:paragraph-rsid="0249bc16"/>
    </style:style>
    <style:style style:name="P221" style:family="paragraph" style:parent-style-name="Text_20_body">
      <style:paragraph-properties fo:margin-top="0in" fo:margin-bottom="0in" style:contextual-spacing="false"/>
      <style:text-properties officeooo:paragraph-rsid="02413a13"/>
    </style:style>
    <style:style style:name="P222" style:family="paragraph" style:parent-style-name="Preformatted_20_Text">
      <style:paragraph-properties fo:orphans="2" fo:widows="2"/>
      <style:text-properties officeooo:paragraph-rsid="024ba7b7"/>
    </style:style>
    <style:style style:name="P223" style:family="paragraph" style:parent-style-name="Preformatted_20_Text">
      <style:paragraph-properties fo:margin-top="0in" fo:margin-bottom="0in" style:contextual-spacing="false" fo:orphans="2" fo:widows="2"/>
      <style:text-properties officeooo:paragraph-rsid="024ba7b7"/>
    </style:style>
    <style:style style:name="P224" style:family="paragraph" style:parent-style-name="Preformatted_20_Text">
      <style:paragraph-properties fo:margin-top="0in" fo:margin-bottom="0.0783in" style:contextual-spacing="false" fo:orphans="2" fo:widows="2"/>
      <style:text-properties officeooo:paragraph-rsid="024ba7b7"/>
    </style:style>
    <style:style style:name="P225" style:family="paragraph" style:parent-style-name="Preformatted_20_Text">
      <style:paragraph-properties fo:margin-top="0in" fo:margin-bottom="0.0783in" style:contextual-spacing="false" fo:orphans="2" fo:widows="2"/>
      <style:text-properties officeooo:paragraph-rsid="024d06af"/>
    </style:style>
    <style:style style:name="P226" style:family="paragraph" style:parent-style-name="Quotations">
      <style:paragraph-properties fo:margin-left="0in" fo:margin-right="0.3937in" fo:margin-top="0in" fo:margin-bottom="0.0783in" style:contextual-spacing="false" fo:orphans="2" fo:widows="2" fo:text-indent="0in" style:auto-text-indent="false" fo:padding="0.0783in" fo:border="0.06pt solid #000000"/>
      <style:text-properties officeooo:paragraph-rsid="024d06af"/>
    </style:style>
    <style:style style:name="P227" style:family="paragraph" style:parent-style-name="Preformatted_20_Text">
      <style:paragraph-properties fo:margin-top="0in" fo:margin-bottom="0.0398in" style:contextual-spacing="false" fo:orphans="2" fo:widows="2"/>
      <style:text-properties officeooo:paragraph-rsid="024d18ff"/>
    </style:style>
    <style:style style:name="P228" style:family="paragraph" style:parent-style-name="Preformatted_20_Text">
      <style:paragraph-properties fo:margin-top="0in" fo:margin-bottom="0.1181in" style:contextual-spacing="false" fo:orphans="2" fo:widows="2"/>
      <style:text-properties officeooo:paragraph-rsid="024d18ff"/>
    </style:style>
    <style:style style:name="P229" style:family="paragraph" style:parent-style-name="Standard">
      <style:paragraph-properties fo:margin-left="0in" fo:margin-right="0in" fo:margin-top="0in" fo:margin-bottom="0in" style:contextual-spacing="false" fo:orphans="2" fo:widows="2" fo:text-indent="0in" style:auto-text-indent="false"/>
      <style:text-properties officeooo:paragraph-rsid="024cc1c3"/>
    </style:style>
    <style:style style:name="P230"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4cc1c3"/>
    </style:style>
    <style:style style:name="P231" style:family="paragraph" style:parent-style-name="Text_20_body">
      <style:paragraph-properties fo:margin-left="0in" fo:margin-right="0in" fo:margin-top="0in" fo:margin-bottom="0in" style:contextual-spacing="false" fo:orphans="2" fo:widows="2" fo:text-indent="0in" style:auto-text-indent="false"/>
    </style:style>
    <style:style style:name="P232"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51f274"/>
    </style:style>
    <style:style style:name="P233" style:family="paragraph" style:parent-style-name="Preformatted_20_Text">
      <style:paragraph-properties fo:margin-top="0in" fo:margin-bottom="0in" style:contextual-spacing="false"/>
      <style:text-properties officeooo:paragraph-rsid="02478cb9"/>
    </style:style>
    <style:style style:name="P234" style:family="paragraph" style:parent-style-name="Preformatted_20_Text">
      <style:paragraph-properties fo:margin-top="0in" fo:margin-bottom="0.0398in" style:contextual-spacing="false" fo:orphans="2" fo:widows="2"/>
      <style:text-properties style:font-name="Fira Code1" fo:font-size="10pt" officeooo:paragraph-rsid="024d18ff" style:font-size-asian="10pt" style:font-size-complex="10pt"/>
    </style:style>
    <style:style style:name="P235" style:family="paragraph" style:parent-style-name="Preformatted_20_Text">
      <style:paragraph-properties fo:margin-top="0in" fo:margin-bottom="0.2756in" style:contextual-spacing="false" fo:orphans="2" fo:widows="2"/>
      <style:text-properties style:font-name="Fira Code1" fo:font-size="10pt" officeooo:paragraph-rsid="024d18ff" style:font-size-asian="10pt" style:font-size-complex="10pt"/>
    </style:style>
    <style:style style:name="P236" style:family="paragraph" style:parent-style-name="Preformatted_20_Text">
      <style:paragraph-properties fo:margin-top="0in" fo:margin-bottom="0.0783in" style:contextual-spacing="false" fo:orphans="2" fo:widows="2"/>
      <style:text-properties style:font-name="Fira Code1" fo:font-size="10pt" officeooo:paragraph-rsid="024d06af" style:font-size-asian="10pt" style:font-size-complex="10pt"/>
    </style:style>
    <style:style style:name="P237" style:family="paragraph" style:parent-style-name="Preformatted_20_Text">
      <style:paragraph-properties fo:margin-top="0in" fo:margin-bottom="0.0783in" style:contextual-spacing="false" fo:orphans="2" fo:widows="2"/>
      <style:text-properties style:font-name="Consolas" fo:font-size="10.5pt" officeooo:paragraph-rsid="024ba7b7" style:font-size-asian="10.5pt" style:font-size-complex="10.5pt"/>
    </style:style>
    <style:style style:name="P238" style:family="paragraph" style:parent-style-name="Preformatted_20_Text">
      <loext:graphic-properties draw:fill="solid" draw:fill-color="#333333" draw:opacity="100%"/>
      <style:paragraph-properties fo:margin-top="0in" fo:margin-bottom="0.0783in" style:contextual-spacing="false" fo:orphans="2" fo:widows="2" fo:background-color="#333333" fo:padding="0.0193in" fo:border="none"/>
      <style:text-properties style:font-name="Consolas" fo:font-size="11pt" officeooo:paragraph-rsid="024ba7b7" style:font-size-asian="11pt" style:font-size-complex="11pt"/>
    </style:style>
    <style:style style:name="P239" style:family="paragraph" style:parent-style-name="Quotations">
      <style:paragraph-properties fo:margin-left="0in" fo:margin-right="0.3937in" fo:text-indent="0in" style:auto-text-indent="false" fo:padding="0.0783in" fo:border="0.06pt solid #000000"/>
      <style:text-properties officeooo:paragraph-rsid="024cc1c3"/>
    </style:style>
    <style:style style:name="P240" style:family="paragraph" style:parent-style-name="Standard">
      <style:paragraph-properties fo:margin-top="0in" fo:margin-bottom="0in" style:contextual-spacing="false" style:line-height-at-least="0.2083in"/>
      <style:text-properties fo:color="#696d70" loext:opacity="100%" style:font-name="Fira Code" fo:font-size="11.25pt" fo:font-weight="normal" fo:background-color="#1c1c1c"/>
    </style:style>
    <style:style style:name="P241" style:family="paragraph" style:parent-style-name="Standard">
      <style:paragraph-properties fo:margin-top="0in" fo:margin-bottom="0in" style:contextual-spacing="false" style:line-height-at-least="0.2083in"/>
      <style:text-properties fo:color="#f92672" loext:opacity="100%" style:font-name="Fira Code" fo:font-size="11.25pt" fo:font-weight="normal" officeooo:paragraph-rsid="0249bc16" fo:background-color="#1c1c1c"/>
    </style:style>
    <style:style style:name="P242" style:family="paragraph" style:parent-style-name="Standard">
      <style:paragraph-properties fo:margin-top="0in" fo:margin-bottom="0.0783in" style:contextual-spacing="false" style:line-height-at-least="0.2083in"/>
      <style:text-properties fo:color="#f92672" loext:opacity="100%" style:font-name="Fira Code" fo:font-size="11.25pt" fo:font-weight="normal" officeooo:paragraph-rsid="0249bc16" fo:background-color="#1c1c1c"/>
    </style:style>
    <style:style style:name="P243" style:family="paragraph" style:parent-style-name="Standard">
      <style:paragraph-properties fo:margin-top="0in" fo:margin-bottom="0.3154in" style:contextual-spacing="false" fo:padding="0.0783in" fo:border="0.06pt solid #000000"/>
      <style:text-properties officeooo:paragraph-rsid="024006dd"/>
    </style:style>
    <style:style style:name="P244" style:family="paragraph" style:parent-style-name="Text_20_body">
      <style:paragraph-properties fo:margin-top="0in" fo:margin-bottom="0.1181in" style:contextual-spacing="false"/>
      <style:text-properties officeooo:paragraph-rsid="024479ef"/>
    </style:style>
    <style:style style:name="P245" style:family="paragraph" style:parent-style-name="Preformatted_20_Text">
      <style:paragraph-properties fo:margin-top="0in" fo:margin-bottom="0.0398in" style:contextual-spacing="false" fo:orphans="2" fo:widows="2"/>
      <style:text-properties officeooo:paragraph-rsid="024d06af"/>
    </style:style>
    <style:style style:name="P246" style:family="paragraph" style:parent-style-name="Preformatted_20_Text">
      <style:paragraph-properties fo:margin-top="0in" fo:margin-bottom="0.0398in" style:contextual-spacing="false" fo:orphans="2" fo:widows="2"/>
      <style:text-properties officeooo:rsid="02569d1d" officeooo:paragraph-rsid="02569d1d"/>
    </style:style>
    <style:style style:name="P24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name-asian="Noto Serif CJK SC" style:font-size-asian="14pt" style:font-weight-asian="bold" style:font-name-complex="Lohit Devanagari" style:font-size-complex="14pt" style:font-weight-complex="bold" loext:padding="0in" loext:border="none"/>
    </style:style>
    <style:style style:name="P248" style:family="paragraph" style:parent-style-name="Standard">
      <loext:graphic-properties draw:fill-hatch-name="hatch"/>
      <style:paragraph-properties fo:margin-top="0in" fo:margin-bottom="0in" style:contextual-spacing="false" style:line-height-at-least="0.198in" fo:padding="0.0598in" fo:border="none"/>
      <style:text-properties fo:font-variant="normal" fo:text-transform="none" fo:color="#127622" loext:opacity="100%" style:font-name="Consolas1" fo:font-size="10pt" fo:letter-spacing="normal" fo:font-style="normal" fo:font-weight="normal" officeooo:paragraph-rsid="0221129a" fo:background-color="transparent" style:font-size-asian="10pt" style:font-size-complex="10pt"/>
    </style:style>
    <style:style style:name="P249" style:family="paragraph" style:parent-style-name="Standard" style:list-style-name="L1">
      <style:paragraph-properties fo:margin-top="0in" fo:margin-bottom="0.1181in" style:contextual-spacing="false" fo:text-align="start" style:justify-single-word="false"/>
      <style:text-properties officeooo:paragraph-rsid="023d4c60"/>
    </style:style>
    <style:style style:name="P250"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51" style:family="paragraph" style:parent-style-name="Standard">
      <style:paragraph-properties fo:margin-left="0in" fo:margin-right="0in" fo:margin-top="0.0598in" fo:margin-bottom="0.0598in" style:contextual-spacing="false" fo:text-indent="0in" style:auto-text-indent="false"/>
      <style:text-properties officeooo:paragraph-rsid="0253f3dd"/>
    </style:style>
    <style:style style:name="P252" style:family="paragraph" style:parent-style-name="Standard">
      <style:paragraph-properties fo:margin-left="0in" fo:margin-right="0in" fo:margin-top="0.0598in" fo:margin-bottom="0in" style:contextual-spacing="false" fo:text-indent="0in" style:auto-text-indent="false"/>
      <style:text-properties officeooo:paragraph-rsid="0253f3dd"/>
    </style:style>
    <style:style style:name="P253"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0pt" fo:font-weight="normal" fo:background-color="transparent" style:font-size-asian="10pt" style:font-size-complex="10pt"/>
    </style:style>
    <style:style style:name="P254" style:family="paragraph" style:parent-style-name="Text_20_body" style:list-style-name="L2">
      <style:paragraph-properties fo:margin-top="0in" fo:margin-bottom="0.1575in" style:contextual-spacing="false"/>
      <style:text-properties officeooo:paragraph-rsid="024006dd"/>
    </style:style>
    <style:style style:name="P255" style:family="paragraph" style:parent-style-name="Text_20_body" style:list-style-name="L2">
      <style:paragraph-properties fo:margin-top="0in" fo:margin-bottom="0.1965in" style:contextual-spacing="false"/>
      <style:text-properties officeooo:rsid="024006dd" officeooo:paragraph-rsid="024006dd"/>
    </style:style>
    <style:style style:name="P256" style:family="paragraph" style:parent-style-name="Text_20_body" style:list-style-name="L3">
      <style:paragraph-properties fo:margin-top="0in" fo:margin-bottom="0.2756in" style:contextual-spacing="false"/>
      <style:text-properties officeooo:paragraph-rsid="02413a13"/>
    </style:style>
    <style:style style:name="P257" style:family="paragraph" style:parent-style-name="Text_20_body" style:list-style-name="L3">
      <style:paragraph-properties fo:margin-top="0in" fo:margin-bottom="0.3154in" style:contextual-spacing="false"/>
      <style:text-properties officeooo:paragraph-rsid="02413a13"/>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style:style>
    <style:style style:name="T4" style:family="text">
      <style:text-properties fo:color="#0000ff" loext:opacity="100%" style:font-name="Consolas1" fo:font-size="10pt" fo:font-weight="normal" fo:background-color="transparent" loext:char-shading-value="0" style:font-size-asian="10pt" style:font-size-complex="10pt"/>
    </style:style>
    <style:style style:name="T5" style:family="text">
      <style:text-properties fo:color="#0000ff" loext:opacity="100%" style:font-name="Consolas1" fo:font-size="10pt" fo:font-weight="normal" officeooo:rsid="02183522" fo:background-color="transparent" loext:char-shading-value="0" style:font-size-asian="10pt" style:font-size-complex="10pt"/>
    </style:style>
    <style:style style:name="T6" style:family="text">
      <style:text-properties fo:color="#0000ff" loext:opacity="100%" style:font-name="Consolas1" fo:font-size="10pt" style:text-underline-style="none" style:font-size-asian="10pt" style:font-size-complex="10pt"/>
    </style:style>
    <style:style style:name="T7" style:family="text">
      <style:text-properties fo:color="#0000ff" loext:opacity="100%" style:font-name="Consolas1" fo:font-size="10pt" style:text-underline-style="none" officeooo:rsid="0005e96b" style:font-size-asian="10pt" style:font-size-complex="10pt"/>
    </style:style>
    <style:style style:name="T8" style:family="text">
      <style:text-properties fo:color="#0000ff" loext:opacity="100%" style:font-name="Consolas1" fo:font-size="10pt" style:text-underline-style="none" officeooo:rsid="02183522" style:font-size-asian="10pt" style:font-size-complex="10pt"/>
    </style:style>
    <style:style style:name="T9" style:family="text">
      <style:text-properties fo:color="#0000ff" loext:opacity="100%" style:font-name="Consolas1" fo:font-size="10pt" style:text-underline-style="none" fo:font-weight="normal" officeooo:rsid="0005e96b" style:font-size-asian="10pt" style:font-weight-asian="normal" style:font-size-complex="10pt" style:font-weight-complex="normal"/>
    </style:style>
    <style:style style:name="T10" style:family="text">
      <style:text-properties fo:color="#0000ff" loext:opacity="100%" style:font-name="Consolas1" fo:font-size="10pt" style:text-underline-style="none" fo:font-weight="normal" fo:background-color="#ffffff" loext:char-shading-value="0" style:font-size-asian="10pt" style:font-size-complex="10pt"/>
    </style:style>
    <style:style style:name="T11" style:family="text">
      <style:text-properties fo:color="#0000ff" loext:opacity="100%" style:font-name="Consolas1" style:font-name-asian="Noto Sans Mono CJK SC" style:font-name-complex="Liberation Mono"/>
    </style:style>
    <style:style style:name="T12" style:family="text">
      <style:text-properties fo:color="#0000ff" loext:opacity="100%" style:font-name="Consolas1" fo:font-size="11pt" style:text-underline-style="none" fo:font-weight="normal" officeooo:rsid="02272277" style:font-size-asian="11pt" style:font-weight-asian="normal" style:font-size-complex="11pt" style:font-weight-complex="normal"/>
    </style:style>
    <style:style style:name="T13" style:family="text">
      <style:text-properties fo:font-variant="normal" fo:text-transform="none" fo:color="#0000ff"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14" style:family="text">
      <style:text-properties fo:font-variant="normal" fo:text-transform="none" fo:color="#0000ff"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15" style:family="text">
      <style:text-properties fo:font-variant="normal" fo:text-transform="none" fo:color="#0000ff" loext:opacity="100%" style:font-name="Consolas1" fo:font-size="10pt" fo:letter-spacing="normal" fo:language="en" fo:country="GB" fo:font-style="normal" style:text-underline-style="none" officeooo:rsid="02183522" style:font-size-asian="10pt" style:font-weight-asian="normal" style:font-size-complex="10pt" style:font-weight-complex="normal" loext:padding="0in" loext:border="none"/>
    </style:style>
    <style:style style:name="T16" style:family="text">
      <style:text-properties fo:font-variant="normal" fo:text-transform="none" fo:color="#0000ff" loext:opacity="100%" style:font-name="Consolas1" fo:font-size="10pt" fo:letter-spacing="normal" fo:language="en" fo:country="GB"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17"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8" style:family="text">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19" style:family="text">
      <style:text-properties fo:font-variant="normal" fo:text-transform="none" fo:color="#0000ff"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20" style:family="text">
      <style:text-properties fo:font-variant="normal" fo:text-transform="none" fo:color="#0000ff" loext:opacity="100%" style:font-name="Consolas1"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21" style:family="text">
      <style:text-properties fo:font-variant="normal" fo:text-transform="none" fo:color="#0000ff"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22" style:family="text">
      <style:text-properties fo:font-variant="normal" fo:text-transform="none" fo:color="#0000ff"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23" style:family="text">
      <style:text-properties fo:font-variant="normal" fo:text-transform="none" fo:color="#0000ff"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24" style:family="text">
      <style:text-properties fo:font-variant="normal" fo:text-transform="none" fo:color="#0000ff"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25" style:family="text">
      <style:text-properties fo:font-variant="normal" fo:text-transform="none" fo:color="#0000ff" loext:opacity="100%" style:font-name="Consolas1" fo:font-size="10pt" fo:letter-spacing="normal" fo:font-style="normal" style:text-underline-style="none" fo:font-weight="normal" fo:background-color="#ffffff" loext:char-shading-value="0" style:font-size-asian="10pt" style:font-size-complex="10pt" loext:padding="0in" loext:border="none"/>
    </style:style>
    <style:style style:name="T26" style:family="text">
      <style:text-properties fo:font-variant="normal" fo:text-transform="none" fo:color="#0000ff" loext:opacity="100%" style:font-name="Lato Light" fo:font-size="11pt" fo:letter-spacing="-0.0016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7" style:family="text">
      <style:text-properties fo:font-variant="normal" fo:text-transform="none" fo:color="#0000ff" loext:opacity="10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8" style:family="text">
      <style:text-properties fo:font-variant="normal" fo:text-transform="none" fo:color="#0000ff"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29"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1" style:family="text">
      <style:text-properties fo:font-variant="normal" fo:text-transform="none" style:use-window-font-color="true" loext:opacity="0%" style:font-name="Lato1"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32"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33"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83522" fo:background-color="transparent" loext:char-shading-value="0" style:font-size-asian="10pt" style:font-weight-asian="normal" style:font-size-complex="10pt" style:font-weight-complex="normal" loext:padding="0in" loext:border="none"/>
    </style:style>
    <style:style style:name="T34"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35"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f6423"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36"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7"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 style:family="text">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39"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0" style:family="text">
      <style:text-properties fo:font-variant="normal" fo:text-transform="none" style:use-window-font-color="true" loext:opacity="0%" style:font-name="Lato"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1" style:family="text">
      <style:text-properties fo:font-variant="normal" fo:text-transform="none" style:use-window-font-color="true" loext:opacity="0%" style:font-name="Lato Light"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2" style:family="text">
      <style:text-properties fo:font-variant="normal" fo:text-transform="none" style:use-window-font-color="true" loext:opacity="0%" style:font-name="Lato Light" fo:font-size="11pt" fo:letter-spacing="-0.0016in" fo:language="en" fo:country="GB" fo:font-style="normal" style:text-underline-style="none" fo:font-weight="normal" fo:background-color="transparent" loext:char-shading-value="0" style:font-size-asian="11pt" style:font-weight-asian="normal" style:font-size-complex="11pt" style:font-weight-complex="normal" loext:padding="0in" loext:border="none"/>
    </style:style>
    <style:style style:name="T43" style:family="text">
      <style:text-properties fo:font-variant="normal" fo:text-transform="none" style:use-window-font-color="true" loext:opacity="0%" style:font-name="Lato Light"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4" style:family="text">
      <style:text-properties fo:font-variant="normal" fo:text-transform="none" style:use-window-font-color="true" loext:opacity="0%" style:font-name="Lato Light" fo:font-size="11pt" fo:letter-spacing="0.0154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5" style:family="text">
      <style:text-properties fo:font-variant="normal" fo:text-transform="none" style:use-window-font-color="true" loext:opacity="0%" style:font-name="Lato Light" fo:font-size="11pt" fo:letter-spacing="0.0154in" fo:language="en" fo:country="GB" fo:font-style="normal"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46" style:family="text">
      <style:text-properties fo:font-variant="normal" fo:text-transform="none" style:use-window-font-color="true" loext:opacity="0%" style:font-name="Lato1" fo:font-size="11pt" fo:letter-spacing="-0.0126in" fo:language="en" fo:country="GB" fo:font-style="normal" style:text-underline-style="none" fo:font-weight="normal" officeooo:rsid="0253f3dd" fo:background-color="transparent" loext:char-shading-value="0" style:font-size-asian="11pt" style:font-weight-asian="bold" style:font-size-complex="11pt" style:font-weight-complex="bold" loext:padding="0in" loext:border="none"/>
    </style:style>
    <style:style style:name="T47" style:family="text">
      <style:text-properties fo:font-variant="normal" fo:text-transform="none" style:use-window-font-color="true" loext:opacity="0%" style:font-name="Lato1" fo:font-size="11pt" fo:letter-spacing="-0.0126in" fo:language="en" fo:country="GB" fo:font-style="normal" style:text-underline-style="none" officeooo:rsid="0253f3dd" fo:background-color="transparent" loext:char-shading-value="0" style:font-size-asian="11pt" style:font-size-complex="11pt" loext:padding="0in" loext:border="none"/>
    </style:style>
    <style:style style:name="T48" style:family="text">
      <style:text-properties fo:font-variant="normal" fo:text-transform="none" fo:color="#c9211e"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49" style:family="text">
      <style:text-properties fo:font-variant="normal" fo:text-transform="none" fo:color="#c9211e"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50" style:family="text">
      <style:text-properties fo:font-variant="normal" fo:text-transform="none" fo:color="#c9211e"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51" style:family="text">
      <style:text-properties fo:font-variant="normal" fo:text-transform="none" fo:color="#c9211e"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52" style:family="text">
      <style:text-properties fo:font-variant="normal" fo:text-transform="none" fo:color="#c9211e"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53" style:family="text">
      <style:text-properties fo:font-variant="normal" fo:text-transform="none" fo:color="#c9211e"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54" style:family="text">
      <style:text-properties fo:font-variant="normal" fo:text-transform="none" fo:color="#c9211e"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55" style:family="text">
      <style:text-properties fo:font-variant="normal" fo:text-transform="none" fo:color="#c9211e" loext:opacity="100%" style:font-name="Consolas1" fo:font-size="10pt" fo:letter-spacing="normal" fo:language="en" fo:country="GB" fo:font-style="normal" style:text-underline-style="none" fo:font-weight="normal"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56" style:family="text">
      <style:text-properties fo:font-variant="normal" fo:text-transform="none" fo:color="#c9211e" loext:opacity="100%" style:font-name="Consolas1" fo:letter-spacing="normal" fo:font-style="normal" style:text-underline-style="none" officeooo:rsid="012986e1" style:font-weight-asian="normal" style:font-weight-complex="normal" loext:padding="0in" loext:border="none"/>
    </style:style>
    <style:style style:name="T57" style:family="text">
      <style:text-properties fo:font-variant="normal" fo:text-transform="none" fo:color="#c9211e"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58" style:family="text">
      <style:text-properties fo:font-variant="normal" fo:text-transform="none" fo:color="#127622"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59" style:family="text">
      <style:text-properties fo:font-variant="normal" fo:text-transform="none" fo:color="#127622" loext:opacity="100%" style:font-name="Consolas1" fo:letter-spacing="normal" fo:language="en" fo:country="GB" fo:font-style="normal" style:text-underline-style="none" officeooo:rsid="0005e96b" style:font-weight-asian="normal" style:font-weight-complex="normal" loext:padding="0in" loext:border="none"/>
    </style:style>
    <style:style style:name="T60" style:family="text">
      <style:text-properties fo:font-variant="normal" fo:text-transform="none" fo:color="#127622" loext:opacity="100%" fo:letter-spacing="normal" fo:font-style="normal"/>
    </style:style>
    <style:style style:name="T61" style:family="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62" style:family="text">
      <style:text-properties fo:font-variant="normal" fo:text-transform="none" fo:color="#333333"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63" style:family="text">
      <style:text-properties fo:font-variant="normal" fo:text-transform="none" fo:color="#333333"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64" style:family="text">
      <style:text-properties fo:font-variant="normal" fo:text-transform="none" fo:color="#333333"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65"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66"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67" style:family="text">
      <style:text-properties fo:font-variant="normal" fo:text-transform="none" fo:color="#333333" loext:opacity="100%" style:font-name="Consolas" fo:font-size="10pt" fo:letter-spacing="normal" fo:language="en" fo:country="GB" fo:font-style="italic"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68" style:family="text">
      <style:text-properties fo:font-variant="normal" fo:text-transform="none" fo:color="#0000bb" loext:opacity="100%" style:font-name="Consolas1" fo:font-size="10pt" fo:letter-spacing="normal" fo:font-style="normal" fo:font-weight="normal" fo:background-color="#ffffff" loext:char-shading-value="0" style:font-size-asian="10pt" style:font-size-complex="10pt" loext:padding="0in" loext:border="none"/>
    </style:style>
    <style:style style:name="T69" style:family="text">
      <style:text-properties fo:font-variant="normal" fo:text-transform="none" fo:color="#007700" loext:opacity="100%" style:font-name="Consolas1" fo:font-size="10pt" fo:letter-spacing="normal" fo:font-style="normal" fo:font-weight="normal" fo:background-color="#ffffff" loext:char-shading-value="0" style:font-size-asian="10pt" style:font-size-complex="10pt" loext:padding="0in" loext:border="none"/>
    </style:style>
    <style:style style:name="T70" style:family="text">
      <style:text-properties fo:font-variant="normal" fo:text-transform="none" fo:color="#007700" loext:opacity="100%" style:font-name="Consolas1" fo:font-size="10pt" fo:letter-spacing="normal" fo:font-style="normal" fo:font-weight="normal" officeooo:rsid="022ff9a6" fo:background-color="#ffffff" loext:char-shading-value="0" style:font-size-asian="10pt" style:font-size-complex="10pt" loext:padding="0in" loext:border="none"/>
    </style:style>
    <style:style style:name="T71" style:family="text">
      <style:text-properties fo:font-variant="normal" fo:text-transform="none" fo:color="#007700" loext:opacity="100%" style:font-name="Consolas1" fo:font-size="10pt" fo:letter-spacing="normal" fo:font-style="normal" fo:font-weight="normal" officeooo:rsid="02318a18" fo:background-color="#ffffff" loext:char-shading-value="0" style:font-size-asian="10pt" style:font-size-complex="10pt" loext:padding="0in" loext:border="none"/>
    </style:style>
    <style:style style:name="T72" style:family="text">
      <style:text-properties fo:font-variant="normal" fo:text-transform="none" fo:color="#007700" loext:opacity="100%" style:font-name="Consolas1"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73" style:family="text">
      <style:text-properties fo:font-variant="normal" fo:text-transform="none" fo:color="#5b277d"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74" style:family="text">
      <style:text-properties fo:font-variant="normal" fo:text-transform="none" fo:color="#5b277d"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75" style:family="text">
      <style:text-properties fo:font-variant="normal" fo:text-transform="none" fo:color="#5b277d" loext:opacity="100%" style:font-name="Consolas1" fo:font-size="10pt" fo:letter-spacing="normal" fo:language="en" fo:country="GB" fo:font-style="normal" style:text-underline-style="none" officeooo:rsid="02197a68" style:font-size-asian="10pt" style:font-weight-asian="normal" style:font-size-complex="10pt" style:font-weight-complex="normal" loext:padding="0in" loext:border="none"/>
    </style:style>
    <style:style style:name="T76" style:family="text">
      <style:text-properties fo:font-variant="normal" fo:text-transform="none" fo:color="#5b277d" loext:opacity="100%" style:font-name="Consolas1" fo:font-size="10pt" fo:letter-spacing="normal" fo:language="en" fo:country="GB"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77" style:family="text">
      <style:text-properties fo:font-variant="normal" fo:text-transform="none" fo:color="#5b277d" loext:opacity="100%" style:font-name="Consolas1" fo:letter-spacing="normal" fo:font-style="normal" style:text-underline-style="none" officeooo:rsid="02197a68" style:font-weight-asian="normal" style:font-weight-complex="normal" loext:padding="0in" loext:border="none"/>
    </style:style>
    <style:style style:name="T78" style:family="text">
      <style:text-properties fo:font-variant="normal" fo:text-transform="none" fo:color="#dd0000" loext:opacity="100%" style:font-name="Consolas1" fo:font-size="10pt" fo:letter-spacing="normal" fo:font-style="normal" fo:font-weight="normal" fo:background-color="#ffffff" loext:char-shading-value="0" style:font-size-asian="10pt" style:font-size-complex="10pt" loext:padding="0in" loext:border="none"/>
    </style:style>
    <style:style style:name="T79" style:family="text">
      <style:text-properties fo:font-variant="normal" fo:text-transform="none" fo:color="#737373"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81" style:family="text">
      <style:text-properties fo:font-variant="normal" fo:text-transform="none" fo:color="#336699"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82" style:family="text">
      <style:text-properties fo:font-variant="normal" fo:text-transform="none" fo:color="#336699" loext:opacity="100%" style:font-name="Consolas" fo:font-size="11pt" fo:letter-spacing="-0.0102in"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83"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size-complex="11pt" loext:padding="0in" loext:border="none"/>
    </style:style>
    <style:style style:name="T84"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85" style:family="text">
      <style:text-properties fo:font-variant="normal" fo:text-transform="none" fo:color="#669933"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669933" loext:opacity="100%" style:font-name="Consolas" fo:font-size="11pt" fo:letter-spacing="-0.0102in" fo:language="en" fo:country="GB" fo:font-style="normal" style:text-underline-style="none" fo:font-weight="normal" officeooo:rsid="023d4c60" fo:background-color="transparent" loext:char-shading-value="0" style:font-size-asian="11pt" style:font-weight-asian="normal" style:font-size-complex="11pt" style:font-weight-complex="normal" loext:padding="0in" loext:border="none"/>
    </style:style>
    <style:style style:name="T87" style:family="text">
      <style:text-properties fo:font-variant="normal" fo:text-transform="none" fo:color="#66993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88" style:family="text">
      <style:text-properties fo:font-variant="normal" fo:text-transform="none" fo:color="#669933" loext:opacity="100%" style:font-name="Fira Mono" fo:font-size="12pt" fo:letter-spacing="normal" fo:language="en" fo:country="GB" fo:font-style="normal" style:text-underline-style="solid" style:text-underline-width="auto" style:text-underline-color="font-color" fo:font-weight="normal" officeooo:rsid="0005e96b" fo:background-color="#ffffff" loext:char-shading-value="0" style:font-size-asian="10pt" style:font-weight-asian="normal" style:font-size-complex="10pt" style:font-weight-complex="normal" loext:padding="0in" loext:border="none"/>
    </style:style>
    <style:style style:name="T89" style:family="text">
      <style:text-properties fo:font-variant="normal" fo:text-transform="none" fo:color="#669933" loext:opacity="100%" style:font-name="Fira Mono" fo:font-size="12pt" fo:letter-spacing="normal" fo:language="en" fo:country="GB" fo:font-style="normal" style:text-underline-style="none" fo:font-weight="normal" officeooo:rsid="0005e96b" fo:background-color="#ffffff" loext:char-shading-value="0" style:font-size-asian="10pt" style:font-weight-asian="normal" style:font-size-complex="10pt" style:font-weight-complex="normal" loext:padding="0in" loext:border="none"/>
    </style:style>
    <style:style style:name="T90" style:family="text">
      <style:text-properties fo:font-variant="normal" fo:text-transform="none" fo:color="#993366"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91" style:family="text">
      <style:text-properties fo:font-variant="normal" fo:text-transform="none" fo:color="#993366"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92" style:family="text">
      <style:text-properties fo:font-variant="normal" fo:text-transform="none" fo:color="#55215b"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93" style:family="text">
      <style:text-properties fo:font-variant="normal" fo:text-transform="none" fo:color="#55215b"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94" style:family="text">
      <style:text-properties fo:font-variant="normal" fo:text-transform="none" fo:color="#468a1a"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95" style:family="text">
      <style:text-properties fo:font-variant="normal" fo:text-transform="none" fo:color="#468a1a"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96" style:family="text">
      <style:text-properties fo:font-variant="normal" fo:text-transform="none" fo:color="#468a1a"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97" style:family="text">
      <style:text-properties fo:font-variant="normal" fo:text-transform="none" fo:color="#1c1c1c" loext:opacity="100%" style:font-name="Consolas1"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98" style:family="text">
      <style:text-properties fo:font-variant="normal" fo:text-transform="none" fo:color="#212529" loext:opacity="100%" style:font-name="Lato1"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99" style:family="text">
      <style:text-properties fo:font-variant="normal" fo:text-transform="none" fo:color="#212529" loext:opacity="100%" style:font-name="Lato1" fo:font-size="11pt" fo:letter-spacing="normal" fo:language="en" fo:country="GB" fo:font-style="normal" style:text-underline-style="none" fo:font-weight="normal" officeooo:rsid="02569d1d" fo:background-color="transparent" loext:char-shading-value="0" style:font-size-asian="11pt" style:font-size-complex="11pt" loext:padding="0in" loext:border="none"/>
    </style:style>
    <style:style style:name="T100" style:family="text">
      <style:text-properties fo:font-variant="normal" fo:text-transform="none" fo:color="#212529" loext:opacity="100%" style:font-name="Lato1" fo:font-size="10.5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01" style:family="text">
      <style:text-properties fo:font-variant="normal" fo:text-transform="none" fo:color="#212529" loext:opacity="100%" style:font-name="Lato1" fo:font-size="10pt" fo:letter-spacing="normal" fo:language="en" fo:country="GB" fo:font-style="normal" style:text-underline-style="none" fo:font-weight="normal" officeooo:rsid="0253f3dd" fo:background-color="transparent" loext:char-shading-value="0" style:font-size-asian="10pt" style:font-size-complex="10pt" loext:padding="0in" loext:border="none"/>
    </style:style>
    <style:style style:name="T102" style:family="text">
      <style:text-properties fo:font-variant="normal" fo:text-transform="none" fo:color="#212529" loext:opacity="100%" style:font-name="Lato1" fo:font-size="9pt" fo:letter-spacing="normal" fo:language="en" fo:country="GB" fo:font-style="normal" style:text-underline-style="none" fo:font-weight="normal" officeooo:rsid="0253f3dd" fo:background-color="transparent" loext:char-shading-value="0" style:font-size-asian="9pt" style:font-size-complex="9pt" loext:padding="0in" loext:border="none"/>
    </style:style>
    <style:style style:name="T103" style:family="text">
      <style:text-properties fo:font-variant="normal" fo:text-transform="none" fo:color="#212529" loext:opacity="100%" style:font-name="Lato1" fo:font-size="9pt" fo:letter-spacing="normal" fo:language="en" fo:country="GB" fo:font-style="normal" style:text-underline-style="none" fo:font-weight="normal" officeooo:rsid="0256a4d5" fo:background-color="transparent" loext:char-shading-value="0" style:font-size-asian="9pt" style:font-size-complex="9pt" loext:padding="0in" loext:border="none"/>
    </style:style>
    <style:style style:name="T104" style:family="text">
      <style:text-properties fo:font-variant="normal" fo:text-transform="none" fo:color="#212529" loext:opacity="100%" style:font-name="Lato1" fo:letter-spacing="normal" fo:language="en" fo:country="GB" fo:font-style="normal" style:text-underline-style="none" fo:font-weight="normal" officeooo:rsid="0253f3dd" fo:background-color="transparent" loext:char-shading-value="0" loext:padding="0in" loext:border="none"/>
    </style:style>
    <style:style style:name="T105" style:family="text">
      <style:text-properties fo:font-variant="normal" fo:text-transform="none" fo:color="#212529" loext:opacity="100%" style:font-name="Nunito" fo:font-size="10.5pt" fo:letter-spacing="normal" fo:font-style="normal" style:text-underline-style="none" fo:font-weight="normal" fo:background-color="transparent" loext:char-shading-value="0" style:font-size-asian="11pt" style:font-weight-asian="bold" style:font-weight-complex="bold" loext:padding="0in" loext:border="none"/>
    </style:style>
    <style:style style:name="T106" style:family="text">
      <style:text-properties fo:font-variant="normal" fo:text-transform="none" fo:color="#212529" loext:opacity="100%" style:font-name="Nunito" fo:font-size="10.5pt" fo:letter-spacing="normal" fo:font-style="normal" style:text-underline-style="none" fo:font-weight="normal" officeooo:rsid="0253f3dd" fo:background-color="transparent" loext:char-shading-value="0" style:font-size-asian="11pt" style:font-weight-asian="bold" style:font-weight-complex="bold" loext:padding="0in" loext:border="none"/>
    </style:style>
    <style:style style:name="T107" style:family="text">
      <style:text-properties fo:font-variant="normal" fo:text-transform="none" fo:color="#212529" loext:opacity="100%" style:font-name="Nunito" fo:font-size="10.5pt" fo:letter-spacing="normal" fo:font-style="normal" style:text-underline-style="none" fo:background-color="transparent" loext:char-shading-value="0" style:font-size-asian="11pt" loext:padding="0in" loext:border="none"/>
    </style:style>
    <style:style style:name="T108" style:family="text">
      <style:text-properties fo:font-variant="normal" fo:text-transform="none" fo:color="#212529" loext:opacity="100%" style:font-name="Nunito" fo:font-size="10.5pt" fo:letter-spacing="normal" fo:font-style="normal" style:text-underline-style="none" officeooo:rsid="0253f3dd" fo:background-color="transparent" loext:char-shading-value="0" style:font-size-asian="11pt" loext:padding="0in" loext:border="none"/>
    </style:style>
    <style:style style:name="T109" style:family="text">
      <style:text-properties fo:font-variant="normal" fo:text-transform="none" fo:color="#212529" loext:opacity="100%" style:font-name="Nunito" fo:font-size="10.5pt" fo:letter-spacing="normal" fo:language="en" fo:country="GB" fo:font-style="normal" style:text-underline-style="none" fo:font-weight="normal" officeooo:rsid="0005e96b" fo:background-color="transparent" loext:char-shading-value="0" style:font-size-asian="11pt" style:font-size-complex="11pt" loext:padding="0in" loext:border="none"/>
    </style:style>
    <style:style style:name="T110" style:family="text">
      <style:text-properties fo:font-variant="normal" fo:text-transform="none" fo:color="#212529" loext:opacity="100%" style:font-name="Nunito" fo:font-size="10.5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11" style:family="text">
      <style:text-properties fo:font-variant="normal" fo:text-transform="none" fo:color="#212529" loext:opacity="100%" style:font-name="Nunito" fo:font-size="10.5pt" fo:letter-spacing="normal" fo:language="en" fo:country="GB" fo:font-style="normal" style:text-underline-style="none" fo:font-weight="normal" officeooo:rsid="0253f3dd" fo:background-color="transparent" loext:char-shading-value="0" style:font-size-asian="11pt" style:font-weight-asian="bold" style:font-size-complex="11pt" style:font-weight-complex="bold" loext:padding="0in" loext:border="none"/>
    </style:style>
    <style:style style:name="T112" style:family="text">
      <style:text-properties fo:font-variant="normal" fo:text-transform="none" fo:color="#212529" loext:opacity="100%" style:font-name="Nunito" fo:font-size="10.5pt" fo:letter-spacing="normal" fo:language="en" fo:country="GB" fo:font-style="normal" style:text-underline-style="none" officeooo:rsid="0253f3dd" fo:background-color="transparent" loext:char-shading-value="0" style:font-size-asian="11pt" style:font-size-complex="11pt" loext:padding="0in" loext:border="none"/>
    </style:style>
    <style:style style:name="T113" style:family="text">
      <style:text-properties fo:font-variant="normal" fo:text-transform="none" fo:color="#212529" loext:opacity="100%" style:font-name="Nunito" fo:font-size="10.5pt" fo:letter-spacing="normal" fo:language="en" fo:country="GB" fo:font-style="normal" style:text-underline-style="none" officeooo:rsid="0005e96b" fo:background-color="transparent" loext:char-shading-value="0" style:font-size-asian="11pt" style:font-size-complex="11pt" loext:padding="0in" loext:border="none"/>
    </style:style>
    <style:style style:name="T114" style:family="text">
      <style:text-properties fo:font-variant="normal" fo:text-transform="none" fo:color="#212529" loext:opacity="100%" style:font-name="Nunito"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15" style:family="text">
      <style:text-properties fo:font-variant="normal" fo:text-transform="none" fo:color="#212529" loext:opacity="100%" style:font-name="Nunito" fo:letter-spacing="normal" fo:language="en" fo:country="GB" fo:font-style="normal" style:text-underline-style="none" fo:font-weight="normal" officeooo:rsid="0253f3dd" fo:background-color="transparent" loext:char-shading-value="0" loext:padding="0in" loext:border="none"/>
    </style:style>
    <style:style style:name="T116" style:family="text">
      <style:text-properties fo:font-variant="normal" fo:text-transform="none" fo:color="#212529" loext:opacity="100%" fo:font-size="10.5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17" style:family="text">
      <style:text-properties fo:color="#737373" loext:opacity="100%" style:font-name="Consolas1" fo:font-size="10pt" fo:letter-spacing="-0.0126in" style:font-size-asian="10pt" style:font-size-complex="10pt"/>
    </style:style>
    <style:style style:name="T118" style:family="text">
      <style:text-properties fo:color="#737373" loext:opacity="100%" style:font-name="Consolas1" fo:font-size="10pt" fo:letter-spacing="-0.0126in" officeooo:rsid="0215f632" style:font-size-asian="10pt" style:font-size-complex="10pt"/>
    </style:style>
    <style:style style:name="T119" style:family="text">
      <style:text-properties fo:color="#737373"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20" style:family="text">
      <style:text-properties fo:color="#737373" loext:opacity="100%" style:font-name="Consolas1" fo:letter-spacing="-0.0102in"/>
    </style:style>
    <style:style style:name="T121" style:family="text">
      <style:text-properties fo:color="#737373" loext:opacity="100%" fo:letter-spacing="-0.0102in"/>
    </style:style>
    <style:style style:name="T122" style:family="text">
      <style:text-properties fo:color="#336699" loext:opacity="100%" style:font-name="Consolas1" fo:font-size="10pt" fo:letter-spacing="-0.0126in" fo:font-weight="normal" style:font-size-asian="10pt" style:font-size-complex="10pt"/>
    </style:style>
    <style:style style:name="T123" style:family="text">
      <style:text-properties fo:color="#336699" loext:opacity="100%" style:font-name="Consolas1" fo:font-size="10pt" fo:letter-spacing="-0.0126in" style:font-size-asian="10pt" style:font-size-complex="10pt"/>
    </style:style>
    <style:style style:name="T124" style:family="text">
      <style:text-properties fo:color="#336699" loext:opacity="100%" style:font-name="Consolas1" fo:font-size="10pt" fo:letter-spacing="-0.0193in" fo:language="en" fo:country="GB" style:text-underline-style="none" fo:font-weight="normal" officeooo:rsid="0005e96b" fo:background-color="transparent" loext:char-shading-value="0" style:font-size-asian="10pt" style:font-size-complex="10pt" loext:padding="0in" loext:border="none"/>
    </style:style>
    <style:style style:name="T125" style:family="text">
      <style:text-properties fo:color="#336699"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26" style:family="text">
      <style:text-properties fo:color="#336699" loext:opacity="100%" style:font-name="Consolas1" fo:letter-spacing="-0.0102in"/>
    </style:style>
    <style:style style:name="T127" style:family="text">
      <style:text-properties fo:color="#336699" loext:opacity="100%" style:font-name="Consolas1" fo:letter-spacing="-0.0102in" fo:font-weight="normal"/>
    </style:style>
    <style:style style:name="T128" style:family="text">
      <style:text-properties fo:color="#669933" loext:opacity="100%" style:font-name="Consolas1" fo:font-size="10pt" fo:letter-spacing="-0.0126in" style:font-size-asian="10pt" style:font-size-complex="10pt"/>
    </style:style>
    <style:style style:name="T129" style:family="text">
      <style:text-properties fo:color="#669933"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30" style:family="text">
      <style:text-properties fo:color="#669933" loext:opacity="100%" style:font-name="Consolas1" fo:letter-spacing="-0.0102in"/>
    </style:style>
    <style:style style:name="T131" style:family="text">
      <style:text-properties fo:color="#669933" loext:opacity="100%" fo:letter-spacing="-0.0102in"/>
    </style:style>
    <style:style style:name="T132" style:family="text">
      <style:text-properties style:use-window-font-color="true" loext:opacity="0%" style:font-name="Lato1" fo:font-size="11pt"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33" style:family="text">
      <style:text-properties style:use-window-font-color="true" loext:opacity="0%" style:font-name="Lato1" fo:font-size="11pt" officeooo:rsid="0005e96b" style:font-size-asian="11pt" style:font-size-complex="11pt"/>
    </style:style>
    <style:style style:name="T134" style:family="text">
      <style:text-properties style:use-window-font-color="true" loext:opacity="0%" style:font-name="Consolas1" officeooo:rsid="02183522"/>
    </style:style>
    <style:style style:name="T135" style:family="text">
      <style:text-properties style:use-window-font-color="true" loext:opacity="0%" style:font-name="Consolas1" officeooo:rsid="021f6423" style:font-name-asian="Noto Sans Mono CJK SC" style:font-name-complex="Liberation Mono"/>
    </style:style>
    <style:style style:name="T136" style:family="text">
      <style:text-properties style:use-window-font-color="true" loext:opacity="0%" style:font-name="Consolas1" style:text-underline-style="solid" style:text-underline-width="auto" style:text-underline-color="font-color"/>
    </style:style>
    <style:style style:name="T137" style:family="text">
      <style:text-properties style:use-window-font-color="true" loext:opacity="0%" style:font-name="Consolas1" style:text-underline-style="solid" style:text-underline-width="auto" style:text-underline-color="font-color" officeooo:rsid="023627ab"/>
    </style:style>
    <style:style style:name="T138" style:family="text">
      <style:text-properties fo:color="#c9211e" loext:opacity="100%"/>
    </style:style>
    <style:style style:name="T139" style:family="text">
      <style:text-properties fo:color="#c9211e" loext:opacity="100%" style:font-name="Consolas1" fo:font-size="10pt" fo:font-weight="normal" fo:background-color="transparent" loext:char-shading-value="0" style:font-size-asian="10pt" style:font-size-complex="10pt"/>
    </style:style>
    <style:style style:name="T140" style:family="text">
      <style:text-properties fo:color="#c9211e" loext:opacity="100%" style:font-name="Consolas1" fo:font-size="10pt" style:text-underline-style="none" style:font-size-asian="10pt" style:font-size-complex="10pt"/>
    </style:style>
    <style:style style:name="T141" style:family="text">
      <style:text-properties fo:color="#c9211e" loext:opacity="100%" style:font-name="Consolas1" fo:font-size="10pt" style:text-underline-style="none" fo:font-weight="normal" fo:background-color="#ffffff" loext:char-shading-value="0" style:font-size-asian="10pt" style:font-size-complex="10pt"/>
    </style:style>
    <style:style style:name="T142" style:family="text">
      <style:text-properties fo:color="#c9211e" loext:opacity="100%" style:font-name="Consolas1" fo:font-size="10pt" fo:language="en" fo:country="GB" style:text-underline-style="none"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143" style:family="text">
      <style:text-properties fo:color="#c9211e" loext:opacity="100%" style:font-name="Consolas1" fo:font-size="10pt" fo:language="en" fo:country="GB" style:text-underline-style="none" officeooo:rsid="02478cb9" fo:background-color="transparent" loext:char-shading-value="0" style:font-size-asian="10pt" style:font-weight-asian="normal" style:font-size-complex="10pt" style:font-weight-complex="normal" loext:padding="0in" loext:border="none"/>
    </style:style>
    <style:style style:name="T144" style:family="text">
      <style:text-properties fo:color="#c9211e" loext:opacity="100%" style:font-name="Consolas1" style:font-name-asian="Noto Sans Mono CJK SC" style:font-name-complex="Liberation Mono"/>
    </style:style>
    <style:style style:name="T145" style:family="text">
      <style:text-properties fo:color="#c9211e" loext:opacity="100%" fo:font-weight="normal"/>
    </style:style>
    <style:style style:name="T146" style:family="text">
      <style:text-properties fo:color="#c9211e" loext:opacity="100%" officeooo:rsid="024efe2a"/>
    </style:style>
    <style:style style:name="T147" style:family="text">
      <style:text-properties fo:color="#c9211e" loext:opacity="100%" officeooo:rsid="025003b3"/>
    </style:style>
    <style:style style:name="T148" style:family="text">
      <style:text-properties fo:color="#c9211e" loext:opacity="100%" fo:letter-spacing="-0.0043in" officeooo:rsid="025003b3"/>
    </style:style>
    <style:style style:name="T149" style:family="text">
      <style:text-properties fo:color="#c9211e" loext:opacity="100%" fo:letter-spacing="-0.0043in" officeooo:rsid="02518a88"/>
    </style:style>
    <style:style style:name="T150" style:family="text">
      <style:text-properties fo:color="#c9211e" loext:opacity="100%" fo:letter-spacing="-0.0102in" officeooo:rsid="025003b3"/>
    </style:style>
    <style:style style:name="T151" style:family="text">
      <style:text-properties officeooo:rsid="0122c4ff" loext:padding="0in" loext:border="none"/>
    </style:style>
    <style:style style:name="T152" style:family="text">
      <style:text-properties fo:color="#333333" loext:opacity="100%" style:font-name="Consolas1" fo:font-size="10pt"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153" style:family="text">
      <style:text-properties fo:color="#333333"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54" style:family="text">
      <style:text-properties fo:color="#333333" loext:opacity="100%" style:font-name="Consolas1" fo:font-size="10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155"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56" style:family="text">
      <style:text-properties fo:color="#333333" loext:opacity="100%" style:font-name="Consolas1" fo:font-size="10pt" style:text-underline-style="none" fo:font-weight="normal" officeooo:rsid="0005e96b" style:font-size-asian="10pt" style:font-weight-asian="normal" style:font-size-complex="10pt" style:font-weight-complex="normal"/>
    </style:style>
    <style:style style:name="T157" style:family="text">
      <style:text-properties officeooo:rsid="01708a7b" loext:padding="0in" loext:border="none"/>
    </style:style>
    <style:style style:name="T158" style:family="text">
      <style:text-properties fo:color="#127622"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59" style:family="text">
      <style:text-properties fo:color="#127622"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60" style:family="text">
      <style:text-properties fo:color="#127622" loext:opacity="100%" style:font-name="Consolas1" fo:font-size="10pt" fo:language="en" fo:country="GB" fo:font-style="normal" style:text-underline-style="none" fo:font-weight="normal" officeooo:rsid="02183522" fo:background-color="transparent" loext:char-shading-value="0" style:font-size-asian="10pt" style:font-weight-asian="normal" style:font-size-complex="10pt" style:font-weight-complex="normal" loext:padding="0in" loext:border="none"/>
    </style:style>
    <style:style style:name="T161" style:family="text">
      <style:text-properties fo:color="#127622" loext:opacity="100%" style:font-name="Consolas1" fo:font-size="10pt" style:text-underline-style="none" officeooo:rsid="0005e96b" style:font-size-asian="10pt" style:font-size-complex="10pt"/>
    </style:style>
    <style:style style:name="T162" style:family="text">
      <style:text-properties fo:color="#127622" loext:opacity="100%" style:font-name="Consolas1" fo:font-size="10pt" style:text-underline-style="none" officeooo:rsid="0005e96b" style:font-size-asian="10pt" style:font-weight-asian="normal" style:font-size-complex="10pt" style:font-weight-complex="normal"/>
    </style:style>
    <style:style style:name="T163" style:family="text">
      <style:text-properties fo:color="#127622" loext:opacity="100%" style:font-name="Consolas1" fo:language="en" fo:country="GB" style:text-underline-style="none" officeooo:rsid="0005e96b" style:font-weight-asian="normal" style:font-weight-complex="normal" loext:padding="0in" loext:border="none"/>
    </style:style>
    <style:style style:name="T164" style:family="text">
      <style:text-properties fo:color="#993366" loext:opacity="100%" style:font-name="Consolas1" fo:font-size="10pt" fo:letter-spacing="-0.0126in" style:font-size-asian="10pt" style:font-size-complex="10pt"/>
    </style:style>
    <style:style style:name="T165" style:family="text">
      <style:text-properties fo:color="#993366" loext:opacity="100%" style:font-name="Consolas1" fo:font-size="10pt" fo:letter-spacing="-0.0126in" officeooo:rsid="0215f632" style:font-size-asian="10pt" style:font-size-complex="10pt"/>
    </style:style>
    <style:style style:name="T166" style:family="text">
      <style:text-properties fo:color="#993366"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67" style:family="text">
      <style:text-properties fo:color="#993366" loext:opacity="100%" style:font-name="Consolas1" fo:letter-spacing="-0.0102in"/>
    </style:style>
    <style:style style:name="T168" style:family="text">
      <style:text-properties fo:color="#993366" loext:opacity="100%" style:font-name="Consolas1" fo:letter-spacing="-0.0102in" fo:font-weight="bold"/>
    </style:style>
    <style:style style:name="T169" style:family="text">
      <style:text-properties fo:font-weight="normal"/>
    </style:style>
    <style:style style:name="T170" style:family="text">
      <style:text-properties fo:font-weight="normal" style:font-weight-asian="normal" style:font-weight-complex="normal"/>
    </style:style>
    <style:style style:name="T171" style:family="text">
      <style:text-properties style:font-name="Lato1" fo:font-size="11pt" style:text-underline-style="none" fo:font-weight="normal" officeooo:rsid="0005e96b" style:font-size-asian="11pt" style:font-weight-asian="normal" style:font-size-complex="11pt" style:font-weight-complex="normal"/>
    </style:style>
    <style:style style:name="T172" style:family="text">
      <style:text-properties style:font-name="Lato1" fo:font-size="11pt"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73" style:family="text">
      <style:text-properties style:font-name="Lato1" fo:font-size="11pt"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74" style:family="text">
      <style:text-properties style:font-name="Lato1" style:text-underline-style="none" officeooo:rsid="0005e96b"/>
    </style:style>
    <style:style style:name="T175" style:family="text">
      <style:text-properties style:font-name="Consolas1"/>
    </style:style>
    <style:style style:name="T176" style:family="text">
      <style:text-properties style:font-name="Consolas1" fo:font-size="10pt" style:font-size-asian="10pt" style:font-size-complex="10pt"/>
    </style:style>
    <style:style style:name="T177" style:family="text">
      <style:text-properties style:font-name="Consolas1" fo:font-size="10pt" officeooo:rsid="0005e96b" style:font-size-asian="10pt" style:font-size-complex="10pt"/>
    </style:style>
    <style:style style:name="T178" style:family="text">
      <style:text-properties style:font-name="Consolas1" fo:font-size="10pt" officeooo:rsid="02183522" style:font-size-asian="10pt" style:font-size-complex="10pt"/>
    </style:style>
    <style:style style:name="T179" style:family="text">
      <style:text-properties style:font-name="Consolas1" fo:font-size="10pt" officeooo:rsid="021f6423" style:font-size-asian="10pt" style:font-size-complex="10pt"/>
    </style:style>
    <style:style style:name="T180" style:family="text">
      <style:text-properties style:font-name="Consolas1" fo:font-size="10pt" officeooo:rsid="021f6423" style:font-name-asian="Noto Sans Mono CJK SC" style:font-size-asian="10pt" style:font-name-complex="Liberation Mono" style:font-size-complex="10pt"/>
    </style:style>
    <style:style style:name="T181" style:family="text">
      <style:text-properties style:font-name="Consolas1" fo:font-size="10pt" style:text-underline-style="solid" style:text-underline-width="auto" style:text-underline-color="font-color" officeooo:rsid="0005e96b" style:font-size-asian="10pt" style:font-size-complex="10pt"/>
    </style:style>
    <style:style style:name="T182" style:family="text">
      <style:text-properties style:font-name="Consolas1" style:font-name-asian="Noto Sans Mono CJK SC" style:font-name-complex="Liberation Mono"/>
    </style:style>
    <style:style style:name="T183" style:family="text">
      <style:text-properties fo:font-style="normal" fo:font-weight="normal"/>
    </style:style>
    <style:style style:name="T184" style:family="text">
      <style:text-properties fo:font-style="normal" fo:font-weight="normal" style:font-name-asian="Noto Sans Mono CJK SC" style:font-name-complex="Liberation Mono"/>
    </style:style>
    <style:style style:name="T185" style:family="text">
      <style:text-properties officeooo:rsid="0216640a"/>
    </style:style>
    <style:style style:name="T186" style:family="text">
      <style:text-properties style:font-name="inherit" fo:font-size="9.75pt"/>
    </style:style>
    <style:style style:name="T187" style:family="text">
      <style:text-properties style:font-name="inherit" fo:font-size="9.75pt" style:text-underline-style="none"/>
    </style:style>
    <style:style style:name="T188" style:family="text">
      <style:text-properties style:font-name="inherit" fo:font-size="9.75pt" fo:language="en" fo:country="GB" style:text-underline-style="none" officeooo:rsid="012986e1" fo:background-color="transparent" loext:char-shading-value="0" style:font-size-asian="11pt" style:font-weight-asian="normal" style:font-size-complex="11pt" style:font-weight-complex="normal" loext:padding="0in" loext:border="none"/>
    </style:style>
    <style:style style:name="T189" style:family="text">
      <style:text-properties fo:color="#5b277d" loext:opacity="100%"/>
    </style:style>
    <style:style style:name="T190" style:family="text">
      <style:text-properties fo:color="#5b277d" loext:opacity="100%" style:font-name="Consolas1" fo:font-size="10pt" style:text-underline-style="none" officeooo:rsid="02197a68" style:font-size-asian="10pt" style:font-size-complex="10pt"/>
    </style:style>
    <style:style style:name="T191" style:family="text">
      <style:text-properties officeooo:rsid="021f25c9"/>
    </style:style>
    <style:style style:name="T19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93" style:family="text">
      <style:text-properties fo:font-size="10pt" style:text-underline-style="solid" style:text-underline-width="auto" style:text-underline-color="font-color" fo:font-weight="normal" officeooo:rsid="005e9f9c" style:font-size-asian="10pt" style:font-weight-asian="normal" style:font-size-complex="10pt" style:font-weight-complex="normal"/>
    </style:style>
    <style:style style:name="T194" style:family="text">
      <style:text-properties officeooo:rsid="0221c0c5"/>
    </style:style>
    <style:style style:name="T195" style:family="text">
      <style:text-properties officeooo:rsid="02239a14"/>
    </style:style>
    <style:style style:name="T196" style:family="text">
      <style:text-properties fo:color="#468a1a" loext:opacity="100%"/>
    </style:style>
    <style:style style:name="T197" style:family="text">
      <style:text-properties fo:color="#468a1a" loext:opacity="100%" officeooo:rsid="02247ba1"/>
    </style:style>
    <style:style style:name="T198" style:family="text">
      <style:text-properties fo:color="#468a1a"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99" style:family="text">
      <style:text-properties fo:color="#468a1a"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00" style:family="text">
      <style:text-properties officeooo:rsid="0224d5b3"/>
    </style:style>
    <style:style style:name="T201" style:family="text">
      <style:text-properties officeooo:rsid="02272277"/>
    </style:style>
    <style:style style:name="T202" style:family="text">
      <style:text-properties officeooo:rsid="0227c424"/>
    </style:style>
    <style:style style:name="T203" style:family="text">
      <style:text-properties officeooo:rsid="022c7c57"/>
    </style:style>
    <style:style style:name="T204" style:family="text">
      <style:text-properties officeooo:rsid="02391a33"/>
    </style:style>
    <style:style style:name="T205" style:family="text">
      <style:text-properties officeooo:rsid="025003b3"/>
    </style:style>
    <style:style style:name="T206" style:family="text">
      <style:text-properties fo:letter-spacing="normal"/>
    </style:style>
    <style:style style:name="T207" style:family="text">
      <style:text-properties fo:color="#007700" loext:opacity="100%" style:font-name="Consolas1" fo:font-size="10pt" style:text-underline-style="none" fo:font-weight="normal" fo:background-color="#ffffff" loext:char-shading-value="0" style:font-size-asian="10pt" style:font-size-complex="10pt"/>
    </style:style>
    <style:style style:name="T208" style:family="text">
      <style:text-properties fo:color="#1c1c1c" loext:opacity="100%" style:font-name="Consolas1" fo:font-size="10pt" style:text-underline-style="none" fo:font-weight="normal" fo:background-color="#ffffff" loext:char-shading-value="0"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text:span text:style-name="T1">PHP Notes Chapter </text:span><text:span text:style-name="T157">3</text:span><text:span text:style-name="T1">  </text:span><text:span text:style-name="T151">Regular Expressions</text:span></text:p>
      <text:p text:style-name="P252"><text:span text:style-name="Strong_20_Emphasis"><text:span text:style-name="T98">PHP support PERL Style Regex and offer 8 functions for searching and modifying strings. </text:span></text:span></text:p>
      <text:p text:style-name="P251"><text:span text:style-name="Strong_20_Emphasis"><text:span text:style-name="T98">POSIX Style Regex was deprecated in PHP 5.3 and it had 7 POS</text:span></text:span><text:span text:style-name="Strong_20_Emphasis"><text:span text:style-name="T99">I</text:span></text:span><text:span text:style-name="Strong_20_Emphasis"><text:span text:style-name="T98">X function</text:span></text:span><text:span text:style-name="Strong_20_Emphasis"><text:span text:style-name="T114"> </text:span></text:span><text:span text:style-name="Strong_20_Emphasis"><text:span text:style-name="T102">(Portable Operating System Interface </text:span></text:span><text:span text:style-name="Strong_20_Emphasis"><text:span text:style-name="T102">)</text:span></text:span></text:p>
      <text:h text:style-name="P81" text:outline-level="2">Regular Expression Functions</text:h>
      <text:p text:style-name="P54">preg_match()<text:tab/><text:tab/><text:tab/>Returns 1 if the pattern was found in the string and 0 if not</text:p>
      <text:p text:style-name="P55"><text:span text:style-name="Strong_20_Emphasis"><text:span text:style-name="T122">preg_match</text:span></text:span><text:span text:style-name="T117">(</text:span><text:span text:style-name="T128">str</text:span><text:span text:style-name="T117"> </text:span><text:span text:style-name="Source_20_Text"><text:span text:style-name="T123">$pattern</text:span></text:span><text:span text:style-name="T117">,</text:span><text:span text:style-name="T118"> </text:span><text:span text:style-name="T128">str</text:span><text:span text:style-name="T117"> </text:span><text:span text:style-name="Source_20_Text"><text:span text:style-name="T123">$subject</text:span></text:span><text:span text:style-name="T117">, </text:span><text:span text:style-name="T128">array</text:span><text:span text:style-name="T117"> </text:span><text:span text:style-name="Source_20_Text"><text:span text:style-name="T123">&amp;$matches</text:span></text:span><text:span text:style-name="T164"> = </text:span><text:span text:style-name="Source_20_Text"><text:span text:style-name="T165">null</text:span></text:span><text:span text:style-name="T117">, </text:span><text:span text:style-name="T128">int</text:span><text:span text:style-name="T117"> </text:span><text:span text:style-name="Source_20_Text"><text:span text:style-name="T123">$flags</text:span></text:span><text:span text:style-name="T164"> = 0</text:span><text:span text:style-name="T117">, </text:span><text:span text:style-name="T128">int</text:span><text:span text:style-name="T117"> </text:span><text:span text:style-name="Source_20_Text"><text:span text:style-name="T123">$offset</text:span></text:span><text:span text:style-name="T164"> = 0 </text:span><text:span text:style-name="T117">): </text:span><text:span text:style-name="T128">int|false</text:span></text:p>
      <text:p text:style-name="P91">Example:</text:p>
      <text:p text:style-name="P10">&lt;?php</text:p>
      <text:p text:style-name="P159">preg_match('/(a)(b)*(c)/','ac', $matches);</text:p>
      <text:p text:style-name="P154">var_export($matches);</text:p>
      <text:p text:style-name="P141">// array ( 0 =&gt; 'ac', 1 =&gt; 'a', 2 =&gt; '', <text:s text:c="2"/>3 =&gt; 'c', )</text:p>
      <text:p text:style-name="P141"/>
      <text:p text:style-name="P161"><text:span text:style-name="T169">preg_match('/(a)(b)*(c)/','ac', $matches, </text:span><text:span text:style-name="T145">PREG_UNMATCHED_AS_NULL</text:span><text:span text:style-name="T169">);</text:span></text:p>
      <text:p text:style-name="P155">var_export($matches);</text:p>
      <text:p text:style-name="P143">// array ( 0 =&gt; 'ac', 1 =&gt; 'a', 2 =&gt; NULL, 3 =&gt; 'c', )</text:p>
      <text:p text:style-name="P154"/>
      <text:p text:style-name="P160"><text:span text:style-name="T169">preg_match('/(a)(b)*(c)/','ac', $matches, </text:span><text:span text:style-name="T145">PREG_OFFSET_CAPTURE</text:span><text:span text:style-name="T169">);</text:span></text:p>
      <text:p text:style-name="P154">var_export($matches);</text:p>
      <text:p text:style-name="P142">// array ( </text:p>
      <text:p text:style-name="P142"><text:tab/>0 =&gt; array ( 0 =&gt; 'ac', 1 =&gt; 0, ), </text:p>
      <text:p text:style-name="P142"><text:tab/>1 =&gt; array ( 0 =&gt; 'a', <text:s/>1 =&gt; 0, ), </text:p>
      <text:p text:style-name="P142"><text:tab/>2 =&gt; array ( 0 =&gt; '', <text:s text:c="2"/>1 =&gt; -1,), <text:tab/><text:tab/><text:span text:style-name="T138">&lt;- </text:span><text:span text:style-name="T146">Note no match will return -1</text:span></text:p>
      <text:p text:style-name="P248"><text:tab/>3 =&gt; array ( 0 =&gt; 'c', <text:s/>1 =&gt; 1, ), )</text:p>
      <text:p text:style-name="P142"/>
      <text:p text:style-name="P153">preg_match('/def/', 'defaaa', $matches, PREG_OFFSET_CAPTURE, <text:span text:style-name="T138">3</text:span>);</text:p>
      <text:p text:style-name="P158">print_r($matches);<text:tab/><text:tab/><text:span text:style-name="T60">// Array ( )</text:span></text:p>
      <text:p text:style-name="P153">?&gt;</text:p>
      <text:p text:style-name="P49">preg_match_all()<text:tab/><text:tab/>Perform a global regular expression match</text:p>
      <text:p text:style-name="P76"><text:span text:style-name="Strong_20_Emphasis"><text:span text:style-name="T124">preg_match_all</text:span></text:span><text:span text:style-name="T119">(</text:span><text:span text:style-name="T129">str</text:span><text:span text:style-name="T119"> </text:span><text:span text:style-name="Source_20_Text"><text:span text:style-name="T125">$pattern</text:span></text:span><text:span text:style-name="T119">, </text:span><text:span text:style-name="T129">str</text:span><text:span text:style-name="T119"> </text:span><text:span text:style-name="Source_20_Text"><text:span text:style-name="T125">$subject</text:span></text:span><text:span text:style-name="T119">, </text:span><text:span text:style-name="T129">array</text:span><text:span text:style-name="T119"> </text:span><text:span text:style-name="Source_20_Text"><text:span text:style-name="T125">&amp;$matches</text:span></text:span><text:span text:style-name="T166"> = </text:span><text:span text:style-name="Strong_20_Emphasis"><text:span text:style-name="Source_20_Text"><text:span text:style-name="T166">null</text:span></text:span></text:span><text:span text:style-name="T119">, </text:span><text:span text:style-name="T129">int</text:span><text:span text:style-name="T119"> </text:span><text:span text:style-name="Source_20_Text"><text:span text:style-name="T125">$flags</text:span></text:span><text:span text:style-name="T166"> = 0</text:span><text:span text:style-name="T119">, </text:span><text:span text:style-name="T129">int</text:span><text:span text:style-name="T119"> </text:span><text:span text:style-name="Source_20_Text"><text:span text:style-name="T125">$offset</text:span></text:span><text:span text:style-name="T166"> = 0</text:span><text:span text:style-name="T119">): </text:span><text:span text:style-name="T129">int|false|null</text:span></text:p>
      <text:p text:style-name="P92">Example:</text:p>
      <text:p text:style-name="P29">&lt;?<text:span text:style-name="T194">php</text:span></text:p>
      <text:p text:style-name="P11">preg_match('/(foo)/', 'foo bar foo', $matches);</text:p>
      <text:p text:style-name="P8">var_export($matches);</text:p>
      <text:p text:style-name="P145">// <text:span text:style-name="T205">a</text:span>rray ( 0 =&gt; 'foo', 1 =&gt; 'foo', )</text:p>
      <text:p text:style-name="P145"/>
      <text:p text:style-name="P6">preg_match_all('/(foo)/', 'foo bar foo', $matches);</text:p>
      <text:p text:style-name="P6">var_export($matches);</text:p>
      <text:p text:style-name="P144">// array ( <text:span text:style-name="T189">0 =&gt; array ( 0 =&gt; 'foo', 1 =&gt; 'foo', )</text:span>, <text:span text:style-name="T189">1 =&gt; array ( 0 =&gt; 'foo', 1 =&gt; 'foo', )</text:span>, )</text:p>
      <text:p text:style-name="P144"/>
      <text:p text:style-name="P6">preg_match_all('/(foo)(bar)/', 'foo bar foo', $matches);</text:p>
      <text:p text:style-name="P28"><text:span text:style-name="T206">var_export($matches);</text:span><text:tab/><text:tab/><text:tab/> <text:s text:c="9"/><text:span text:style-name="T138">&lt;- </text:span><text:span text:style-name="T147">Note: in this &amp; the below ex: </text:span><text:span text:style-name="T148">the </text:span><text:span text:style-name="T149">number of</text:span><text:span text:style-name="T148"> group</text:span><text:span text:style-name="T149">s</text:span><text:span text:style-name="T148"> </text:span></text:p>
      <text:p text:style-name="P146">// array ( 0 =&gt; array ( ), 1 =&gt; array ( ), 2 =&gt; array ( ), )<text:tab/> <text:span text:style-name="T205"><text:s text:c="2"/></text:span><text:span text:style-name="T150">matches are related to the global match</text:span></text:p>
      <text:p text:style-name="P144"><text:s text:c="3"/></text:p>
      <text:p text:style-name="P7">preg_match_all('/(foo) (bar)/', 'foo bar foo', $matches);</text:p>
      <text:p text:style-name="P7">var_export($matches);</text:p>
      <text:p text:style-name="P146">// array ( 0 =&gt; array ( 0 =&gt; 'foo bar', ), 1 =&gt; array ( 0 =&gt; 'foo', ), 2 =&gt; array ( 0 =&gt; 'bar', ), )</text:p>
      <text:p text:style-name="P27">?&gt;</text:p>
      <text:p text:style-name="P247"><text:soft-page-break/>Meta-Characters</text:p>
      <text:p text:style-name="P105">Character <text:tab/><text:tab/>Meaning</text:p>
      <text:p text:style-name="P97">\ <text:tab/><text:tab/><text:tab/>General escape character</text:p>
      <text:p text:style-name="P97">^ <text:tab/><text:tab/><text:tab/>Start of subject or line</text:p>
      <text:p text:style-name="P97">$ <text:tab/><text:tab/><text:tab/>End of subject or line</text:p>
      <text:p text:style-name="P97">. <text:tab/><text:tab/><text:tab/>Match any character except newline</text:p>
      <text:p text:style-name="P97">[ <text:tab/><text:tab/><text:tab/>Start defining a character class</text:p>
      <text:p text:style-name="P97">] <text:tab/><text:tab/><text:tab/>End defining a character class</text:p>
      <text:p text:style-name="P97">| <text:tab/><text:tab/><text:tab/>Start of an alternate branch (like an “or”)</text:p>
      <text:p text:style-name="P97">( <text:tab/><text:tab/><text:tab/>Start of a sub-pattern</text:p>
      <text:p text:style-name="P97">) <text:tab/><text:tab/><text:tab/>End of a sub-pattern</text:p>
      <text:p text:style-name="P97">? <text:tab/><text:tab/><text:tab/>Zero or one quantifier</text:p>
      <text:p text:style-name="P97">* <text:tab/><text:tab/><text:tab/>Zero or more quantifier</text:p>
      <text:p text:style-name="P97">+ <text:tab/><text:tab/><text:tab/>One or more quantifier</text:p>
      <text:p text:style-name="P97">{ <text:tab/><text:tab/><text:tab/>Start min/max quantifier</text:p>
      <text:p text:style-name="P97">} <text:tab/><text:tab/><text:tab/>End min/max quantifier</text:p>
      <text:p text:style-name="P50"><text:span text:style-name="Strong_20_Emphasis"><text:span text:style-name="T193">Example:</text:span></text:span></text:p>
      <text:p text:style-name="P15">&lt;?php </text:p>
      <text:p text:style-name="P152">preg_match(<text:span text:style-name="T138">'/^(start)|(last)$/'</text:span>, 'first startlast', $array);</text:p>
      <text:p text:style-name="P152">var_export($array);</text:p>
      <text:p text:style-name="P152">?&gt;</text:p>
      <text:p text:style-name="P30">array ( 0 =&gt; 'last', 1 =&gt; '', 2 =&gt; 'last', )</text:p>
      <text:p text:style-name="P15"/>
      <text:p text:style-name="P77"/>
      <text:p text:style-name="P77"/>
      <text:p text:style-name="P111"><text:span text:style-name="T173">preg_replace()</text:span><text:span text:style-name="T172"><text:tab/>— Searches subject for matches to pattern and replaces them with replacement.</text:span></text:p>
      <text:p text:style-name="P56"><text:span text:style-name="Strong_20_Emphasis"><text:span text:style-name="T127">preg_replace</text:span></text:span><text:span text:style-name="T120">(</text:span></text:p>
      <text:p text:style-name="P56"><text:span text:style-name="T120">    </text:span><text:span text:style-name="T130">string|array</text:span><text:span text:style-name="T120"> </text:span><text:span text:style-name="Source_20_Text"><text:span text:style-name="T126">$pattern</text:span></text:span><text:span text:style-name="T120">,</text:span></text:p>
      <text:p text:style-name="P56"><text:span text:style-name="T120">    </text:span><text:span text:style-name="T130">string|array</text:span><text:span text:style-name="T120"> </text:span><text:span text:style-name="Source_20_Text"><text:span text:style-name="T126">$replacement</text:span></text:span><text:span text:style-name="T120">,</text:span></text:p>
      <text:p text:style-name="P56"><text:span text:style-name="T120">    </text:span><text:span text:style-name="T130">string|array</text:span><text:span text:style-name="T120"> </text:span><text:span text:style-name="Source_20_Text"><text:span text:style-name="T126">$subject</text:span></text:span><text:span text:style-name="T120">,</text:span></text:p>
      <text:p text:style-name="P56"><text:span text:style-name="T120">    </text:span><text:span text:style-name="T130">int</text:span><text:span text:style-name="T120"> </text:span><text:span text:style-name="Source_20_Text"><text:span text:style-name="T126">$limit</text:span></text:span><text:span text:style-name="T167"> = -1</text:span><text:span text:style-name="T120">,</text:span></text:p>
      <text:p text:style-name="P56"><text:span text:style-name="T120">    </text:span><text:span text:style-name="T130">int</text:span><text:span text:style-name="T120"> </text:span><text:span text:style-name="Source_20_Text"><text:span text:style-name="T126">&amp;$count</text:span></text:span><text:span text:style-name="T167"> = </text:span><text:span text:style-name="Source_20_Text"><text:span text:style-name="T168">null</text:span></text:span></text:p>
      <text:p text:style-name="P96"><text:span text:style-name="T121">): </text:span><text:span text:style-name="T131">string|array|null</text:span></text:p>
      <text:p text:style-name="P150"/>
      <text:p text:style-name="P205"><text:span text:style-name="Source_20_Text"><text:span text:style-name="T36">$limit</text:span></text:span><text:span text:style-name="Source_20_Text"><text:span text:style-name="T30"> <text:s text:c="8"/></text:span></text:span><text:span text:style-name="T32">The maximum possible replacements for each pattern in each </text:span><text:span text:style-name="Source_20_Text"><text:span text:style-name="T32">subject</text:span></text:span><text:span text:style-name="T32"> string. Defaults to </text:span><text:span text:style-name="Source_20_Text"><text:span text:style-name="T32">-1</text:span></text:span><text:span text:style-name="T32"> (no limit).</text:span></text:p>
      <text:p text:style-name="P232"><text:span text:style-name="Source_20_Text"><text:span text:style-name="T36">&amp;$count <text:s/></text:span></text:span><text:span text:style-name="Source_20_Text"><text:span text:style-name="T30"><text:s text:c="2"/></text:span></text:span><text:span text:style-name="T30">If specified, this variable will be filled with the number of replacements done.</text:span></text:p>
      <text:p text:style-name="P56"><text:soft-page-break/><text:span text:style-name="Strong_20_Emphasis"><text:span text:style-name="T192">Example:</text:span></text:span></text:p>
      <text:p text:style-name="P188"><text:span text:style-name="Source_20_Text"><text:span text:style-name="T17">&lt;?php</text:span></text:span></text:p>
      <text:p text:style-name="P188"><text:span text:style-name="Source_20_Text"><text:span text:style-name="T17">$pattern</text:span></text:span><text:span text:style-name="Source_20_Text"><text:span text:style-name="T68"> </text:span></text:span><text:span text:style-name="Source_20_Text"><text:span text:style-name="T69">= </text:span></text:span><text:span text:style-name="Source_20_Text"><text:span text:style-name="T78">'/(\w+) (\d+), (\d+)/i'</text:span></text:span><text:span text:style-name="Source_20_Text"><text:span text:style-name="T69">;</text:span></text:span></text:p>
      <text:p text:style-name="P188"><text:span text:style-name="Source_20_Text"><text:span text:style-name="T17">$replacement</text:span></text:span><text:span text:style-name="Source_20_Text"><text:span text:style-name="T68"> </text:span></text:span><text:span text:style-name="Source_20_Text"><text:span text:style-name="T69">= </text:span></text:span><text:span text:style-name="Source_20_Text"><text:span text:style-name="T78">'${1}1,$3'</text:span></text:span><text:span text:style-name="Source_20_Text"><text:span text:style-name="T69">;<text:tab/><text:tab/><text:tab/>// &lt;-- </text:span></text:span><text:span text:style-name="Source_20_Text"><text:span text:style-name="T70">NOTE ${1} </text:span></text:span><text:span text:style-name="Source_20_Text"><text:span text:style-name="T71">AND $3</text:span></text:span></text:p>
      <text:p text:style-name="P188"><text:span text:style-name="Source_20_Text"><text:span text:style-name="T17">$string</text:span></text:span><text:span text:style-name="Source_20_Text"><text:span text:style-name="T68"> </text:span></text:span><text:span text:style-name="Source_20_Text"><text:span text:style-name="T69">= </text:span></text:span><text:span text:style-name="Source_20_Text"><text:span text:style-name="T78">'April 15, 2003'</text:span></text:span><text:span text:style-name="Source_20_Text"><text:span text:style-name="T69">;</text:span></text:span></text:p>
      <text:p text:style-name="P188"><text:span text:style-name="Source_20_Text"><text:span text:style-name="T69">echo </text:span></text:span><text:span text:style-name="Source_20_Text"><text:span text:style-name="T17">preg_replac</text:span></text:span><text:span text:style-name="Source_20_Text"><text:span text:style-name="T68">e</text:span></text:span><text:span text:style-name="Source_20_Text"><text:span text:style-name="T69">(</text:span></text:span><text:span text:style-name="Source_20_Text"><text:span text:style-name="T17">$pattern</text:span></text:span><text:span text:style-name="Source_20_Text"><text:span text:style-name="T69">, </text:span></text:span><text:span text:style-name="Source_20_Text"><text:span text:style-name="T17">$replacement</text:span></text:span><text:span text:style-name="Source_20_Text"><text:span text:style-name="T69">, </text:span></text:span><text:span text:style-name="Source_20_Text"><text:span text:style-name="T17">$string</text:span></text:span><text:span text:style-name="Source_20_Text"><text:span text:style-name="T69">);</text:span></text:span></text:p>
      <text:p text:style-name="P188"><text:span text:style-name="Source_20_Text"><text:span text:style-name="T17">?&gt;</text:span></text:span></text:p>
      <text:p text:style-name="P88"><text:span text:style-name="Source_20_Text"><text:span text:style-name="T156">April1,2003</text:span></text:span></text:p>
      <text:p text:style-name="P77"/>
      <text:p text:style-name="P77"><text:span text:style-name="Source_20_Text"><text:span text:style-name="T25"/></text:span></text:p>
      <text:p text:style-name="P82"><text:span text:style-name="Source_20_Text"><text:span text:style-name="T10">&lt;?php</text:span></text:span></text:p>
      <text:p text:style-name="P82"><text:span text:style-name="Source_20_Text"><text:span text:style-name="T10">$count = 0;</text:span></text:span></text:p>
      <text:p text:style-name="P89"><text:span text:style-name="Source_20_Text"><text:span text:style-name="T207">echo</text:span></text:span><text:span text:style-name="Source_20_Text"><text:span text:style-name="T10"> preg_replace(</text:span></text:span><text:span text:style-name="Source_20_Text"><text:span text:style-name="T141">array('/\s/', '/\d/')</text:span></text:span><text:span text:style-name="Source_20_Text"><text:span text:style-name="T10">, </text:span></text:span><text:span text:style-name="Source_20_Text"><text:span text:style-name="T141">'*'</text:span></text:span><text:span text:style-name="Source_20_Text"><text:span text:style-name="T10">, </text:span></text:span><text:span text:style-name="Source_20_Text"><text:span text:style-name="T141">' 1 2 3 4 '</text:span></text:span><text:span text:style-name="Source_20_Text"><text:span text:style-name="T10">, </text:span></text:span><text:span text:style-name="Source_20_Text"><text:span text:style-name="T141">2</text:span></text:span><text:span text:style-name="Source_20_Text"><text:span text:style-name="T10"> , </text:span></text:span><text:span text:style-name="Source_20_Text"><text:span text:style-name="T141">$count</text:span></text:span><text:span text:style-name="Source_20_Text"><text:span text:style-name="T10">);<text:tab/></text:span></text:span><text:span text:style-name="Source_20_Text"><text:span text:style-name="T208">// **** 3 4</text:span></text:span></text:p>
      <text:p text:style-name="P206"><text:span text:style-name="Source_20_Text"><text:span text:style-name="T72">echo</text:span></text:span><text:span text:style-name="Source_20_Text"><text:span text:style-name="T20"> $count; <text:s/>  <text:tab/><text:tab/><text:tab/><text:tab/><text:tab/><text:tab/><text:tab/><text:tab/><text:tab/><text:tab/></text:span></text:span><text:span text:style-name="Source_20_Text"><text:span text:style-name="T97">// 4</text:span></text:span></text:p>
      <text:p text:style-name="P82"><text:span text:style-name="Source_20_Text"><text:span text:style-name="T10">?&gt;</text:span></text:span></text:p>
      <text:p text:style-name="P57">Note: <text:span text:style-name="T2">limit</text:span> is the number replacements for each pattern, in this example, \s stoped after the first 2 spaces and sow did \d. While <text:span text:style-name="T2">count</text:span> is the total number of replacement of all the patters did together. <text:s/>2 + 2 = 4</text:p>
      <text:p text:style-name="P90"/>
      <text:p text:style-name="P77"><text:span text:style-name="Source_20_Text"><text:span text:style-name="T9"/></text:span></text:p>
      <text:p text:style-name="P79">Generic Character Types</text:p>
      <text:p text:style-name="P106">Symbol <text:tab/>Character Type</text:p>
      <text:p text:style-name="P93">\d <text:tab/><text:tab/>Any decimal digit</text:p>
      <text:p text:style-name="P93">\h <text:tab/><text:tab/>Any horizontal whitespace character</text:p>
      <text:p text:style-name="P93">\s <text:tab/><text:tab/>Any whitespace character</text:p>
      <text:p text:style-name="P139">\v <text:tab/><text:tab/>Any vertical whitespace character</text:p>
      <text:p text:style-name="P95">\w <text:tab/><text:tab/>Any “word” character<text:tab/><text:tab/><text:span text:style-name="T195">equivalent to [a-zA-Z0-9_]</text:span></text:p>
      <text:p text:style-name="P93">\D <text:tab/><text:tab/>Any character that is not a decimal digit</text:p>
      <text:p text:style-name="P93">\H <text:tab/><text:tab/>Any character that is not horizontal whitespace</text:p>
      <text:p text:style-name="P93">\S <text:tab/><text:tab/>Any character that is not whitespace</text:p>
      <text:p text:style-name="P139">\V <text:tab/><text:tab/>Any character that is not a vertical whitespace character</text:p>
      <text:p text:style-name="P53"><text:span text:style-name="T175">\W <text:tab/><text:tab/>Any “non-word” character </text:span><text:tab/></text:p>
      <text:p text:style-name="P52"/>
      <text:p text:style-name="P74"><text:span text:style-name="Source_20_Text"><text:span text:style-name="T177">Example:</text:span></text:span></text:p>
      <text:p text:style-name="P151">&lt;?php</text:p>
      <text:p text:style-name="P151"/>
      <text:p text:style-name="P151">$s = ' '; <text:tab/><text:span text:style-name="T196">// </text:span><text:span text:style-name="T197">3 spaces</text:span></text:p>
      <text:p text:style-name="P162"/>
      <text:p text:style-name="P151">$n = preg_match_all('/\h/', $s, $a);</text:p>
      <text:p text:style-name="P151"/>
      <text:p text:style-name="P151">echo $n, PHP_EOL;</text:p>
      <text:p text:style-name="P151">var_export($a);</text:p>
      <text:p text:style-name="P151"/>
      <text:p text:style-name="P151">?&gt;</text:p>
      <text:p text:style-name="P33"><text:soft-page-break/>3</text:p>
      <text:p text:style-name="P47"><text:span text:style-name="T184">array (</text:span><text:span text:style-name="T183">0 =&gt; array (0 =&gt; ' ', 1 =&gt; ' ',</text:span> <text:span text:style-name="T183">2 =&gt; ' '))</text:span></text:p>
      <text:p text:style-name="P79">Boundaries</text:p>
      <text:p text:style-name="P107">Symbol <text:tab/><text:span text:style-name="T200">Boundary</text:span></text:p>
      <text:p text:style-name="P94">\b <text:tab/><text:tab/>Word boundary</text:p>
      <text:p text:style-name="P94">\B <text:tab/><text:tab/>Not a word boundary</text:p>
      <text:p text:style-name="P140">\A <text:tab/><text:tab/>Start of a subject</text:p>
      <text:p text:style-name="P140">\Z <text:tab/><text:tab/>End of subject or newline at end</text:p>
      <text:p text:style-name="P140">\z <text:tab/><text:tab/>End of subject</text:p>
      <text:p text:style-name="P140">\G <text:tab/><text:tab/>First matching position in subject</text:p>
      <text:p text:style-name="P140"/>
      <text:p text:style-name="P140"/>
      <text:p text:style-name="P70"><text:span text:style-name="Source_20_Text"><text:span text:style-name="T177">Example:</text:span></text:span></text:p>
      <text:p text:style-name="P9">&lt;?php<text:tab/></text:p>
      <text:p text:style-name="P1">$s = 'This island is beautiful';</text:p>
      <text:p text:style-name="P2"/>
      <text:p text:style-name="P3"><text:span text:style-name="T201">echo </text:span>preg_match_all(<text:span text:style-name="T138">'/\bis\b/'</text:span>, $s, <text:span text:style-name="T201">$array</text:span>);</text:p>
      <text:p text:style-name="P3">var_export(<text:span text:style-name="T201">$array</text:span>);</text:p>
      <text:p text:style-name="P5">?&gt;</text:p>
      <text:p text:style-name="P45">1</text:p>
      <text:p text:style-name="P46">array (</text:p>
      <text:p text:style-name="P46"><text:s text:c="2"/>0 =&gt; <text:s/>array ( 0 =&gt; 'is',),</text:p>
      <text:p text:style-name="P45">)</text:p>
      <text:p text:style-name="P2"/>
      <text:p text:style-name="P66"><text:span text:style-name="Source_20_Text"><text:span text:style-name="T177">Example:</text:span></text:span></text:p>
      <text:p text:style-name="P3">&lt;?php</text:p>
      <text:p text:style-name="P3">$s = 'This island is beautiful';</text:p>
      <text:p text:style-name="P3"/>
      <text:p text:style-name="P3"><text:span text:style-name="T201">echo </text:span>preg_match_all(<text:span text:style-name="T138">'/\Bis\B/'</text:span>, $s, <text:span text:style-name="T201">$array</text:span>);</text:p>
      <text:p text:style-name="P3">var_export(<text:span text:style-name="T201">$array</text:span>);</text:p>
      <text:p text:style-name="P4">?&gt;</text:p>
      <text:p text:style-name="P34">0</text:p>
      <text:p text:style-name="P35">array (</text:p>
      <text:p text:style-name="P35"><text:s text:c="2"/>0 =&gt; array (),</text:p>
      <text:p text:style-name="P36">)</text:p>
      <text:p text:style-name="P64"><text:span text:style-name="Source_20_Text"><text:span text:style-name="T177">Example:</text:span></text:span></text:p>
      <text:p text:style-name="P12">&lt;?php</text:p>
      <text:p text:style-name="P12">$s = '<text:span text:style-name="T138">Thisislandisbeautiful</text:span>';</text:p>
      <text:p text:style-name="P12"/>
      <text:p text:style-name="P14">echo preg_match_all('<text:span text:style-name="T138">/\Bis\B/</text:span>', $s, $array);</text:p>
      <text:p text:style-name="P13">var_export($array);</text:p>
      <text:p text:style-name="P1"/>
      <text:p text:style-name="P37">3</text:p>
      <text:p text:style-name="P35">array (</text:p>
      <text:p text:style-name="P35"><text:soft-page-break/><text:s text:c="2"/>0 =&gt; </text:p>
      <text:p text:style-name="P35"><text:s text:c="2"/>array (0 =&gt; 'is', 1 =&gt; 'is', 2 =&gt; 'is',),</text:p>
      <text:p text:style-name="P36">)</text:p>
      <text:p text:style-name="P79">Character Classes</text:p>
      <text:p text:style-name="P99">[abc]<text:tab/><text:tab/>Find any character between the brackets</text:p>
      <text:p text:style-name="P99">[^abc]<text:tab/>Find any character NOT between the brackets</text:p>
      <text:p text:style-name="P99">[0-9]<text:tab/><text:tab/>Find <text:span text:style-name="T202">any</text:span> character from the range 0 to 9</text:p>
      <text:p text:style-name="P98">(x|y)<text:tab/><text:tab/>Find <text:span text:style-name="T202">one</text:span> of the alternatives specified</text:p>
      <text:p text:style-name="P98"/>
      <text:p text:style-name="P98"/>
      <text:p text:style-name="P79">Quantifiers</text:p>
      <text:p text:style-name="P100">n+<text:tab/><text:tab/>Matches any string that contains at least one n</text:p>
      <text:p text:style-name="P100">n*<text:tab/><text:tab/>Matches any string that contains zero or more occurrences of n</text:p>
      <text:p text:style-name="P100">n?<text:tab/><text:tab/>Matches any string that contains zero or one occurrences of n</text:p>
      <text:p text:style-name="P100">n{x}<text:tab/><text:tab/>Matches any string that contains a sequence of X n's</text:p>
      <text:p text:style-name="P100">n{x,y}<text:tab/>Matches any string that contains a sequence of X to Y n's</text:p>
      <text:p text:style-name="P100">n{x,}<text:tab/><text:tab/>Matches any string that contains a sequence of at least X n's</text:p>
      <text:p text:style-name="P104">ab{2}<text:tab/><text:tab/><text:span text:style-name="T203">Matches abb</text:span></text:p>
      <text:p text:style-name="P101">(ab){2}<text:tab/>Matches abab</text:p>
      <text:p text:style-name="P101"/>
      <text:p text:style-name="P101"/>
      <text:p text:style-name="P108">Expression <text:span text:style-name="T170">"abc123ABCabc"</text:span><text:tab/><text:tab/>Limit <text:tab/><text:tab/><text:tab/><text:tab/><text:tab/><text:tab/>Output</text:p>
      <text:p text:style-name="P102">/[A-Z\d]+/ <text:tab/><text:tab/><text:tab/><text:tab/><text:tab/>One or unlimited <text:tab/><text:tab/><text:tab/><text:tab/>123ABC</text:p>
      <text:p text:style-name="P102">[A-Z\d]{3} <text:tab/><text:tab/><text:tab/><text:tab/><text:tab/>Exactly three <text:tab/><text:tab/><text:tab/><text:tab/>123</text:p>
      <text:p text:style-name="P102">[A-Z\d]{3,} <text:tab/><text:tab/><text:tab/><text:tab/>Three or more <text:tab/><text:tab/><text:tab/><text:tab/>123ABC</text:p>
      <text:p text:style-name="P102">[A-Z\d]{3,5} <text:tab/><text:tab/><text:tab/><text:tab/>Between three and five <text:tab/><text:tab/><text:tab/>123AB</text:p>
      <text:p text:style-name="P103">[A-Z\d]{50} <text:tab/><text:tab/><text:tab/><text:tab/>Exactly 50 <text:tab/><text:tab/><text:tab/><text:tab/><text:tab/>No match</text:p>
      <text:p text:style-name="P62"><text:span text:style-name="Source_20_Text"><text:span text:style-name="T177">Example:</text:span></text:span></text:p>
      <text:p text:style-name="P16">&lt;?php</text:p>
      <text:p text:style-name="P16">$str = "Apples and bananas.";</text:p>
      <text:p text:style-name="P16">$pattern = <text:span text:style-name="T138">"/ba(na){2}/i"</text:span>;</text:p>
      <text:p text:style-name="P16">preg_match($pattern, $str); // Outputs 1</text:p>
      <text:p text:style-name="P16"><text:soft-page-break/>?&gt;</text:p>
      <text:p text:style-name="P31">// Array ( [0] =&gt; banana [1] =&gt; na )</text:p>
      <text:p text:style-name="P87">Capturing Groups</text:p>
      <text:p text:style-name="P59">Capturing groups are delineated by brackets and allow you to apply a quantifier to the group. They also produce numbered groups that store the value that was matched, and they can be referenced elsewhere in your expression.</text:p>
      <text:p text:style-name="P58"><text:span text:style-name="Source_20_Text"><text:span text:style-name="T181">Example:</text:span></text:span></text:p>
      <text:p text:style-name="P22">&lt;?php </text:p>
      <text:p text:style-name="P22">$subject = "I can haz Cheeseburger<text:span text:style-name="T138">s</text:span>";</text:p>
      <text:p text:style-name="P23">$pattern = "<text:span text:style-name="T138">/I can haz (Cheeseburger)?/</text:span>";</text:p>
      <text:p text:style-name="P23"/>
      <text:p text:style-name="P23">preg_match($pattern, $subject, $matches);</text:p>
      <text:p text:style-name="P24">var_dump($matches[0]);<text:tab/><text:tab/></text:p>
      <text:p text:style-name="P149">// array(2) { [0]=&gt; string(22) "I can haz Cheeseburger" [1]=&gt; string(12) "Cheeseburger" }</text:p>
      <text:p text:style-name="P23"/>
      <text:p text:style-name="P23">$subject = "I can haz pizza";</text:p>
      <text:p text:style-name="P23">$pattern = "/I can haz (Cheeseburger)?/";</text:p>
      <text:p text:style-name="P23"/>
      <text:p text:style-name="P23">preg_match($pattern, $subject, $matches);</text:p>
      <text:p text:style-name="P25">var_dump($matches[0]);<text:tab/><text:tab/></text:p>
      <text:p text:style-name="P148">array(1) { [0]=&gt; string(10) "I can haz " }</text:p>
      <text:p text:style-name="P23">?&gt;</text:p>
      <text:p text:style-name="P23"/>
      <text:p text:style-name="P60">You can use non-capturing groups to optimize your query. You should use these when you don’t need to capture the match.</text:p>
      <text:p text:style-name="P60"/>
      <text:p text:style-name="P51"><text:span text:style-name="Source_20_Text"><text:span text:style-name="T186">?: <text:s/><text:tab/>is for non capturing group</text:span></text:span></text:p>
      <text:p text:style-name="P68"><text:span text:style-name="Source_20_Text"><text:span text:style-name="T177">Example:</text:span></text:span></text:p>
      <text:p text:style-name="P182"><text:span text:style-name="Source_20_Text"><text:span text:style-name="T13">&lt;?php</text:span></text:span></text:p>
      <text:p text:style-name="P182"><text:span text:style-name="Source_20_Text"><text:span text:style-name="T13">echo </text:span></text:span><text:span text:style-name="Source_20_Text"><text:span text:style-name="T75">preg_match_all</text:span></text:span><text:span text:style-name="Source_20_Text"><text:span text:style-name="T13">(</text:span></text:span><text:span text:style-name="Source_20_Text"><text:span text:style-name="T50">'/a(b)/'</text:span></text:span><text:span text:style-name="Source_20_Text"><text:span text:style-name="T13">, 'ab ab a ac ac', $a</text:span></text:span><text:span text:style-name="Source_20_Text"><text:span text:style-name="T15">rray</text:span></text:span><text:span text:style-name="Source_20_Text"><text:span text:style-name="T13">);</text:span></text:span></text:p>
      <text:p text:style-name="P182"><text:span text:style-name="Source_20_Text"><text:span text:style-name="T13">var_export($a</text:span></text:span><text:span text:style-name="Source_20_Text"><text:span text:style-name="T15">rray</text:span></text:span><text:span text:style-name="Source_20_Text"><text:span text:style-name="T13">);</text:span></text:span></text:p>
      <text:p text:style-name="P183"><text:span text:style-name="Source_20_Text"><text:span text:style-name="T13">?&gt;</text:span></text:span></text:p>
      <text:p text:style-name="P214"><text:span text:style-name="Source_20_Text"><text:span text:style-name="T59">2</text:span></text:span></text:p>
      <text:p text:style-name="P116"><text:span text:style-name="Source_20_Text"><text:span text:style-name="T158">array (</text:span></text:span></text:p>
      <text:p text:style-name="P132"><text:span text:style-name="Source_20_Text"><text:span text:style-name="T159"><text:s text:c="2"/>0 =&gt; array ( 0 =&gt; 'ab', 1 =&gt; 'ab',),</text:span></text:span></text:p>
      <text:p text:style-name="P132"><text:span text:style-name="Source_20_Text"><text:span text:style-name="T159"><text:s text:c="2"/>1 =&gt; array ( 0 =&gt; 'b' , 1 =&gt; 'b',),</text:span></text:span></text:p>
      <text:p text:style-name="P115"><text:span text:style-name="Source_20_Text"><text:span text:style-name="T158">)</text:span></text:span></text:p>
      <text:p text:style-name="P215"><text:span text:style-name="T4">echo </text:span><text:span text:style-name="Source_20_Text"><text:span text:style-name="T76">preg_match_all</text:span></text:span><text:span text:style-name="T4">(</text:span><text:span text:style-name="T139">'/a(?:b)/'</text:span><text:span text:style-name="T4">, 'ab ab a ac ac', $a</text:span><text:span text:style-name="T5">rray</text:span><text:span text:style-name="T4">);</text:span></text:p>
      <text:p text:style-name="P215"><text:span text:style-name="T4">var_export($a</text:span><text:span text:style-name="T5">rray</text:span><text:span text:style-name="T4">);</text:span></text:p>
      <text:p text:style-name="P184"><text:span text:style-name="Source_20_Text"><text:span text:style-name="T13">?&gt;</text:span></text:span></text:p>
      <text:p text:style-name="P125"><text:span text:style-name="Source_20_Text"><text:span text:style-name="T158">2</text:span></text:span></text:p>
      <text:p text:style-name="P116"><text:span text:style-name="Source_20_Text"><text:span text:style-name="T158">array (</text:span></text:span></text:p>
      <text:p text:style-name="P132"><text:span text:style-name="Source_20_Text"><text:span text:style-name="T159"><text:s text:c="2"/>0 =&gt; array ( 0 =&gt; 'ab', 1 =&gt; 'ab', ),</text:span></text:span></text:p>
      <text:p text:style-name="P137"><text:span text:style-name="Source_20_Text"><text:span text:style-name="T162">)</text:span></text:span></text:p>
      <text:p text:style-name="P63"><text:span text:style-name="Source_20_Text"><text:span text:style-name="T177">Example:</text:span></text:span></text:p>
      <text:p text:style-name="P17">&lt;?php</text:p>
      <text:p text:style-name="P18">$str = "Apples and bananas.";</text:p>
      <text:p text:style-name="P18">$pattern = <text:span text:style-name="T138">"/ba(?:na){2}/i"</text:span>;</text:p>
      <text:p text:style-name="P18"><text:soft-page-break/>preg_match($pattern, $str); // Outputs 1</text:p>
      <text:p text:style-name="P19">?&gt;</text:p>
      <text:p text:style-name="P32">// Array ( [0] =&gt; banana)</text:p>
      <text:p text:style-name="P80">Greed and Laziness</text:p>
      <text:p text:style-name="P65"><text:span text:style-name="Source_20_Text"><text:span text:style-name="T174">By default, matching is “greedy” and will match as much as possible of the string.</text:span></text:span></text:p>
      <text:p text:style-name="P65"><text:span text:style-name="Source_20_Text"><text:span text:style-name="T177">Example:</text:span></text:span></text:p>
      <text:p text:style-name="P21">&lt;?php</text:p>
      <text:p text:style-name="P21">$subject = "Some &lt;strong&gt;html&lt;/strong&gt; text";</text:p>
      <text:p text:style-name="P21">$pattern = <text:span text:style-name="T138">"/&lt;.*&gt;/"</text:span>;</text:p>
      <text:p text:style-name="P21">$matches = [];</text:p>
      <text:p text:style-name="P21">preg_match($pattern, $subject, $matches);</text:p>
      <text:p text:style-name="P21">var_dump($matches[0]);  </text:p>
      <text:p text:style-name="P20">?&gt;</text:p>
      <text:p text:style-name="P40">// string(21) "&lt;strong&gt;html&lt;/strong&gt;"</text:p>
      <text:p text:style-name="P41"><text:span text:style-name="Source_20_Text"><text:span text:style-name="T133">By contrast, a lazy search returns the shortest possible match. You can modify a quantifier to make it lazy by adding a question mark (?) to it.</text:span></text:span></text:p>
      <text:p text:style-name="P41"><text:span text:style-name="Source_20_Text"><text:span text:style-name="T133"/></text:span></text:p>
      <text:p text:style-name="P41"><text:span text:style-name="Source_20_Text"><text:span text:style-name="T11">&lt;?php</text:span></text:span></text:p>
      <text:p text:style-name="P41"><text:span text:style-name="Source_20_Text"><text:span text:style-name="T11">$subject = "Some &lt;strong&gt;html&lt;/strong&gt; text";</text:span></text:span></text:p>
      <text:p text:style-name="P41"><text:span text:style-name="Source_20_Text"><text:span text:style-name="T11">$pattern = </text:span></text:span><text:span text:style-name="Source_20_Text"><text:span text:style-name="T144">"/&lt;.*?&gt;/"</text:span></text:span><text:span text:style-name="Source_20_Text"><text:span text:style-name="T11">;</text:span></text:span></text:p>
      <text:p text:style-name="P41"><text:span text:style-name="Source_20_Text"><text:span text:style-name="T11">$matches = [];</text:span></text:span></text:p>
      <text:p text:style-name="P41"><text:span text:style-name="Source_20_Text"><text:span text:style-name="T11">preg_match_all($pattern, $subject, $matches);</text:span></text:span></text:p>
      <text:p text:style-name="P41"><text:span text:style-name="Source_20_Text"><text:span text:style-name="T11">var_dump($matches);</text:span></text:span></text:p>
      <text:p text:style-name="P39"><text:span text:style-name="Source_20_Text"><text:span text:style-name="T11">?&gt;</text:span></text:span></text:p>
      <text:p text:style-name="P41"><text:span text:style-name="Source_20_Text"><text:span text:style-name="T182">/*</text:span></text:span></text:p>
      <text:p text:style-name="P41"><text:span text:style-name="Source_20_Text"><text:span text:style-name="T182">array(1) {</text:span></text:span></text:p>
      <text:p text:style-name="P41"><text:span text:style-name="Source_20_Text"><text:span text:style-name="T182">          <text:s text:c="2"/>[0] =&gt;</text:span></text:span></text:p>
      <text:p text:style-name="P41"><text:span text:style-name="Source_20_Text"><text:span text:style-name="T182">                  array(2) {</text:span></text:span></text:p>
      <text:p text:style-name="P41"><text:span text:style-name="Source_20_Text"><text:span text:style-name="T182">                  [0] =&gt; string(8) "&lt;strong&gt;"</text:span></text:span></text:p>
      <text:p text:style-name="P41"><text:span text:style-name="Source_20_Text"><text:span text:style-name="T182">                  [1] =&gt; string(9) "&lt;/strong&gt;"</text:span></text:span></text:p>
      <text:p text:style-name="P41"><text:span text:style-name="Source_20_Text"><text:span text:style-name="T182">         <text:s text:c="3"/>}</text:span></text:span></text:p>
      <text:p text:style-name="P41"><text:span text:style-name="Source_20_Text"><text:span text:style-name="T182">        }</text:span></text:span></text:p>
      <text:p text:style-name="P38"><text:span text:style-name="Source_20_Text"><text:span text:style-name="T182">*/</text:span></text:span></text:p>
      <text:p text:style-name="P41"><text:span text:style-name="Source_20_Text"><text:span text:style-name="T182"/></text:span></text:p>
      <text:p text:style-name="P78">Naming Groups</text:p>
      <text:p text:style-name="P78"><text:span text:style-name="Source_20_Text"><text:span text:style-name="T171">You can name capturing groups by adding </text:span></text:span><text:span text:style-name="Source_20_Text"><text:span text:style-name="T12">?&lt;name&gt;</text:span></text:span><text:span text:style-name="Source_20_Text"><text:span text:style-name="T171"> to the beginning of the bracket that opens the group.</text:span></text:span></text:p>
      <text:p text:style-name="P42"><text:span text:style-name="Source_20_Text"><text:span text:style-name="T136">Example:</text:span></text:span></text:p>
      <text:p text:style-name="P44"><text:span text:style-name="Source_20_Text"><text:span text:style-name="T3">&lt;?php </text:span></text:span></text:p>
      <text:p text:style-name="P166"><text:span text:style-name="Source_20_Text"><text:span text:style-name="T21">$pattern = '/^(\w+)@(\w+).(\w+)/';</text:span></text:span></text:p>
      <text:p text:style-name="P165"><text:span text:style-name="Source_20_Text"><text:span text:style-name="T18">$subject = 'chris12aug@yahoo.com';</text:span></text:span></text:p>
      <text:p text:style-name="P166"><text:span text:style-name="Source_20_Text"><text:span text:style-name="T21">preg_match($pattern, $subject, $matches);</text:span></text:span></text:p>
      <text:p text:style-name="P166"><text:span text:style-name="Source_20_Text"><text:span text:style-name="T21">var_export($matches);</text:span></text:span></text:p>
      <text:p text:style-name="P169"><text:span text:style-name="Source_20_Text"><text:span text:style-name="T21">?&gt;</text:span></text:span></text:p>
      <text:p text:style-name="P43"><text:span text:style-name="Source_20_Text"><text:span text:style-name="T175">array (</text:span></text:span></text:p>
      <text:p text:style-name="P126"><text:soft-page-break/><text:span text:style-name="Source_20_Text"><text:span text:style-name="T152"><text:s text:c="2"/>0 =&gt; 'chris12aug@yahoo.com',</text:span></text:span></text:p>
      <text:p text:style-name="P126"><text:span text:style-name="Source_20_Text"><text:span text:style-name="T152"><text:s text:c="2"/>1 =&gt; 'chris12aug',</text:span></text:span></text:p>
      <text:p text:style-name="P126"><text:span text:style-name="Source_20_Text"><text:span text:style-name="T152"><text:s text:c="2"/>2 =&gt; 'yahoo',</text:span></text:span></text:p>
      <text:p text:style-name="P126"><text:span text:style-name="Source_20_Text"><text:span text:style-name="T152"><text:s text:c="2"/>3 =&gt; 'com',</text:span></text:span></text:p>
      <text:p text:style-name="P113"><text:span text:style-name="Source_20_Text"><text:span text:style-name="T154">)</text:span></text:span></text:p>
      <text:p text:style-name="P42"><text:span text:style-name="Source_20_Text"><text:span text:style-name="T136">Example </text:span></text:span><text:span text:style-name="Source_20_Text"><text:span text:style-name="T137">(using group naming)</text:span></text:span><text:span text:style-name="Source_20_Text"><text:span text:style-name="T136">:</text:span></text:span></text:p>
      <text:p text:style-name="P44"><text:span text:style-name="Source_20_Text"><text:span text:style-name="T3">&lt;?php </text:span></text:span></text:p>
      <text:p text:style-name="P166"><text:span text:style-name="Source_20_Text"><text:span text:style-name="T21">$pattern = </text:span></text:span><text:span text:style-name="Source_20_Text"><text:span text:style-name="T51">'/^(?&lt;username&gt;\w+)@(?&lt;domain&gt;\w+).(?&lt;tld&gt;\w+)/'</text:span></text:span><text:span text:style-name="Source_20_Text"><text:span text:style-name="T21">;</text:span></text:span></text:p>
      <text:p text:style-name="P166"><text:span text:style-name="Source_20_Text"><text:span text:style-name="T21">$subject = 'chris12aug@yahoo.com';</text:span></text:span></text:p>
      <text:p text:style-name="P163"><text:span text:style-name="Source_20_Text"><text:span text:style-name="T18"/></text:span></text:p>
      <text:p text:style-name="P166"><text:span text:style-name="Source_20_Text"><text:span text:style-name="T21">preg_match($pattern, $subject, $matches);</text:span></text:span></text:p>
      <text:p text:style-name="P166"><text:span text:style-name="Source_20_Text"><text:span text:style-name="T21">var_export($matches);</text:span></text:span></text:p>
      <text:p text:style-name="P167"><text:span text:style-name="Source_20_Text"><text:span text:style-name="T21">?&gt;</text:span></text:span></text:p>
      <text:p text:style-name="P168"><text:span text:style-name="Source_20_Text"><text:span text:style-name="T62">array (</text:span></text:span></text:p>
      <text:p text:style-name="P126"><text:span text:style-name="Source_20_Text"><text:span text:style-name="T152"><text:s text:c="2"/>0 =&gt; 'chris12aug@yahoo.com',</text:span></text:span></text:p>
      <text:p text:style-name="P126"><text:span text:style-name="Source_20_Text"><text:span text:style-name="T152"><text:s text:c="2"/>'username' =&gt; 'chris12aug',</text:span></text:span></text:p>
      <text:p text:style-name="P126"><text:span text:style-name="Source_20_Text"><text:span text:style-name="T152"><text:s text:c="2"/>1 =&gt; 'chris12aug',</text:span></text:span></text:p>
      <text:p text:style-name="P126"><text:span text:style-name="Source_20_Text"><text:span text:style-name="T152"><text:s text:c="2"/>'domain' =&gt; 'yahoo',</text:span></text:span></text:p>
      <text:p text:style-name="P126"><text:span text:style-name="Source_20_Text"><text:span text:style-name="T152"><text:s text:c="2"/>2 =&gt; 'yahoo',</text:span></text:span></text:p>
      <text:p text:style-name="P126"><text:span text:style-name="Source_20_Text"><text:span text:style-name="T152"><text:s text:c="2"/>'tld' =&gt; 'com',</text:span></text:span></text:p>
      <text:p text:style-name="P126"><text:span text:style-name="Source_20_Text"><text:span text:style-name="T152"><text:s text:c="2"/>3 =&gt; 'com',</text:span></text:span></text:p>
      <text:p text:style-name="P121"><text:span text:style-name="Source_20_Text"><text:span text:style-name="T154">)</text:span></text:span></text:p>
      <text:p text:style-name="P122"><text:span text:style-name="Source_20_Text"><text:span text:style-name="T132">So you are able to reference $matches['username']</text:span></text:span></text:p>
      <text:h text:style-name="P86" text:outline-level="1">Lookahead and Lookbehind <text:span text:style-name="T204">(</text:span><text:span text:style-name="T185">L</text:span>ookaround<text:span text:style-name="T204">)</text:span></text:h>
      <text:p text:style-name="P110"><text:span text:style-name="Source_20_Text"><text:span text:style-name="T188">?= <text:s/>is for positive look ahead</text:span></text:span></text:p>
      <text:p text:style-name="P71"><text:span text:style-name="Source_20_Text"><text:span text:style-name="T177">Example </text:span></text:span><text:span text:style-name="Source_20_Text"><text:span text:style-name="T178">(matches a</text:span></text:span><text:span text:style-name="Source_20_Text"><text:span text:style-name="T179">n</text:span></text:span><text:span text:style-name="Source_20_Text"><text:span text:style-name="T178"> '</text:span></text:span><text:span text:style-name="Source_20_Text"><text:span text:style-name="T180">a</text:span></text:span><text:span text:style-name="Source_20_Text"><text:span text:style-name="T178">' that is</text:span></text:span><text:span text:style-name="Source_20_Text"><text:span text:style-name="T179"> </text:span></text:span><text:span text:style-name="Source_20_Text"><text:span text:style-name="T180">followed </text:span></text:span><text:span text:style-name="Source_20_Text"><text:span text:style-name="T178">by a '</text:span></text:span><text:span text:style-name="Source_20_Text"><text:span text:style-name="T180">b</text:span></text:span><text:span text:style-name="Source_20_Text"><text:span text:style-name="T178">'):</text:span></text:span></text:p>
      <text:p text:style-name="P69"><text:span text:style-name="Source_20_Text"><text:span text:style-name="T7">&lt;?php</text:span></text:span></text:p>
      <text:p text:style-name="P69"><text:span text:style-name="Source_20_Text"><text:span text:style-name="T6">echo </text:span></text:span><text:span text:style-name="Source_20_Text"><text:span text:style-name="T190">preg_match_all</text:span></text:span><text:span text:style-name="Source_20_Text"><text:span text:style-name="T6">(</text:span></text:span><text:span text:style-name="Source_20_Text"><text:span text:style-name="T140">'/a(?=b)/'</text:span></text:span><text:span text:style-name="Source_20_Text"><text:span text:style-name="T6">, 'ab ab a ac ac', $a</text:span></text:span><text:span text:style-name="Source_20_Text"><text:span text:style-name="T8">rray</text:span></text:span><text:span text:style-name="Source_20_Text"><text:span text:style-name="T6">);</text:span></text:span></text:p>
      <text:p text:style-name="P186"><text:span text:style-name="Source_20_Text"><text:span text:style-name="T13">var_export($a</text:span></text:span><text:span text:style-name="Source_20_Text"><text:span text:style-name="T15">rray</text:span></text:span><text:span text:style-name="Source_20_Text"><text:span text:style-name="T13">);</text:span></text:span></text:p>
      <text:p text:style-name="P185"><text:span text:style-name="Source_20_Text"><text:span text:style-name="T13">?&gt;</text:span></text:span></text:p>
      <text:p text:style-name="P135"><text:span text:style-name="Source_20_Text"><text:span text:style-name="T161">2</text:span></text:span></text:p>
      <text:p text:style-name="P118"><text:span text:style-name="Source_20_Text"><text:span text:style-name="T158">array (</text:span></text:span></text:p>
      <text:p text:style-name="P130"><text:span text:style-name="Source_20_Text"><text:span text:style-name="T159"><text:s text:c="2"/>0 =&gt; </text:span></text:span><text:span text:style-name="Source_20_Text"><text:span text:style-name="T160">a</text:span></text:span><text:span text:style-name="Source_20_Text"><text:span text:style-name="T159">rray ( 0 =&gt; 'a', 1 =&gt; 'a', ),</text:span></text:span></text:p>
      <text:p text:style-name="P120"><text:span text:style-name="Source_20_Text"><text:span text:style-name="T158">)</text:span></text:span></text:p>
      <text:p text:style-name="P73"><text:span text:style-name="Source_20_Text"><text:span text:style-name="T187">?! <text:s/>is for negative look ahead</text:span></text:span></text:p>
      <text:p text:style-name="P75"><text:span text:style-name="Source_20_Text"><text:span text:style-name="T176">Example (matches a</text:span></text:span><text:span text:style-name="Source_20_Text"><text:span text:style-name="T179">n</text:span></text:span><text:span text:style-name="Source_20_Text"><text:span text:style-name="T176"> '</text:span></text:span><text:span text:style-name="Source_20_Text"><text:span text:style-name="T180">a</text:span></text:span><text:span text:style-name="Source_20_Text"><text:span text:style-name="T176">' that is</text:span></text:span><text:span text:style-name="Source_20_Text"><text:span text:style-name="T179"> NOT </text:span></text:span><text:span text:style-name="Source_20_Text"><text:span text:style-name="T180">followed </text:span></text:span><text:span text:style-name="Source_20_Text"><text:span text:style-name="T176">by a '</text:span></text:span><text:span text:style-name="Source_20_Text"><text:span text:style-name="T180">b</text:span></text:span><text:span text:style-name="Source_20_Text"><text:span text:style-name="T176">'):</text:span></text:span></text:p>
      <text:p text:style-name="P181"><text:span text:style-name="Source_20_Text"><text:span text:style-name="T14">&lt;?php</text:span></text:span></text:p>
      <text:p text:style-name="P181"><text:span text:style-name="Source_20_Text"><text:span text:style-name="T14">echo </text:span></text:span><text:span text:style-name="Source_20_Text"><text:span text:style-name="T75">preg_match_all</text:span></text:span><text:span text:style-name="Source_20_Text"><text:span text:style-name="T14">(</text:span></text:span><text:span text:style-name="Source_20_Text"><text:span text:style-name="T49">'/a(?!b)/'</text:span></text:span><text:span text:style-name="Source_20_Text"><text:span text:style-name="T14">, 'ab ab a ac ac', $a);</text:span></text:span></text:p>
      <text:p text:style-name="P180"><text:span text:style-name="Source_20_Text"><text:span text:style-name="T14">var_export($a);</text:span></text:span></text:p>
      <text:p text:style-name="P179"><text:span text:style-name="Source_20_Text"><text:span text:style-name="T14">?&gt;</text:span></text:span></text:p>
      <text:p text:style-name="P109"><text:span text:style-name="Source_20_Text"><text:span text:style-name="T158">3 </text:span></text:span></text:p>
      <text:p text:style-name="P109"><text:span text:style-name="Source_20_Text"><text:span text:style-name="T158">array (</text:span></text:span></text:p>
      <text:p text:style-name="P127"><text:span text:style-name="Source_20_Text"><text:span text:style-name="T159"><text:s text:c="2"/>0 =&gt; array ( 0 =&gt; 'a', 1 =&gt; 'a', 2 =&gt; 'a', ),</text:span></text:span></text:p>
      <text:p text:style-name="P117"><text:span text:style-name="Source_20_Text"><text:span text:style-name="T158">)</text:span></text:span></text:p>
      <text:p text:style-name="P72"><text:span text:style-name="Source_20_Text"><text:span text:style-name="T58"/></text:span></text:p>
      <text:p text:style-name="P196"><text:span text:style-name="Source_20_Text"><text:span text:style-name="T33">Example:</text:span></text:span></text:p>
      <text:p text:style-name="P196"><text:span text:style-name="Source_20_Text"><text:span text:style-name="T23">&lt;?php</text:span></text:span></text:p>
      <text:p text:style-name="P196"><text:span text:style-name="Source_20_Text"><text:span text:style-name="T24">echo </text:span></text:span><text:span text:style-name="Source_20_Text"><text:span text:style-name="T73">preg_match_</text:span></text:span><text:span text:style-name="Source_20_Text"><text:span text:style-name="T74">all</text:span></text:span><text:span text:style-name="Source_20_Text"><text:span text:style-name="T23">(</text:span></text:span><text:span text:style-name="Source_20_Text"><text:span text:style-name="T48">'/foo(?=b)(.*)/'</text:span></text:span><text:span text:style-name="Source_20_Text"><text:span text:style-name="T23">, 'foobar', $a);</text:span></text:span></text:p>
      <text:p text:style-name="P178"><text:span text:style-name="Source_20_Text"><text:span text:style-name="T16">var_export($a);</text:span></text:span></text:p>
      <text:p text:style-name="P177"><text:span text:style-name="Source_20_Text"><text:span text:style-name="T23">?&gt;</text:span></text:span></text:p>
      <text:p text:style-name="P112"><text:soft-page-break/><text:span text:style-name="Source_20_Text"><text:span text:style-name="T158">1</text:span></text:span></text:p>
      <text:p text:style-name="P112"><text:span text:style-name="Source_20_Text"><text:span text:style-name="T158">array (</text:span></text:span></text:p>
      <text:p text:style-name="P129"><text:span text:style-name="Source_20_Text"><text:span text:style-name="T159"><text:s text:c="2"/>0 =&gt; array ( 0 =&gt; 'foobar', ),</text:span></text:span></text:p>
      <text:p text:style-name="P127"><text:span text:style-name="Source_20_Text"><text:span text:style-name="T159"><text:s text:c="2"/>1 =&gt; array ( 0 =&gt; 'bar', ),</text:span></text:span></text:p>
      <text:p text:style-name="P114"><text:span text:style-name="Source_20_Text"><text:span text:style-name="T158">)</text:span></text:span></text:p>
      <text:p text:style-name="P73"><text:span text:style-name="Source_20_Text"><text:span text:style-name="T187">?&lt;= is for positive look behind</text:span></text:span></text:p>
      <text:p text:style-name="P26"><text:span text:style-name="Source_20_Text"><text:span text:style-name="T134">Example (matches a 'y'that is preceded by an '</text:span></text:span><text:span text:style-name="Source_20_Text"><text:span text:style-name="T135">x</text:span></text:span><text:span text:style-name="Source_20_Text"><text:span text:style-name="T134">')</text:span></text:span></text:p>
      <text:p text:style-name="P157">&lt;?<text:span text:style-name="T191">php</text:span></text:p>
      <text:p text:style-name="P157">echo <text:span text:style-name="Source_20_Text"><text:span text:style-name="T77">preg_match_all</text:span></text:span>(<text:span text:style-name="Source_20_Text"><text:span text:style-name="T56">'/(?&lt;=x)y/'</text:span></text:span>, 'xyz xxy yyy yyz yzz', $a);</text:p>
      <text:p text:style-name="P157">var_export($a);</text:p>
      <text:p text:style-name="P157">?&gt;</text:p>
      <text:p text:style-name="P157"/>
      <text:p text:style-name="P138"><text:span text:style-name="Source_20_Text"><text:span text:style-name="T163">2</text:span></text:span></text:p>
      <text:p text:style-name="P119"><text:span text:style-name="Source_20_Text"><text:span text:style-name="T158">array (</text:span></text:span></text:p>
      <text:p text:style-name="P131"><text:span text:style-name="Source_20_Text"><text:span text:style-name="T159"><text:s text:c="2"/>0 =&gt; array ( 0 =&gt; 'y', 1 =&gt; 'y', ),</text:span></text:span></text:p>
      <text:p text:style-name="P114"><text:span text:style-name="Source_20_Text"><text:span text:style-name="T158">)</text:span></text:span></text:p>
      <text:p text:style-name="P67"><text:span text:style-name="Source_20_Text"><text:span text:style-name="T187">?&lt;! is for negative look behind</text:span></text:span></text:p>
      <text:p text:style-name="P164"><text:span text:style-name="Source_20_Text"><text:span text:style-name="T33">Example (matches a 'y'that is </text:span></text:span><text:span text:style-name="Source_20_Text"><text:span text:style-name="T35">NOT</text:span></text:span><text:span text:style-name="Source_20_Text"><text:span text:style-name="T33"> preceded by an '</text:span></text:span><text:span text:style-name="Source_20_Text"><text:span text:style-name="T35">x</text:span></text:span><text:span text:style-name="Source_20_Text"><text:span text:style-name="T33">')</text:span></text:span></text:p>
      <text:p text:style-name="P156">&lt;?<text:span text:style-name="T191">php</text:span></text:p>
      <text:p text:style-name="P157">echo <text:span text:style-name="Source_20_Text"><text:span text:style-name="T77">preg_match_all</text:span></text:span>(<text:span text:style-name="Source_20_Text"><text:span text:style-name="T56">'/(?&lt;!x)y/'</text:span></text:span>, 'xyz xxy yyy yyz yzz', $a);</text:p>
      <text:p text:style-name="P157">var_export($a);</text:p>
      <text:p text:style-name="P156">?&gt;</text:p>
      <text:p text:style-name="P136"><text:span text:style-name="Source_20_Text"><text:span text:style-name="T161">6</text:span></text:span></text:p>
      <text:p text:style-name="P119"><text:span text:style-name="Source_20_Text"><text:span text:style-name="T158">array (</text:span></text:span></text:p>
      <text:p text:style-name="P131"><text:span text:style-name="Source_20_Text"><text:span text:style-name="T159"><text:s text:c="2"/>0 =&gt; array ( 0 =&gt; 'y', 1 =&gt; 'y', 2 =&gt; 'y', 3 =&gt; 'y', 4 =&gt; 'y', 5 =&gt; 'y', ),</text:span></text:span></text:p>
      <text:p text:style-name="P114"><text:span text:style-name="Source_20_Text"><text:span text:style-name="T158">)</text:span></text:span></text:p>
      <text:p text:style-name="P147">https://www.rexegg.com/regex-lookarounds.html</text:p>
      <text:p text:style-name="P147">https://stackoverflow.com/questions/10804732/difference-between-and</text:p>
      <text:p text:style-name="P147">https://www.regular-expressions.info/lookaround.html </text:p>
      <text:p text:style-name="P72"/>
      <text:p text:style-name="P84">Modifiers</text:p>
      <text:p text:style-name="P61">Modifier <text:s/><text:tab/>Function</text:p>
      <text:p text:style-name="P85"><text:span text:style-name="Source_20_Text"><text:span text:style-name="T171">i <text:tab/><text:tab/>The expression is case-insensitive.</text:span></text:span></text:p>
      <text:p text:style-name="P85"><text:span text:style-name="Source_20_Text"><text:span text:style-name="T171">m <text:tab/><text:tab/>Multiline mode. Strings can span multiple lines and newline characters are ignored. Instead of <text:tab/><text:tab/>matching the beginning and end of the string, the ^ and $ symbols will match the beginning <text:tab/><text:tab/>and end of the line.</text:span></text:span></text:p>
      <text:p text:style-name="P85"><text:span text:style-name="Source_20_Text"><text:span text:style-name="T171">s <text:tab/><text:tab/>The . meta-character will also match newlines.</text:span></text:span></text:p>
      <text:p text:style-name="P85"><text:span text:style-name="Source_20_Text"><text:span text:style-name="T171">x <text:tab/><text:tab/>Ignore whitespace unless you escape it.</text:span></text:span></text:p>
      <text:p text:style-name="P85"><text:span text:style-name="Source_20_Text"><text:span text:style-name="T171">e <text:tab/><text:tab/>This causes PHP code to be evaluated and is highly discouraged. It is deprecated as of PHP <text:tab/><text:tab/>5.5 and in PHP 7 will generate a warning, as it is no longer supported.</text:span></text:span></text:p>
      <text:p text:style-name="P85"><text:soft-page-break/><text:span text:style-name="Source_20_Text"><text:span text:style-name="T171">U <text:tab/><text:tab/>This makes the quantifiers lazy by default and using the ? after them instead marks them as <text:tab/><text:tab/>greedy.</text:span></text:span></text:p>
      <text:p text:style-name="P83"><text:span text:style-name="Source_20_Text"><text:span text:style-name="T171">u <text:tab/><text:tab/>This tells PHP to treat the pattern and string as being UTF-8 encoded.</text:span></text:span></text:p>
      <text:p text:style-name="P192"><text:span text:style-name="Source_20_Text"><text:span text:style-name="T30"><text:tab/><text:tab/>This means that characters instead of bytes are matched.</text:span></text:span></text:p>
      <text:p text:style-name="P191"><text:span text:style-name="Source_20_Text"><text:span text:style-name="T31">preg_split() </text:span></text:span><text:span text:style-name="Source_20_Text"><text:span text:style-name="T30">— Split string by a regular expression </text:span></text:span></text:p>
      <text:p text:style-name="P190"><text:span text:style-name="Source_20_Text"><text:span text:style-name="Strong_20_Emphasis"><text:span text:style-name="T82">preg_split</text:span></text:span></text:span><text:span text:style-name="Source_20_Text"><text:span text:style-name="T79">(</text:span></text:span><text:span text:style-name="Source_20_Text"><text:span text:style-name="T85">str</text:span></text:span><text:span text:style-name="Source_20_Text"><text:span text:style-name="T86">ing </text:span></text:span><text:span text:style-name="Source_20_Text"><text:span text:style-name="T81">$pattern</text:span></text:span><text:span text:style-name="Source_20_Text"><text:span text:style-name="T79">, </text:span></text:span><text:span text:style-name="Source_20_Text"><text:span text:style-name="T85">str</text:span></text:span><text:span text:style-name="Source_20_Text"><text:span text:style-name="T86">ing</text:span></text:span><text:span text:style-name="Source_20_Text"><text:span text:style-name="T79"> </text:span></text:span><text:span text:style-name="Source_20_Text"><text:span text:style-name="T81">$subject</text:span></text:span><text:span text:style-name="Source_20_Text"><text:span text:style-name="T79">, </text:span></text:span><text:span text:style-name="Source_20_Text"><text:span text:style-name="T85">int</text:span></text:span><text:span text:style-name="Source_20_Text"><text:span text:style-name="T79"> </text:span></text:span><text:span text:style-name="Source_20_Text"><text:span text:style-name="T81">$limit</text:span></text:span><text:span text:style-name="Source_20_Text"><text:span text:style-name="T90"> = -1</text:span></text:span><text:span text:style-name="Source_20_Text"><text:span text:style-name="T79">, </text:span></text:span><text:span text:style-name="Source_20_Text"><text:span text:style-name="T85">int</text:span></text:span><text:span text:style-name="Source_20_Text"><text:span text:style-name="T79"> </text:span></text:span><text:span text:style-name="Source_20_Text"><text:span text:style-name="T81">$flags</text:span></text:span><text:span text:style-name="Source_20_Text"><text:span text:style-name="T90"> = 0</text:span></text:span><text:span text:style-name="Source_20_Text"><text:span text:style-name="T79">): </text:span></text:span><text:span text:style-name="Source_20_Text"><text:span text:style-name="T85">array|false</text:span></text:span><text:span text:style-name="Source_20_Text"><text:span text:style-name="T37"> </text:span></text:span></text:p>
      <text:p text:style-name="P190"><text:span text:style-name="Source_20_Text"><text:span text:style-name="T37"/></text:span></text:p>
      <text:p text:style-name="P193"><text:span text:style-name="Source_20_Text"><text:span text:style-name="T34">Example:</text:span></text:span></text:p>
      <text:p text:style-name="P194"><text:span text:style-name="Source_20_Text"><text:span text:style-name="T17">&lt;?php</text:span></text:span></text:p>
      <text:p text:style-name="P194"><text:span text:style-name="Source_20_Text"><text:span text:style-name="T17">$date = "1970-01-01 00:00:00";</text:span></text:span></text:p>
      <text:p text:style-name="P194"><text:span text:style-name="Source_20_Text"><text:span text:style-name="T17">$pattern = "/[-\s:]/";</text:span></text:span></text:p>
      <text:p text:style-name="P194"><text:span text:style-name="Source_20_Text"><text:span text:style-name="T17">$components = preg_split($pattern, $date);</text:span></text:span></text:p>
      <text:p text:style-name="P194"><text:span text:style-name="Source_20_Text"><text:span text:style-name="T17">print_r($components);</text:span></text:span></text:p>
      <text:p text:style-name="P195"><text:span text:style-name="Source_20_Text"><text:span text:style-name="T17">?&gt;</text:span></text:span></text:p>
      <text:p text:style-name="P189"><text:span text:style-name="Source_20_Text"><text:span text:style-name="T61">// Array ( [0] =&gt; 1970 [1] =&gt; 01 [2] =&gt; 01 [3] =&gt; 00 [4] =&gt; 00 [5] =&gt; 00 ) </text:span></text:span></text:p>
      <text:p text:style-name="P190"><text:span text:style-name="Source_20_Text"><text:span text:style-name="T61"/></text:span></text:p>
      <text:list xml:id="list1319954394" text:style-name="L1">
        <text:list-item>
          <text:p text:style-name="P249"><text:span text:style-name="Source_20_Text"><text:span text:style-name="T41">A </text:span></text:span><text:span text:style-name="Source_20_Text"><text:span text:style-name="T26">limit</text:span></text:span><text:span text:style-name="Source_20_Text"><text:span text:style-name="T41"> of -1 <text:s/>or <text:s/>0 means </text:span></text:span><text:span text:style-name="Source_20_Text"><text:span text:style-name="T26">"no limit”</text:span></text:span></text:p>
        </text:list-item>
      </text:list>
      <text:list xml:id="list2561651474" text:style-name="L2">
        <text:list-item>
          <text:p text:style-name="P254"><text:span text:style-name="T41">If </text:span><text:span text:style-name="Source_20_Text"><text:span text:style-name="T26">limit</text:span></text:span><text:span text:style-name="T41"> is set and positive, the returned array will contain a maximum of </text:span><text:span text:style-name="Source_20_Text"><text:span text:style-name="T26">limit elements</text:span></text:span><text:span text:style-name="T41"> with the last element containing the </text:span><text:span text:style-name="Source_20_Text"><text:span text:style-name="T26">rest of string</text:span></text:span><text:span text:style-name="T41">. <text:s/></text:span></text:p>
        </text:list-item>
        <text:list-item>
          <text:p text:style-name="P255"><text:span text:style-name="T41">I</text:span><text:span text:style-name="T42">f limit is </text:span><text:span text:style-name="Source_20_Text"><text:span text:style-name="T26">-2 </text:span></text:span><text:span text:style-name="T42">or less it will be treated as </text:span><text:span text:style-name="Source_20_Text"><text:span text:style-name="T26">+1</text:span></text:span></text:p>
        </text:list-item>
      </text:list>
      <text:p text:style-name="P207"><text:span text:style-name="Source_20_Text"><text:span text:style-name="T34">Example:</text:span></text:span></text:p>
      <text:p text:style-name="P216"><text:span text:style-name="Source_20_Text"><text:span text:style-name="T17">&lt;?php</text:span></text:span></text:p>
      <text:p text:style-name="P218"><text:span text:style-name="Source_20_Text"><text:span text:style-name="T17">$chars = preg_split('/[36]/', '123456789', -1);</text:span></text:span></text:p>
      <text:p text:style-name="P171"><text:span text:style-name="Source_20_Text"><text:span text:style-name="T22">print_r($chars);</text:span></text:span></text:p>
      <text:p text:style-name="P218"><text:span text:style-name="Source_20_Text"><text:span text:style-name="T17">$chars = preg_split('/[36]/', '123456789', </text:span></text:span><text:span text:style-name="Source_20_Text"><text:span text:style-name="T19">2</text:span></text:span><text:span text:style-name="Source_20_Text"><text:span text:style-name="T17">);</text:span></text:span></text:p>
      <text:p text:style-name="P170"><text:span text:style-name="Source_20_Text"><text:span text:style-name="T22">print_r($chars);</text:span></text:span></text:p>
      <text:p text:style-name="P219"><text:span text:style-name="Source_20_Text"><text:span text:style-name="T17">?&gt;</text:span></text:span></text:p>
      <text:p text:style-name="P217"><text:span text:style-name="Source_20_Text"><text:span text:style-name="T61">/*<text:tab/>Array<text:tab/><text:tab/><text:tab/><text:tab/><text:tab/></text:span></text:span></text:p>
      <text:p text:style-name="P217"><text:span text:style-name="Source_20_Text"><text:span text:style-name="T61"><text:tab/>(</text:span></text:span></text:p>
      <text:p text:style-name="P217"><text:span text:style-name="Source_20_Text"><text:span text:style-name="T61"><text:tab/> <text:s text:c="3"/>[0] =&gt; 12<text:tab/><text:tab/></text:span></text:span><text:span text:style-name="Source_20_Text"><text:span text:style-name="T53">&lt;- </text:span></text:span><text:span text:style-name="Source_20_Text"><text:span text:style-name="T54">Note: the 3 and the 6 (the separators)</text:span></text:span></text:p>
      <text:p text:style-name="P217"><text:span text:style-name="Source_20_Text"><text:span text:style-name="T61"><text:tab/> <text:s text:c="3"/>[1] =&gt; 45</text:span></text:span></text:p>
      <text:p text:style-name="P217"><text:span text:style-name="Source_20_Text"><text:span text:style-name="T61"><text:tab/> <text:s text:c="3"/>[2] =&gt; 789</text:span></text:span></text:p>
      <text:p text:style-name="P217"><text:span text:style-name="Source_20_Text"><text:span text:style-name="T61"><text:tab/>)</text:span></text:span></text:p>
      <text:p text:style-name="P217"><text:span text:style-name="Source_20_Text"><text:span text:style-name="T61"><text:tab/>Array</text:span></text:span></text:p>
      <text:p text:style-name="P217"><text:span text:style-name="Source_20_Text"><text:span text:style-name="T61"><text:tab/>(</text:span></text:span></text:p>
      <text:p text:style-name="P221"><text:span text:style-name="Source_20_Text"><text:span text:style-name="T61"><text:tab/> <text:s text:c="3"/>[0] =&gt; 12<text:tab/><text:tab/></text:span></text:span></text:p>
      <text:p text:style-name="P217"><text:span text:style-name="Source_20_Text"><text:span text:style-name="T61"><text:tab/> <text:s text:c="3"/>[1] =&gt; 456789</text:span></text:span></text:p>
      <text:p text:style-name="P217"><text:span text:style-name="Source_20_Text"><text:span text:style-name="T61"><text:tab/>)<text:tab/><text:tab/><text:tab/>*/<text:tab/></text:span></text:span></text:p>
      <text:p text:style-name="P217"><text:span text:style-name="Source_20_Text"><text:span text:style-name="T61"/></text:span></text:p>
      <text:p text:style-name="P212"><text:span text:style-name="Source_20_Text"><text:span text:style-name="T34">Example:</text:span></text:span></text:p>
      <text:p text:style-name="P216"><text:span text:style-name="Source_20_Text"><text:span text:style-name="T17">&lt;?php</text:span></text:span></text:p>
      <text:p text:style-name="P240"><text:span text:style-name="Source_20_Text"><text:span text:style-name="T94">// split the phrase by any number of commas or space characters,</text:span></text:span></text:p>
      <text:p text:style-name="P240"><text:span text:style-name="Source_20_Text"><text:span text:style-name="T94">// which include " ", \r, \t, \n and \f</text:span></text:span></text:p>
      <text:p text:style-name="P175"><text:span text:style-name="Source_20_Text"><text:span text:style-name="T22">$keywords = preg_split(</text:span></text:span><text:span text:style-name="Source_20_Text"><text:span text:style-name="T52">"/[\s,]+/"</text:span></text:span><text:span text:style-name="Source_20_Text"><text:span text:style-name="T22">, "hypertext language, programming");</text:span></text:span></text:p>
      <text:p text:style-name="P175"><text:span text:style-name="Source_20_Text"><text:span text:style-name="T22">print_r($keywords);</text:span></text:span></text:p>
      <text:p text:style-name="P176"><text:span text:style-name="Source_20_Text"><text:span text:style-name="T22">?&gt;<text:tab/><text:tab/><text:tab/></text:span></text:span></text:p>
      <text:p text:style-name="P233"><text:soft-page-break/><text:span text:style-name="Source_20_Text"><text:span text:style-name="T61">Array<text:tab/><text:tab/><text:tab/><text:tab/><text:tab/><text:tab/><text:tab/></text:span></text:span><text:span text:style-name="Source_20_Text"><text:span text:style-name="T95">Array<text:tab/><text:tab/></text:span></text:span><text:span text:style-name="Source_20_Text"><text:span text:style-name="T54">&lt;-</text:span></text:span><text:span text:style-name="Source_20_Text"><text:span text:style-name="T53"> </text:span></text:span><text:span text:style-name="Source_20_Text"><text:span text:style-name="T54">Note: <text:s/></text:span></text:span><text:span text:style-name="Source_20_Text"><text:span text:style-name="T55">this would be the result if</text:span></text:span><text:span text:style-name="Source_20_Text"><text:span text:style-name="T95"><text:tab/></text:span></text:span></text:p>
      <text:p text:style-name="P123"><text:span text:style-name="Source_20_Text"><text:span text:style-name="T155">(<text:tab/><text:tab/><text:tab/><text:tab/><text:tab/><text:tab/><text:tab/></text:span></text:span><text:span text:style-name="Source_20_Text"><text:span text:style-name="T199">(<text:tab/><text:tab/> <text:s text:c="2"/><text:tab/><text:tab/></text:span></text:span><text:span text:style-name="Source_20_Text"><text:span text:style-name="T142">pattern</text:span></text:span><text:span text:style-name="Source_20_Text"><text:span text:style-name="T143"> was "/[\s,]/"</text:span></text:span><text:span text:style-name="Source_20_Text"><text:span text:style-name="T199"><text:tab/></text:span></text:span></text:p>
      <text:p text:style-name="P133"><text:span text:style-name="Source_20_Text"><text:span text:style-name="T153"><text:s text:c="4"/>[0] =&gt; hypertext<text:tab/><text:tab/><text:tab/><text:tab/><text:tab/></text:span></text:span><text:span text:style-name="Source_20_Text"><text:span text:style-name="T198">[0] =&gt; hypertext</text:span></text:span></text:p>
      <text:p text:style-name="P133"><text:span text:style-name="Source_20_Text"><text:span text:style-name="T153"><text:s text:c="4"/>[1] =&gt; language<text:tab/><text:tab/><text:tab/><text:tab/><text:tab/><text:tab/></text:span></text:span><text:span text:style-name="Source_20_Text"><text:span text:style-name="T198">[1] =&gt; language</text:span></text:span></text:p>
      <text:p text:style-name="P133"><text:span text:style-name="Source_20_Text"><text:span text:style-name="T153"><text:s text:c="4"/>[2] =&gt; programming<text:tab/><text:tab/><text:tab/><text:tab/><text:tab/></text:span></text:span><text:span text:style-name="Source_20_Text"><text:span text:style-name="T198">[2] =&gt;</text:span></text:span><text:span text:style-name="Source_20_Text"><text:span text:style-name="T153"> </text:span></text:span></text:p>
      <text:p text:style-name="P133"><text:span text:style-name="Source_20_Text"><text:span text:style-name="T153"><text:tab/><text:tab/><text:tab/><text:tab/><text:tab/><text:tab/><text:tab/><text:tab/></text:span></text:span><text:span text:style-name="Source_20_Text"><text:span text:style-name="T198">[3] =&gt; programming</text:span></text:span></text:p>
      <text:p text:style-name="P123"><text:span text:style-name="Source_20_Text"><text:span text:style-name="T155">)<text:tab/><text:tab/><text:tab/><text:tab/><text:tab/><text:tab/><text:tab/></text:span></text:span><text:span text:style-name="Source_20_Text"><text:span text:style-name="T199">)</text:span></text:span></text:p>
      <text:p text:style-name="P244"><text:span text:style-name="Source_20_Text"><text:span text:style-name="T44"><text:tab/></text:span></text:span><text:span text:style-name="Source_20_Text"><text:span text:style-name="T45">FLAGS:</text:span></text:span></text:p>
      <text:list xml:id="list1364255849" text:style-name="L3">
        <text:list-item>
          <text:p text:style-name="P256"><text:span text:style-name="Source_20_Text"><text:span text:style-name="T43">PREG_SPLIT_NO_EMPTY</text:span></text:span><text:span text:style-name="Source_20_Text"><text:span text:style-name="T41"> - Empty strings will be removed from the returned array.</text:span></text:span></text:p>
        </text:list-item>
        <text:list-item>
          <text:p text:style-name="P256"><text:span text:style-name="Source_20_Text"><text:span text:style-name="T43">PREG_SPLIT_DELIM_CAPTURE</text:span></text:span><text:span text:style-name="Source_20_Text"><text:span text:style-name="T41"> - If the regular expression contains a group wrapped in parentheses, matches of this group will be included in the returned array.</text:span></text:span></text:p>
        </text:list-item>
        <text:list-item>
          <text:p text:style-name="P257"><text:span text:style-name="Source_20_Text"><text:span text:style-name="T43">PREG_SPLIT_OFFSET_CAPTURE</text:span></text:span><text:span text:style-name="Source_20_Text"><text:span text:style-name="T41"> - Each element in the returned array will be an array with two element, where the first element is the substring and the second element is the position of the first character of the substring in the input string.</text:span></text:span></text:p>
        </text:list-item>
      </text:list>
      <text:p text:style-name="P243"><text:span text:style-name="Source_20_Text"><text:span text:style-name="Strong_20_Emphasis"><text:span text:style-name="T40">Tip:</text:span></text:span></text:span><text:span text:style-name="Source_20_Text"><text:span text:style-name="Strong_20_Emphasis"><text:span text:style-name="T39"> </text:span></text:span></text:span><text:span text:style-name="T39">If matching fails, an array with a single element containing the input string will be returned.</text:span></text:p>
      <text:p text:style-name="P204"><text:span text:style-name="Source_20_Text"><text:span text:style-name="T34">Example (PREG_SPLIT_NO_EMPTY):</text:span></text:span></text:p>
      <text:p text:style-name="P202"><text:span text:style-name="Source_20_Text"><text:span text:style-name="T17">&lt;?php</text:span></text:span></text:p>
      <text:p text:style-name="P202"><text:span text:style-name="Source_20_Text"><text:span text:style-name="T17">$chars = </text:span></text:span><text:span text:style-name="Source_20_Text"><text:span text:style-name="T92">preg_split(</text:span></text:span><text:span text:style-name="Source_20_Text"><text:span text:style-name="T53">'//'</text:span></text:span><text:span text:style-name="Source_20_Text"><text:span text:style-name="T17">, 'string'</text:span></text:span><text:span text:style-name="Source_20_Text"><text:span text:style-name="T92">)</text:span></text:span><text:span text:style-name="Source_20_Text"><text:span text:style-name="T17">;</text:span></text:span></text:p>
      <text:p text:style-name="P202"><text:span text:style-name="Source_20_Text"><text:span text:style-name="T17">var_export($chars);</text:span></text:span></text:p>
      <text:p text:style-name="P201"><text:span text:style-name="Source_20_Text"><text:span text:style-name="T17">?&gt;</text:span></text:span></text:p>
      <text:p text:style-name="P208"><text:span text:style-name="Source_20_Text"><text:span text:style-name="T61">array ( 0 =&gt; '', 1 =&gt; 's', 2 =&gt; 't', 3 =&gt; 'r', 4 =&gt; 'i', 5 =&gt; 'n', 6 =&gt; 'g', 7 =&gt; '', ) </text:span></text:span></text:p>
      <text:p text:style-name="P203"><text:span text:style-name="Source_20_Text"><text:span text:style-name="T17">&lt;?php</text:span></text:span></text:p>
      <text:p text:style-name="P203"><text:span text:style-name="Source_20_Text"><text:span text:style-name="T17">$chars = </text:span></text:span><text:span text:style-name="Source_20_Text"><text:span text:style-name="T92">preg_split(</text:span></text:span><text:span text:style-name="Source_20_Text"><text:span text:style-name="T53">'//'</text:span></text:span><text:span text:style-name="Source_20_Text"><text:span text:style-name="T17">, 'string' -1, </text:span></text:span><text:span text:style-name="Source_20_Text"><text:span text:style-name="T53">PREG_SPLIT_NO_EMPTY</text:span></text:span><text:span text:style-name="Source_20_Text"><text:span text:style-name="T92">)</text:span></text:span><text:span text:style-name="Source_20_Text"><text:span text:style-name="T17">;</text:span></text:span></text:p>
      <text:p text:style-name="P203"><text:span text:style-name="Source_20_Text"><text:span text:style-name="T17">var_export($chars);</text:span></text:span></text:p>
      <text:p text:style-name="P210"><text:span text:style-name="Source_20_Text"><text:span text:style-name="T17">?&gt;</text:span></text:span></text:p>
      <text:p text:style-name="P211"><text:span text:style-name="Source_20_Text"><text:span text:style-name="T61">array ( 0 =&gt; 's', 1 =&gt; 't', 2 =&gt; 'r', 3 =&gt; 'i', 4 =&gt; 'n', 5 =&gt; 'g', ) </text:span></text:span></text:p>
      <text:p text:style-name="P211"><text:span text:style-name="Source_20_Text"><text:span text:style-name="T17"/></text:span></text:p>
      <text:p text:style-name="P211"><text:span text:style-name="Source_20_Text"><text:span text:style-name="T17"/></text:span></text:p>
      <text:p text:style-name="P211"><text:span text:style-name="Source_20_Text"><text:span text:style-name="T17"/></text:span></text:p>
      <text:p text:style-name="P209"><text:span text:style-name="Source_20_Text"><text:span text:style-name="T34">Example (PREG_SPLIT_DELIM_CAPTURE):</text:span></text:span></text:p>
      <text:p text:style-name="P198"><text:span text:style-name="Source_20_Text"><text:span text:style-name="T17">&lt;?php</text:span></text:span></text:p>
      <text:p text:style-name="P198"><text:span text:style-name="Source_20_Text"><text:span text:style-name="T17">$str = 'The quick brown fox jumps over the lazy dog';</text:span></text:span></text:p>
      <text:p text:style-name="P173"><text:span text:style-name="Source_20_Text"><text:span text:style-name="T22">$keywords = </text:span></text:span><text:span text:style-name="Source_20_Text"><text:span text:style-name="T93">preg_split(</text:span></text:span><text:span text:style-name="Source_20_Text"><text:span text:style-name="T52">"/(the)/i"</text:span></text:span><text:span text:style-name="Source_20_Text"><text:span text:style-name="T22">, $str, -1</text:span></text:span><text:span text:style-name="Source_20_Text"><text:span text:style-name="T93">)</text:span></text:span><text:span text:style-name="Source_20_Text"><text:span text:style-name="T22">;</text:span></text:span></text:p>
      <text:p text:style-name="P173"><text:span text:style-name="Source_20_Text"><text:span text:style-name="T22">var_export($keywords);</text:span></text:span></text:p>
      <text:p text:style-name="P174"><text:span text:style-name="Source_20_Text"><text:span text:style-name="T22">?&gt;</text:span></text:span></text:p>
      <text:p text:style-name="P172"><text:span text:style-name="Source_20_Text"><text:span text:style-name="T63">array (</text:span></text:span></text:p>
      <text:p text:style-name="P128"><text:span text:style-name="Source_20_Text"><text:span text:style-name="T153"><text:s text:c="2"/>0 =&gt; '',</text:span></text:span></text:p>
      <text:p text:style-name="P128"><text:span text:style-name="Source_20_Text"><text:span text:style-name="T153"><text:s text:c="2"/>1 =&gt; ' quick brown fox jumps over ',</text:span></text:span></text:p>
      <text:p text:style-name="P128"><text:span text:style-name="Source_20_Text"><text:span text:style-name="T153"><text:s text:c="2"/>2 =&gt; ' lazy dog',</text:span></text:span></text:p>
      <text:p text:style-name="P124"><text:span text:style-name="Source_20_Text"><text:span text:style-name="T155">)</text:span></text:span></text:p>
      <text:p text:style-name="P220"><text:span text:style-name="Source_20_Text"><text:span text:style-name="T17">&lt;?php</text:span></text:span></text:p>
      <text:p text:style-name="P241"><text:span text:style-name="Source_20_Text"><text:span text:style-name="T22">$str = 'The quick brown fox jumps over the lazy dog';</text:span></text:span></text:p>
      <text:p text:style-name="P241"><text:span text:style-name="Source_20_Text"><text:span text:style-name="T22">$keywords = </text:span></text:span><text:span text:style-name="Source_20_Text"><text:span text:style-name="T93">preg_split(</text:span></text:span><text:span text:style-name="Source_20_Text"><text:span text:style-name="T52">"/(the)/i"</text:span></text:span><text:span text:style-name="Source_20_Text"><text:span text:style-name="T22">, $str, -1, </text:span></text:span><text:span text:style-name="Source_20_Text"><text:span text:style-name="T52">PREG_SPLIT_DELIM_CAPTURE</text:span></text:span><text:span text:style-name="Source_20_Text"><text:span text:style-name="T93">)</text:span></text:span><text:span text:style-name="Source_20_Text"><text:span text:style-name="T22">;</text:span></text:span></text:p>
      <text:p text:style-name="P241"><text:span text:style-name="Source_20_Text"><text:span text:style-name="T22">var_export($keywords);</text:span></text:span></text:p>
      <text:p text:style-name="P242"><text:span text:style-name="Source_20_Text"><text:span text:style-name="T22">?&gt;</text:span></text:span></text:p>
      <text:p text:style-name="P197"><text:soft-page-break/><text:span text:style-name="Source_20_Text"><text:span text:style-name="T61">array (</text:span></text:span></text:p>
      <text:p text:style-name="P197"><text:span text:style-name="Source_20_Text"><text:span text:style-name="T61"><text:s text:c="2"/>0 =&gt; '',</text:span></text:span></text:p>
      <text:p text:style-name="P197"><text:span text:style-name="Source_20_Text"><text:span text:style-name="T61"><text:s text:c="2"/>1 =&gt; 'The',</text:span></text:span></text:p>
      <text:p text:style-name="P197"><text:span text:style-name="Source_20_Text"><text:span text:style-name="T61"><text:s text:c="2"/>2 =&gt; ' quick brown fox jumps over ',</text:span></text:span></text:p>
      <text:p text:style-name="P197"><text:span text:style-name="Source_20_Text"><text:span text:style-name="T61"><text:s text:c="2"/>3 =&gt; 'the',</text:span></text:span></text:p>
      <text:p text:style-name="P197"><text:span text:style-name="Source_20_Text"><text:span text:style-name="T61"><text:s text:c="2"/>4 =&gt; ' lazy dog',</text:span></text:span></text:p>
      <text:p text:style-name="P197"><text:span text:style-name="Source_20_Text"><text:span text:style-name="T61">)</text:span></text:span></text:p>
      <text:p text:style-name="P213"><text:span text:style-name="Source_20_Text"><text:span text:style-name="T34">Example (PREG_SPLIT_OFFSET_CAPTURE):</text:span></text:span></text:p>
      <text:p text:style-name="P200"><text:span text:style-name="Source_20_Text"><text:span text:style-name="T17">&lt;?php</text:span></text:span></text:p>
      <text:p text:style-name="P200"><text:span text:style-name="Source_20_Text"><text:span text:style-name="T17">$str = 'The quick brown fox jumps over the lazy dog';</text:span></text:span></text:p>
      <text:p text:style-name="P200"><text:span text:style-name="Source_20_Text"><text:span text:style-name="T17">$keywords = preg_split("/(the)/i", $str, -1, PREG_SPLIT_OFFSET_CAPTURE);</text:span></text:span></text:p>
      <text:p text:style-name="P200"><text:span text:style-name="Source_20_Text"><text:span text:style-name="T17">var_export($keywords);</text:span></text:span></text:p>
      <text:p text:style-name="P200"><text:span text:style-name="Source_20_Text"><text:span text:style-name="T17">?&gt;</text:span></text:span></text:p>
      <text:p text:style-name="P199"><text:span text:style-name="Source_20_Text"><text:span text:style-name="T61">array (</text:span></text:span></text:p>
      <text:p text:style-name="P199"><text:span text:style-name="Source_20_Text"><text:span text:style-name="T61"><text:s text:c="2"/>0 =&gt; array (0 =&gt; '', 1 =&gt; 0, ),</text:span></text:span></text:p>
      <text:p text:style-name="P134"><text:span text:style-name="Source_20_Text"><text:span text:style-name="T153"><text:s text:c="2"/>1 =&gt; array (0 =&gt; ' quick brown fox jumps over ', 1 =&gt; 3, ),</text:span></text:span></text:p>
      <text:p text:style-name="P134"><text:span text:style-name="Source_20_Text"><text:span text:style-name="T153"><text:s text:c="2"/>2 =&gt; array (0 =&gt; ' lazy dog', 1 =&gt; 34, ),</text:span></text:span></text:p>
      <text:p text:style-name="P223"><text:span text:style-name="Source_20_Text"><text:span text:style-name="T61">)</text:span></text:span></text:p>
      <text:p text:style-name="P222"><text:span text:style-name="Source_20_Text"><text:span text:style-name="T34"/></text:span></text:p>
      <text:p text:style-name="P222"><text:span text:style-name="Source_20_Text"><text:span text:style-name="T88"/></text:span></text:p>
      <text:p text:style-name="P230"><text:span text:style-name="Source_20_Text"><text:span text:style-name="T31">preg_quote() </text:span></text:span><text:span text:style-name="Source_20_Text"><text:span text:style-name="T30">— takes </text:span></text:span><text:span text:style-name="Source_20_Text"><text:span text:style-name="T27">str</text:span></text:span><text:span text:style-name="Source_20_Text"><text:span text:style-name="T30"> and puts a backslash in front of every character that is part of the regular expression syntax. This is useful if you have a run-time string that you need to match in some text and the string may contain special regex characters.</text:span></text:span></text:p>
      <text:p text:style-name="P48"/>
      <text:p text:style-name="P229"><text:span text:style-name="Strong_20_Emphasis"><text:span text:style-name="T83">preg_quote</text:span></text:span><text:span text:style-name="Source_20_Text"><text:span text:style-name="T80">(</text:span></text:span><text:span text:style-name="Source_20_Text"><text:span text:style-name="T87">string</text:span></text:span><text:span text:style-name="Source_20_Text"><text:span text:style-name="T80"> </text:span></text:span><text:span text:style-name="Source_20_Text"><text:span text:style-name="T84">$str</text:span></text:span><text:span text:style-name="Source_20_Text"><text:span text:style-name="T80">, </text:span></text:span><text:span text:style-name="Source_20_Text"><text:span text:style-name="T87">?string</text:span></text:span><text:span text:style-name="Source_20_Text"><text:span text:style-name="T80"> </text:span></text:span><text:span text:style-name="Source_20_Text"><text:span text:style-name="T84">$delimiter</text:span></text:span><text:span text:style-name="Source_20_Text"><text:span text:style-name="T91"> = null</text:span></text:span><text:span text:style-name="Source_20_Text"><text:span text:style-name="T80">): </text:span></text:span><text:span text:style-name="Source_20_Text"><text:span text:style-name="T87">string</text:span></text:span></text:p>
      <text:p text:style-name="P229"><text:span text:style-name="Source_20_Text"><text:span text:style-name="T89"/></text:span></text:p>
      <text:p text:style-name="P231"><text:span text:style-name="Source_20_Text"><text:span text:style-name="T30">The special regular expression characters are: . \ + * ? [ ^ ] $ ( ) { } = ! &lt; &gt; | : - #</text:span></text:span></text:p>
      <text:p text:style-name="P231"/>
      <text:p text:style-name="P239"><text:span text:style-name="Source_20_Text"><text:span text:style-name="T31">Note:</text:span></text:span><text:span text:style-name="Source_20_Text"><text:span text:style-name="T30"> that / is not a special regular expression character. <text:s text:c="3"/></text:span></text:span></text:p>
      <text:p text:style-name="P222"/>
      <text:p text:style-name="P238">Version<text:tab/>Description</text:p>
      <text:p text:style-name="P237">7.3.0<text:tab/><text:tab/>The # character is now quoted</text:p>
      <text:p text:style-name="P237">7.2.0<text:tab/><text:tab/>delimiter is nullable now.</text:p>
      <text:p text:style-name="P224"/>
      <text:p text:style-name="P226"><text:span text:style-name="Source_20_Text"><text:span text:style-name="T31">Note:</text:span></text:span><text:span text:style-name="Source_20_Text"><text:span text:style-name="T30"> that </text:span></text:span><text:span text:style-name="Source_20_Text"><text:span text:style-name="T27">preg_quote()</text:span></text:span><text:span text:style-name="Source_20_Text"><text:span text:style-name="T30"> is not meant to be applied to the</text:span></text:span><text:span text:style-name="Source_20_Text"><text:span text:style-name="T27"> $replacement</text:span></text:span><text:span text:style-name="Source_20_Text"><text:span text:style-name="T30"> string(s) of </text:span></text:span><text:span text:style-name="Source_20_Text"><text:span text:style-name="T27">preg_replace()</text:span></text:span><text:span text:style-name="Source_20_Text"><text:span text:style-name="T30"> etc.</text:span></text:span></text:p>
      <text:p text:style-name="P224"/>
      <text:p text:style-name="P187"><text:span text:style-name="Source_20_Text"><text:span text:style-name="T38">Example:</text:span></text:span></text:p>
      <text:p text:style-name="P225"><text:span text:style-name="Source_20_Text"><text:span text:style-name="T29">&lt;?php</text:span></text:span></text:p>
      <text:p text:style-name="P236"><text:span text:style-name="Source_20_Text"><text:span text:style-name="T28">$keywords = '$40 for a g3/400';</text:span></text:span></text:p>
      <text:p text:style-name="P236"><text:span text:style-name="Source_20_Text"><text:span text:style-name="T28">$keywords = preg_quote($keywords, '/');</text:span></text:span></text:p>
      <text:p text:style-name="P236"><text:span text:style-name="Source_20_Text"><text:span text:style-name="T28">echo $keywords; <text:tab/><text:tab/><text:tab/><text:tab/><text:tab/></text:span></text:span></text:p>
      <text:p text:style-name="P234"><text:span text:style-name="Source_20_Text"><text:span text:style-name="T28">?&gt; <text:s/></text:span></text:span></text:p>
      <text:p text:style-name="P235"><text:span text:style-name="Source_20_Text"><text:span text:style-name="T64">// \$40 for a g3\/400</text:span></text:span></text:p>
      <text:p text:style-name="P187"><text:span text:style-name="Source_20_Text"><text:span text:style-name="T38">Example ( Italicizing a word within some text ):</text:span></text:span></text:p>
      <text:p text:style-name="P227"><text:span text:style-name="Source_20_Text"><text:span text:style-name="T29">&lt;?php</text:span></text:span></text:p>
      <text:p text:style-name="P227"><text:span text:style-name="Source_20_Text"><text:span text:style-name="T96">// In this example, preg_quote($word) is used to keep the asterisks </text:span></text:span></text:p>
      <text:p text:style-name="P228"><text:span text:style-name="Source_20_Text"><text:span text:style-name="T96">// from having special meaning to the regular expression.</text:span></text:span></text:p>
      <text:p text:style-name="P227"><text:soft-page-break/><text:span text:style-name="Source_20_Text"><text:span text:style-name="T29">$word = "*very*";</text:span></text:span></text:p>
      <text:p text:style-name="P228"><text:span text:style-name="Source_20_Text"><text:span text:style-name="T29">$textbody = "This book is *very* difficult to find.";</text:span></text:span></text:p>
      <text:p text:style-name="P227"><text:span text:style-name="Source_20_Text"><text:span text:style-name="T29">$textbody = preg_replace (</text:span></text:span></text:p>
      <text:p text:style-name="P225"><text:span text:style-name="Source_20_Text"><text:span text:style-name="T29"><text:tab/></text:span></text:span><text:span text:style-name="Source_20_Text"><text:span text:style-name="T57">"/" . preg_quote($word, '/') . "/"</text:span></text:span><text:span text:style-name="Source_20_Text"><text:span text:style-name="T29">,  </text:span></text:span><text:span text:style-name="Source_20_Text"><text:span text:style-name="T65">"&lt;i&gt;" . $word . "&lt;/i&gt;"</text:span></text:span><text:span text:style-name="Source_20_Text"><text:span text:style-name="T29">,   $textbody );<text:line-break/>?&gt; </text:span></text:span></text:p>
      <text:p text:style-name="P245"><text:span text:style-name="Source_20_Text"><text:span text:style-name="T66">// This book is </text:span></text:span><text:span text:style-name="Source_20_Text"><text:span text:style-name="T67">*very*</text:span></text:span><text:span text:style-name="Source_20_Text"><text:span text:style-name="T66"> difficult to find. </text:span></text:span></text:p>
      <text:p text:style-name="P245"><text:span text:style-name="Source_20_Text"><text:span text:style-name="T66"/></text:span></text:p>
      <text:p text:style-name="P245"><text:span text:style-name="Source_20_Text"><text:span text:style-name="T66"/></text:span></text:p>
      <text:p text:style-name="P246">To Check , important</text:p>
      <text:p text:style-name="P246"><text:a xlink:type="simple" xlink:href="https://www.petefreitag.com/cheatsheets/regex/character-classes/" text:style-name="Internet_20_link" text:visited-style-name="Visited_20_Internet_20_Link">https://www.petefreitag.com/cheatsheets/regex/character-class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Verdana, Tahoma"/>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Consolas, 'Courier New', monospace"/>
    <style:font-face style:name="Fira Code1" svg:font-family="'Fira Code'" style:font-family-generic="modern" style:font-pitch="fixed"/>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 Light" svg:font-family="'Lato Light'" style:font-adornments="Regular"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office:font-face-decls>
  <office:styles>
    <draw:gradient draw:name="Gradient_20_4" draw:display-name="Gradient 4"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19T12:35:46.252367216</dc:date>
    <meta:editing-duration>P1DT3H8M6S</meta:editing-duration>
    <meta:editing-cycles>160</meta:editing-cycles>
    <meta:generator>LibreOffice/7.2.2.2$Linux_X86_64 LibreOffice_project/20$Build-2</meta:generator>
    <meta:document-statistic meta:table-count="0" meta:image-count="0" meta:object-count="0" meta:page-count="13" meta:paragraph-count="460" meta:word-count="2474" meta:character-count="14956" meta:non-whitespace-character-count="12378"/>
  </office:meta>
</office:document-meta>
</file>